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spreadsheet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ira" svg:font-family="Cambir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0597in" fo:margin-top="0in" fo:margin-bottom="0in" table:align="center" style:writing-mode="page"/>
    </style:style>
    <style:style style:name="Table1.A" style:family="table-column">
      <style:table-column-properties style:column-width="1.0097in"/>
    </style:style>
    <style:style style:name="Table1.B" style:family="table-column">
      <style:table-column-properties style:column-width="1.2507in"/>
    </style:style>
    <style:style style:name="Table1.C" style:family="table-column">
      <style:table-column-properties style:column-width="1.616in"/>
    </style:style>
    <style:style style:name="Table1.D" style:family="table-column">
      <style:table-column-properties style:column-width="1.1833in"/>
    </style:style>
    <style:style style:name="Table1.1" style:family="table-row">
      <style:table-row-properties style:min-row-height="0.265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201in" fo:keep-together="auto"/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5" style:family="table-row">
      <style:table-row-properties style:min-row-height="0.0417in" fo:keep-together="auto"/>
    </style:style>
    <style:style style:name="Table1.30" style:family="table-row">
      <style:table-row-properties style:min-row-height="0.2785in" fo:keep-together="auto"/>
    </style:style>
    <style:style style:name="Table1.A30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3688in" fo:margin-left="0.4153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9569in"/>
    </style:style>
    <style:style style:name="Table2.B" style:family="table-column">
      <style:table-column-properties style:column-width="2.0014in"/>
    </style:style>
    <style:style style:name="Table2.C" style:family="table-column">
      <style:table-column-properties style:column-width="1.2201in"/>
    </style:style>
    <style:style style:name="Table2.D" style:family="table-column">
      <style:table-column-properties style:column-width="1.1903in"/>
    </style:style>
    <style:style style:name="Table2.1" style:family="table-row">
      <style:table-row-properties style:min-row-height="0.2521in"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7.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7972in"/>
    </style:style>
    <style:style style:name="Table3.B" style:family="table-column">
      <style:table-column-properties style:column-width="2.2708in"/>
    </style:style>
    <style:style style:name="Table3.C" style:family="table-column">
      <style:table-column-properties style:column-width="0.6549in"/>
    </style:style>
    <style:style style:name="Table3.D" style:family="table-column">
      <style:table-column-properties style:column-width="1.4528in"/>
    </style:style>
    <style:style style:name="Table3.E" style:family="table-column">
      <style:table-column-properties style:column-width="1.1049in"/>
    </style:style>
    <style:style style:name="Table3.F" style:family="table-column">
      <style:table-column-properties style:column-width="1.2194in"/>
    </style:style>
    <style:style style:name="Table3.1" style:family="table-row">
      <style:table-row-properties style:min-row-height="0.2417in" fo:keep-together="auto"/>
    </style:style>
    <style:style style:name="Table3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3.1271in" fo:margin-left="0.0785in" fo:margin-top="0in" fo:margin-bottom="0in" table:align="left" style:writing-mode="page"/>
    </style:style>
    <style:style style:name="Table4.A" style:family="table-column">
      <style:table-column-properties style:column-width="1.0424in"/>
    </style:style>
    <style:style style:name="Table4.1" style:family="table-row">
      <style:table-row-properties style:min-row-height="0.2729in" fo:keep-together="auto"/>
    </style:style>
    <style:style style:name="Table4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2201in" fo:keep-together="auto"/>
    </style:style>
    <style:style style:name="Table5" style:family="table">
      <style:table-properties style:width="3.7083in" fo:margin-left="0.3097in" fo:margin-top="0in" fo:margin-bottom="0in" table:align="left" style:writing-mode="page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1.3764in"/>
    </style:style>
    <style:style style:name="Table5.1" style:family="table-row">
      <style:table-row-properties style:min-row-height="0.2278in" fo:keep-together="auto"/>
    </style:style>
    <style:style style:name="Table5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184in" fo:keep-together="auto"/>
    </style:style>
    <style:style style:name="Table5.51" style:family="table-row">
      <style:table-row-properties style:min-row-height="0.2826in" fo:keep-together="auto"/>
    </style:style>
    <style:style style:name="Table7" style:family="table">
      <style:table-properties style:width="7.2236in" fo:margin-top="0in" fo:margin-bottom="0in" fo:break-before="auto" fo:break-after="auto" table:align="right" style:writing-mode="page"/>
    </style:style>
    <style:style style:name="Table7.A" style:family="table-column">
      <style:table-column-properties style:column-width="1.2854in"/>
    </style:style>
    <style:style style:name="Table7.B" style:family="table-column">
      <style:table-column-properties style:column-width="0.5042in"/>
    </style:style>
    <style:style style:name="Table7.C" style:family="table-column">
      <style:table-column-properties style:column-width="0.5701in"/>
    </style:style>
    <style:style style:name="Table7.D" style:family="table-column">
      <style:table-column-properties style:column-width="0.4882in"/>
    </style:style>
    <style:style style:name="Table7.E" style:family="table-column">
      <style:table-column-properties style:column-width="0.4715in"/>
    </style:style>
    <style:style style:name="Table7.G" style:family="table-column">
      <style:table-column-properties style:column-width="0.5208in"/>
    </style:style>
    <style:style style:name="Table7.H" style:family="table-column">
      <style:table-column-properties style:column-width="0.4069in"/>
    </style:style>
    <style:style style:name="Table7.I" style:family="table-column">
      <style:table-column-properties style:column-width="0.4563in"/>
    </style:style>
    <style:style style:name="Table7.J" style:family="table-column">
      <style:table-column-properties style:column-width="0.3903in"/>
    </style:style>
    <style:style style:name="Table7.L" style:family="table-column">
      <style:table-column-properties style:column-width="1.1535in"/>
    </style:style>
    <style:style style:name="Table7.1" style:family="table-row">
      <style:table-row-properties style:min-row-height="0.4868in" fo:keep-together="auto"/>
    </style:style>
    <style:style style:name="Table7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7.4" style:family="table-row">
      <style:table-row-properties style:min-row-height="0.5125in" fo:keep-together="auto"/>
    </style:style>
    <style:style style:name="Table8" style:family="table">
      <style:table-properties style:width="7.0771in" fo:margin-left="0in" fo:margin-top="0in" fo:margin-bottom="0in" table:align="left" style:writing-mode="page"/>
    </style:style>
    <style:style style:name="Table8.A" style:family="table-column">
      <style:table-column-properties style:column-width="0.9194in"/>
    </style:style>
    <style:style style:name="Table8.B" style:family="table-column">
      <style:table-column-properties style:column-width="0.9792in"/>
    </style:style>
    <style:style style:name="Table8.C" style:family="table-column">
      <style:table-column-properties style:column-width="0.959in"/>
    </style:style>
    <style:style style:name="Table8.D" style:family="table-column">
      <style:table-column-properties style:column-width="0.9014in"/>
    </style:style>
    <style:style style:name="Table8.E" style:family="table-column">
      <style:table-column-properties style:column-width="0.9771in"/>
    </style:style>
    <style:style style:name="Table8.F" style:family="table-column">
      <style:table-column-properties style:column-width="1.1708in"/>
    </style:style>
    <style:style style:name="Table8.G" style:family="table-column">
      <style:table-column-properties style:column-width="1.1701in"/>
    </style:style>
    <style:style style:name="Table8.1" style:family="table-row">
      <style:table-row-properties style:min-row-height="0.2715in" fo:keep-together="auto"/>
    </style:style>
    <style:style style:name="Table8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8.B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8.C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B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8.C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.7" style:family="table-row">
      <style:table-row-properties style:row-height="0.1924in" fo:keep-together="auto"/>
    </style:style>
    <style:style style:name="Table8.9" style:family="table-row">
      <style:table-row-properties style:min-row-height="0.2375in" fo:keep-together="auto"/>
    </style:style>
    <style:style style:name="Table8.D9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8.11" style:family="table-row">
      <style:table-row-properties style:min-row-height="0.1924in" fo:keep-together="auto"/>
    </style:style>
    <style:style style:name="Table9" style:family="table">
      <style:table-properties style:width="7.4417in" fo:margin-left="0.0604in" fo:margin-top="0in" fo:margin-bottom="0in" table:align="left" style:writing-mode="page"/>
    </style:style>
    <style:style style:name="Table9.A" style:family="table-column">
      <style:table-column-properties style:column-width="0.7694in"/>
    </style:style>
    <style:style style:name="Table9.B" style:family="table-column">
      <style:table-column-properties style:column-width="1.3118in"/>
    </style:style>
    <style:style style:name="Table9.C" style:family="table-column">
      <style:table-column-properties style:column-width="0.7174in"/>
    </style:style>
    <style:style style:name="Table9.D" style:family="table-column">
      <style:table-column-properties style:column-width="0.9167in"/>
    </style:style>
    <style:style style:name="Table9.E" style:family="table-column">
      <style:table-column-properties style:column-width="0.7361in"/>
    </style:style>
    <style:style style:name="Table9.F" style:family="table-column">
      <style:table-column-properties style:column-width="0.6646in"/>
    </style:style>
    <style:style style:name="Table9.G" style:family="table-column">
      <style:table-column-properties style:column-width="0.9618in"/>
    </style:style>
    <style:style style:name="Table9.H" style:family="table-column">
      <style:table-column-properties style:column-width="1.3639in"/>
    </style:style>
    <style:style style:name="Table9.1" style:family="table-row">
      <style:table-row-properties style:min-row-height="0.325in" fo:keep-together="auto"/>
    </style:style>
    <style:style style:name="Table9.A1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9.D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9.H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9.2" style:family="table-row">
      <style:table-row-properties style:min-row-height="0.4292in" fo:keep-together="auto"/>
    </style:style>
    <style:style style:name="Table9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3" style:family="table-row">
      <style:table-row-properties style:min-row-height="0.2785in" fo:keep-together="auto"/>
    </style:style>
    <style:style style:name="Table9.A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B3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D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E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F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G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9.H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4" style:family="table-row">
      <style:table-row-properties style:min-row-height="0.2688in" fo:keep-together="auto"/>
    </style:style>
    <style:style style:name="Table9.A4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C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G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H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5" style:family="table-row">
      <style:table-row-properties style:min-row-height="0.2486in" fo:keep-together="auto"/>
    </style:style>
    <style:style style:name="Table9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Table9.B5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9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D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E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F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G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H5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9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B6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C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D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E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F6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G6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H6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7" style:family="table-row">
      <style:table-row-properties style:min-row-height="0.2882in" fo:keep-together="auto"/>
    </style:style>
    <style:style style:name="Table9.A7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C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7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G7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9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Table9.C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D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E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F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G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H8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9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C9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D9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E9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F9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G9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A10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C10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10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10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10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G10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9.11" style:family="table-row">
      <style:table-row-properties style:min-row-height="0.2229in" fo:keep-together="auto"/>
    </style:style>
    <style:style style:name="Table9.A11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9.B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C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G11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12" style:family="table-row">
      <style:table-row-properties style:min-row-height="0.3639in" fo:keep-together="auto"/>
    </style:style>
    <style:style style:name="Table9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9.G1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9.13" style:family="table-row">
      <style:table-row-properties style:min-row-height="0.4in" fo:keep-together="auto"/>
    </style:style>
    <style:style style:name="Table9.A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9.G13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7" style:family="table">
      <style:table-properties style:width="7.2236in" fo:margin-top="0in" fo:margin-bottom="0in" fo:break-before="auto" fo:break-after="auto" table:align="right" style:writing-mode="page"/>
    </style:style>
    <style:style style:name="Table7.A" style:family="table-column">
      <style:table-column-properties style:column-width="1.2854in"/>
    </style:style>
    <style:style style:name="Table7.B" style:family="table-column">
      <style:table-column-properties style:column-width="0.5042in"/>
    </style:style>
    <style:style style:name="Table7.C" style:family="table-column">
      <style:table-column-properties style:column-width="0.5701in"/>
    </style:style>
    <style:style style:name="Table7.D" style:family="table-column">
      <style:table-column-properties style:column-width="0.4882in"/>
    </style:style>
    <style:style style:name="Table7.E" style:family="table-column">
      <style:table-column-properties style:column-width="0.4715in"/>
    </style:style>
    <style:style style:name="Table7.G" style:family="table-column">
      <style:table-column-properties style:column-width="0.5208in"/>
    </style:style>
    <style:style style:name="Table7.H" style:family="table-column">
      <style:table-column-properties style:column-width="0.4069in"/>
    </style:style>
    <style:style style:name="Table7.I" style:family="table-column">
      <style:table-column-properties style:column-width="0.4563in"/>
    </style:style>
    <style:style style:name="Table7.J" style:family="table-column">
      <style:table-column-properties style:column-width="0.3903in"/>
    </style:style>
    <style:style style:name="Table7.L" style:family="table-column">
      <style:table-column-properties style:column-width="1.1535in"/>
    </style:style>
    <style:style style:name="Table7.1" style:family="table-row">
      <style:table-row-properties style:min-row-height="0.4868in" fo:keep-together="auto"/>
    </style:style>
    <style:style style:name="Table7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7.4" style:family="table-row">
      <style:table-row-properties style:min-row-height="0.5125in" fo:keep-together="auto"/>
    </style:style>
    <style:style style:name="Table3" style:family="table">
      <style:table-properties style:width="7.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7972in"/>
    </style:style>
    <style:style style:name="Table3.B" style:family="table-column">
      <style:table-column-properties style:column-width="2.2708in"/>
    </style:style>
    <style:style style:name="Table3.C" style:family="table-column">
      <style:table-column-properties style:column-width="0.6549in"/>
    </style:style>
    <style:style style:name="Table3.D" style:family="table-column">
      <style:table-column-properties style:column-width="1.4528in"/>
    </style:style>
    <style:style style:name="Table3.E" style:family="table-column">
      <style:table-column-properties style:column-width="1.1049in"/>
    </style:style>
    <style:style style:name="Table3.F" style:family="table-column">
      <style:table-column-properties style:column-width="1.2194in"/>
    </style:style>
    <style:style style:name="Table3.1" style:family="table-row">
      <style:table-row-properties style:min-row-height="0.2417in" fo:keep-together="auto"/>
    </style:style>
    <style:style style:name="Table3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3688in" fo:margin-left="0.4153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9569in"/>
    </style:style>
    <style:style style:name="Table2.B" style:family="table-column">
      <style:table-column-properties style:column-width="2.0014in"/>
    </style:style>
    <style:style style:name="Table2.C" style:family="table-column">
      <style:table-column-properties style:column-width="1.2201in"/>
    </style:style>
    <style:style style:name="Table2.D" style:family="table-column">
      <style:table-column-properties style:column-width="1.1903in"/>
    </style:style>
    <style:style style:name="Table2.1" style:family="table-row">
      <style:table-row-properties style:min-row-height="0.2521in"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0597in" fo:margin-top="0in" fo:margin-bottom="0in" table:align="center" style:writing-mode="page"/>
    </style:style>
    <style:style style:name="Table1.A" style:family="table-column">
      <style:table-column-properties style:column-width="1.0097in"/>
    </style:style>
    <style:style style:name="Table1.B" style:family="table-column">
      <style:table-column-properties style:column-width="1.2507in"/>
    </style:style>
    <style:style style:name="Table1.C" style:family="table-column">
      <style:table-column-properties style:column-width="1.616in"/>
    </style:style>
    <style:style style:name="Table1.D" style:family="table-column">
      <style:table-column-properties style:column-width="1.1833in"/>
    </style:style>
    <style:style style:name="Table1.1" style:family="table-row">
      <style:table-row-properties style:min-row-height="0.265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201in" fo:keep-together="auto"/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5" style:family="table-row">
      <style:table-row-properties style:min-row-height="0.0417in" fo:keep-together="auto"/>
    </style:style>
    <style:style style:name="Table1.30" style:family="table-row">
      <style:table-row-properties style:min-row-height="0.2785in" fo:keep-together="auto"/>
    </style:style>
    <style:style style:name="Table1.A30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3.7083in" fo:margin-left="0.3097in" fo:margin-top="0in" fo:margin-bottom="0in" table:align="left" style:writing-mode="page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1.3764in"/>
    </style:style>
    <style:style style:name="Table5.1" style:family="table-row">
      <style:table-row-properties style:min-row-height="0.2278in" fo:keep-together="auto"/>
    </style:style>
    <style:style style:name="Table5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184in" fo:keep-together="auto"/>
    </style:style>
    <style:style style:name="Table5.51" style:family="table-row">
      <style:table-row-properties style:min-row-height="0.2826in" fo:keep-together="auto"/>
    </style:style>
    <style:style style:name="Table4" style:family="table">
      <style:table-properties style:width="3.1271in" fo:margin-left="0.0785in" fo:margin-top="0in" fo:margin-bottom="0in" table:align="left" style:writing-mode="page"/>
    </style:style>
    <style:style style:name="Table4.A" style:family="table-column">
      <style:table-column-properties style:column-width="1.0424in"/>
    </style:style>
    <style:style style:name="Table4.1" style:family="table-row">
      <style:table-row-properties style:min-row-height="0.2729in" fo:keep-together="auto"/>
    </style:style>
    <style:style style:name="Table4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2201in" fo:keep-together="auto"/>
    </style:style>
    <style:style style:name="P1" style:family="paragraph" style:parent-style-name="Standard">
      <style:text-properties fo:color="#666666" loext:opacity="100%" fo:font-size="8pt" style:font-size-asian="8pt" style:font-size-complex="8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break-before="page"/>
      <style:text-properties fo:color="#666666" loext:opacity="100%" fo:font-size="8pt" style:font-size-asian="8pt" style:font-size-complex="8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break-before="page"/>
      <style:text-properties fo:color="#666666" loext:opacity="100%"/>
    </style:style>
    <style:style style:name="P7" style:family="paragraph" style:parent-style-name="Standard">
      <style:paragraph-properties fo:margin-top="0in" fo:margin-bottom="0.139in" style:contextual-spacing="false" fo:break-before="page"/>
      <style:text-properties fo:color="#666666" loext:opacity="100%" fo:font-size="8pt" style:font-size-asian="8pt" style:font-size-complex="8pt"/>
    </style:style>
    <style:style style:name="P8" style:family="paragraph" style:parent-style-name="Frame_20_Contents">
      <style:paragraph-properties fo:margin-top="0in" fo:margin-bottom="0in" style:contextual-spacing="false" fo:line-height="100%" fo:text-align="center" style:justify-single-word="false"/>
    </style:style>
    <style:style style:name="P9" style:family="paragraph" style:parent-style-name="Frame_20_Contents">
      <style:paragraph-properties fo:margin-top="0in" fo:margin-bottom="0.139in" style:contextual-spacing="false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Frame_20_Contents">
      <style:paragraph-properties fo:margin-top="0in" fo:margin-bottom="0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in" style:contextual-spacing="false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Cambira"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name-asian="Times New Roman1" style:font-size-asian="10pt" style:font-name-complex="Arial1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size="10pt" style:font-name-asian="Times New Roman1" style:font-size-asian="10pt" style:font-name-complex="Arial1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22" style:family="paragraph" style:parent-style-name="Standard">
      <style:paragraph-properties fo:margin-top="0in" fo:margin-bottom="0.139in" style:contextual-spacing="false" fo:break-before="page"/>
      <style:text-properties fo:color="#666666" loext:opacity="100%" fo:font-size="8pt" officeooo:rsid="000de690" officeooo:paragraph-rsid="000de690" style:font-size-asian="8pt" style:font-size-complex="8pt"/>
    </style:style>
    <style:style style:name="P23" style:family="paragraph" style:parent-style-name="Standard">
      <style:paragraph-properties fo:margin-top="0in" fo:margin-bottom="0.139in" style:contextual-spacing="false"/>
      <style:text-properties fo:font-size="8pt" officeooo:rsid="000de690" officeooo:paragraph-rsid="000de690" style:font-size-asian="8pt" style:font-size-complex="8pt"/>
    </style:style>
    <style:style style:name="P24" style:family="paragraph" style:parent-style-name="Standard">
      <style:paragraph-properties fo:margin-top="0in" fo:margin-bottom="0.139in" style:contextual-spacing="false"/>
      <style:text-properties fo:font-size="8pt" style:font-size-asian="8pt" style:font-size-complex="8pt"/>
    </style:style>
    <style:style style:name="P25" style:family="paragraph" style:parent-style-name="Standard">
      <style:paragraph-properties fo:margin-top="0in" fo:margin-bottom="0.139in" style:contextual-spacing="false"/>
      <style:text-properties fo:font-size="8pt" officeooo:paragraph-rsid="000e67a0" style:font-size-asian="8pt" style:font-size-complex="8pt"/>
    </style:style>
    <style:style style:name="P26" style:family="paragraph" style:parent-style-name="Standard">
      <style:paragraph-properties fo:margin-top="0in" fo:margin-bottom="0.139in" style:contextual-spacing="false"/>
      <style:text-properties fo:font-size="8pt" officeooo:rsid="000de690" style:font-size-asian="8pt" style:font-size-complex="8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text-position="sub 58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text-position="super 58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sub 58%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0e67a0" style:font-size-asian="8pt" style:font-size-complex="8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text-position="super 58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text-position="sub 58%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style:font-name="Arial" fo:font-size="12pt" style:font-name-asian="Times New Roman1" style:font-size-asian="12pt" style:font-name-complex="Arial1" style:font-size-complex="12pt"/>
    </style:style>
    <style:style style:name="T15" style:family="text">
      <style:text-properties style:text-position="sub 58%" style:font-name="Arial" fo:font-size="12pt" style:font-name-asian="Times New Roman1" style:font-size-asian="12pt" style:font-name-complex="Arial1" style:font-size-complex="12pt"/>
    </style:style>
    <style:style style:name="T16" style:family="text">
      <style:text-properties style:text-position="super 58%" style:font-name="Arial" fo:font-size="12pt" style:font-name-asian="Times New Roman1" style:font-size-asian="12pt" style:font-name-complex="Arial1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9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0" style:family="text">
      <style:text-properties style:text-position="super 58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1" style:family="text">
      <style:text-properties style:text-position="sub 58%" style:font-name="Times New Roman" fo:font-size="10pt" style:font-name-asian="Times New Roman1" style:font-size-asian="10pt" style:font-name-complex="Times New Roman1" style:font-size-complex="10pt"/>
    </style:style>
    <style:style style:name="T22" style:family="text">
      <style:text-properties style:font-name="Arial" fo:font-size="10pt" style:font-name-asian="Times New Roman1" style:font-size-asian="10pt" style:font-name-complex="Arial1" style:font-size-complex="10pt"/>
    </style:style>
    <style:style style:name="T23" style:family="text">
      <style:text-properties style:text-position="sub 58%" style:font-name="Arial" fo:font-size="10pt" style:font-name-asian="Times New Roman1" style:font-size-asian="10pt" style:font-name-complex="Arial1" style:font-size-complex="10pt"/>
    </style:style>
    <style:style style:name="T24" style:family="text">
      <style:text-properties style:text-position="super 58%" style:font-name="Arial" fo:font-size="10pt" style:font-name-asian="Times New Roman1" style:font-size-asian="10pt" style:font-name-complex="Arial1" style:font-size-complex="10pt"/>
    </style:style>
    <style:style style:name="T25" style:family="text">
      <style:text-properties style:text-position="sub 58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6" style:family="text">
      <style:text-properties fo:font-family="Cambria" style:font-family-generic="roman" style:font-pitch="variable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27" style:family="text">
      <style:text-properties style:text-position="sub 58%" fo:font-family="Cambria" style:font-family-generic="roman" style:font-pitch="variable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28" style:family="text">
      <style:text-properties style:text-position="super 58%" style:font-name="Times New Roman" fo:font-size="10pt" style:font-name-asian="Times New Roman1" style:font-size-asian="10pt" style:font-name-complex="Times New Roman1" style:font-size-complex="10pt"/>
    </style:style>
    <style:style style:name="T2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0" style:family="text">
      <style:text-properties style:text-position="super 58%" style:font-name="Times New Roman" fo:font-weight="bold" style:font-name-asian="Times New Roman1" style:font-weight-asian="bold" style:font-name-complex="Times New Roman1" style:font-weight-complex="bold"/>
    </style:style>
    <style:style style:name="T31" style:family="text">
      <style:text-properties fo:color="#666666" loext:opacity="100%" officeooo:rsid="000e67a0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-content" style:horizontal-pos="center" style:horizontal-rel="page-content" draw:opacity="0%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3" style:family="graphic" style:parent-style-name="Frame">
      <style:graphic-properties fo:margin-left="0.1252in" fo:margin-right="0.1252in" fo:margin-top="0in" fo:margin-bottom="0in" style:vertical-pos="from-top" style:vertical-rel="page-content" style:horizontal-pos="from-left" style:horizontal-rel="page-content" draw:opacity="0%" fo:padding="0in" fo:border="none"/>
    </style:style>
    <style:style style:name="fr4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-content" draw:opacity="0%" fo:padding="0in" fo:border="none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5.0075in" fo:min-width="3.0346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10.1717in" fo:min-width="4.3008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y="0.25in" svg:width="5.5854in" draw:z-index="0" loext:may-break-between-pages="true"><draw:text-box fo:min-height="0.0161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2" loext:marker-style-name="T1"><text:span text:style-name="T1">Sr. No.</text:span></text:p></table:table-cell><table:table-cell table:style-name="Table1.B1" office:value-type="string"><text:p text:style-name="P2" loext:marker-style-name="T1"><text:span text:style-name="T1">Page No.</text:span></text:p></table:table-cell><table:table-cell table:style-name="Table1.B1" office:value-type="string"><text:p text:style-name="P2" loext:marker-style-name="T1"><text:span text:style-name="T1">No. Of Words(y</text:span><text:span text:style-name="T2">i</text:span><text:span text:style-name="T1">)</text:span></text:p></table:table-cell><table:table-cell table:style-name="Table1.B1" office:value-type="string"><text:p text:style-name="P2" loext:marker-style-name="T1"><text:span text:style-name="T1">y</text:span><text:span text:style-name="T2">i</text:span><text:span text:style-name="T3">2</text:span></text:p></table:table-cell></table:table-row><table:table-row table:style-name="Table1.2"><table:table-cell table:style-name="Table1.A2" office:value-type="string"><text:p text:style-name="P2" loext:marker-style-name="T4"><text:span text:style-name="T4">1</text:span></text:p></table:table-cell><table:table-cell table:style-name="Table1.B2" office:value-type="string"><text:p text:style-name="P2" loext:marker-style-name="T4"><text:span text:style-name="T4">58</text:span></text:p></table:table-cell><table:table-cell table:style-name="Table1.B2" office:value-type="string"><text:p text:style-name="P2" loext:marker-style-name="T4"><text:span text:style-name="T4">26</text:span></text:p></table:table-cell><table:table-cell table:style-name="Table1.B2" office:value-type="string"><text:p text:style-name="P2" loext:marker-style-name="T4"><text:span text:style-name="T4">676</text:span></text:p></table:table-cell></table:table-row><table:table-row table:style-name="Table1.2"><table:table-cell table:style-name="Table1.A2" office:value-type="string"><text:p text:style-name="P2" loext:marker-style-name="T4"><text:span text:style-name="T4">2</text:span></text:p></table:table-cell><table:table-cell table:style-name="Table1.B2" office:value-type="string"><text:p text:style-name="P2" loext:marker-style-name="T4"><text:span text:style-name="T4">83</text:span></text:p></table:table-cell><table:table-cell table:style-name="Table1.B2" office:value-type="string"><text:p text:style-name="P2" loext:marker-style-name="T4"><text:span text:style-name="T4">16</text:span></text:p></table:table-cell><table:table-cell table:style-name="Table1.B2" office:value-type="string"><text:p text:style-name="P2" loext:marker-style-name="T4"><text:span text:style-name="T4">256</text:span></text:p></table:table-cell></table:table-row><table:table-row table:style-name="Table1.2"><table:table-cell table:style-name="Table1.A2" office:value-type="string"><text:p text:style-name="P2" loext:marker-style-name="T4"><text:span text:style-name="T4">3</text:span></text:p></table:table-cell><table:table-cell table:style-name="Table1.B2" office:value-type="string"><text:p text:style-name="P2" loext:marker-style-name="T4"><text:span text:style-name="T4">361</text:span></text:p></table:table-cell><table:table-cell table:style-name="Table1.B2" office:value-type="string"><text:p text:style-name="P2" loext:marker-style-name="T4"><text:span text:style-name="T4">35</text:span></text:p></table:table-cell><table:table-cell table:style-name="Table1.B2" office:value-type="string"><text:p text:style-name="P2" loext:marker-style-name="T4"><text:span text:style-name="T4">1225</text:span></text:p></table:table-cell></table:table-row><table:table-row table:style-name="Table1.2"><table:table-cell table:style-name="Table1.A2" office:value-type="string"><text:p text:style-name="P2" loext:marker-style-name="T4"><text:span text:style-name="T4">4</text:span></text:p></table:table-cell><table:table-cell table:style-name="Table1.B2" office:value-type="string"><text:p text:style-name="P2" loext:marker-style-name="T4"><text:span text:style-name="T4">116</text:span></text:p></table:table-cell><table:table-cell table:style-name="Table1.B2" office:value-type="string"><text:p text:style-name="P2" loext:marker-style-name="T4"><text:span text:style-name="T4">18</text:span></text:p></table:table-cell><table:table-cell table:style-name="Table1.B2" office:value-type="string"><text:p text:style-name="P2" loext:marker-style-name="T4"><text:span text:style-name="T4">324</text:span></text:p></table:table-cell></table:table-row><table:table-row table:style-name="Table1.2"><table:table-cell table:style-name="Table1.A2" office:value-type="string"><text:p text:style-name="P2" loext:marker-style-name="T4"><text:span text:style-name="T4">5</text:span></text:p></table:table-cell><table:table-cell table:style-name="Table1.B2" office:value-type="string"><text:p text:style-name="P2" loext:marker-style-name="T4"><text:span text:style-name="T4">85</text:span></text:p></table:table-cell><table:table-cell table:style-name="Table1.B2" office:value-type="string"><text:p text:style-name="P2" loext:marker-style-name="T4"><text:span text:style-name="T4">18</text:span></text:p></table:table-cell><table:table-cell table:style-name="Table1.B2" office:value-type="string"><text:p text:style-name="P2" loext:marker-style-name="T4"><text:span text:style-name="T4">324</text:span></text:p></table:table-cell></table:table-row><table:table-row table:style-name="Table1.2"><table:table-cell table:style-name="Table1.A2" office:value-type="string"><text:p text:style-name="P2" loext:marker-style-name="T4"><text:span text:style-name="T4">6</text:span></text:p></table:table-cell><table:table-cell table:style-name="Table1.B2" office:value-type="string"><text:p text:style-name="P2" loext:marker-style-name="T4"><text:span text:style-name="T4">192</text:span></text:p></table:table-cell><table:table-cell table:style-name="Table1.B2" office:value-type="string"><text:p text:style-name="P2" loext:marker-style-name="T4"><text:span text:style-name="T4">25</text:span></text:p></table:table-cell><table:table-cell table:style-name="Table1.B2" office:value-type="string"><text:p text:style-name="P2" loext:marker-style-name="T4"><text:span text:style-name="T4">625</text:span></text:p></table:table-cell></table:table-row><table:table-row table:style-name="Table1.2"><table:table-cell table:style-name="Table1.A2" office:value-type="string"><text:p text:style-name="P2" loext:marker-style-name="T4"><text:span text:style-name="T4">7</text:span></text:p></table:table-cell><table:table-cell table:style-name="Table1.B2" office:value-type="string"><text:p text:style-name="P2" loext:marker-style-name="T4"><text:span text:style-name="T4">291</text:span></text:p></table:table-cell><table:table-cell table:style-name="Table1.B2" office:value-type="string"><text:p text:style-name="P2" loext:marker-style-name="T4"><text:span text:style-name="T4">29</text:span></text:p></table:table-cell><table:table-cell table:style-name="Table1.B2" office:value-type="string"><text:p text:style-name="P2" loext:marker-style-name="T4"><text:span text:style-name="T4">841</text:span></text:p></table:table-cell></table:table-row><table:table-row table:style-name="Table1.2"><table:table-cell table:style-name="Table1.A2" office:value-type="string"><text:p text:style-name="P2" loext:marker-style-name="T4"><text:span text:style-name="T4">8</text:span></text:p></table:table-cell><table:table-cell table:style-name="Table1.B2" office:value-type="string"><text:p text:style-name="P2" loext:marker-style-name="T4"><text:span text:style-name="T4">358</text:span></text:p></table:table-cell><table:table-cell table:style-name="Table1.B2" office:value-type="string"><text:p text:style-name="P2" loext:marker-style-name="T4"><text:span text:style-name="T4">26</text:span></text:p></table:table-cell><table:table-cell table:style-name="Table1.B2" office:value-type="string"><text:p text:style-name="P2" loext:marker-style-name="T4"><text:span text:style-name="T4">676</text:span></text:p></table:table-cell></table:table-row><table:table-row table:style-name="Table1.2"><table:table-cell table:style-name="Table1.A2" office:value-type="string"><text:p text:style-name="P2" loext:marker-style-name="T4"><text:span text:style-name="T4">9</text:span></text:p></table:table-cell><table:table-cell table:style-name="Table1.B2" office:value-type="string"><text:p text:style-name="P2" loext:marker-style-name="T4"><text:span text:style-name="T4">181</text:span></text:p></table:table-cell><table:table-cell table:style-name="Table1.B2" office:value-type="string"><text:p text:style-name="P2" loext:marker-style-name="T4"><text:span text:style-name="T4">16</text:span></text:p></table:table-cell><table:table-cell table:style-name="Table1.B2" office:value-type="string"><text:p text:style-name="P2" loext:marker-style-name="T4"><text:span text:style-name="T4">256</text:span></text:p></table:table-cell></table:table-row><table:table-row table:style-name="Table1.2"><table:table-cell table:style-name="Table1.A2" office:value-type="string"><text:p text:style-name="P2" loext:marker-style-name="T4"><text:span text:style-name="T4">10</text:span></text:p></table:table-cell><table:table-cell table:style-name="Table1.B2" office:value-type="string"><text:p text:style-name="P2" loext:marker-style-name="T4"><text:span text:style-name="T4">114</text:span></text:p></table:table-cell><table:table-cell table:style-name="Table1.B2" office:value-type="string"><text:p text:style-name="P2" loext:marker-style-name="T4"><text:span text:style-name="T4">17</text:span></text:p></table:table-cell><table:table-cell table:style-name="Table1.B2" office:value-type="string"><text:p text:style-name="P2" loext:marker-style-name="T4"><text:span text:style-name="T4">289</text:span></text:p></table:table-cell></table:table-row><table:table-row table:style-name="Table1.2"><table:table-cell table:style-name="Table1.A2" office:value-type="string"><text:p text:style-name="P2" loext:marker-style-name="T4"><text:span text:style-name="T4">11</text:span></text:p></table:table-cell><table:table-cell table:style-name="Table1.B2" office:value-type="string"><text:p text:style-name="P2" loext:marker-style-name="T4"><text:span text:style-name="T4">46</text:span></text:p></table:table-cell><table:table-cell table:style-name="Table1.B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225</text:span></text:p></table:table-cell></table:table-row><table:table-row table:style-name="Table1.2"><table:table-cell table:style-name="Table1.A2" office:value-type="string"><text:p text:style-name="P2" loext:marker-style-name="T4"><text:span text:style-name="T4">12</text:span></text:p></table:table-cell><table:table-cell table:style-name="Table1.B2" office:value-type="string"><text:p text:style-name="P2" loext:marker-style-name="T4"><text:span text:style-name="T4">539</text:span></text:p></table:table-cell><table:table-cell table:style-name="Table1.B2" office:value-type="string"><text:p text:style-name="P2" loext:marker-style-name="T4"><text:span text:style-name="T4">11</text:span></text:p></table:table-cell><table:table-cell table:style-name="Table1.B2" office:value-type="string"><text:p text:style-name="P2" loext:marker-style-name="T4"><text:span text:style-name="T4">121</text:span></text:p></table:table-cell></table:table-row><table:table-row table:style-name="Table1.2"><table:table-cell table:style-name="Table1.A2" office:value-type="string"><text:p text:style-name="P2" loext:marker-style-name="T4"><text:span text:style-name="T4">13</text:span></text:p></table:table-cell><table:table-cell table:style-name="Table1.B2" office:value-type="string"><text:p text:style-name="P2" loext:marker-style-name="T4"><text:span text:style-name="T4">176</text:span></text:p></table:table-cell><table:table-cell table:style-name="Table1.B2" office:value-type="string"><text:p text:style-name="P2" loext:marker-style-name="T4"><text:span text:style-name="T4">12</text:span></text:p></table:table-cell><table:table-cell table:style-name="Table1.B2" office:value-type="string"><text:p text:style-name="P2" loext:marker-style-name="T4"><text:span text:style-name="T4">144</text:span></text:p></table:table-cell></table:table-row><table:table-row table:style-name="Table1.15"><table:table-cell table:style-name="Table1.A2" office:value-type="string"><text:p text:style-name="P2" loext:marker-style-name="T4"><text:span text:style-name="T4">14</text:span></text:p></table:table-cell><table:table-cell table:style-name="Table1.B2" office:value-type="string"><text:p text:style-name="P2" loext:marker-style-name="T4"><text:span text:style-name="T4">125</text:span></text:p></table:table-cell><table:table-cell table:style-name="Table1.B2" office:value-type="string"><text:p text:style-name="P2" loext:marker-style-name="T4"><text:span text:style-name="T4">13</text:span></text:p></table:table-cell><table:table-cell table:style-name="Table1.B2" office:value-type="string"><text:p text:style-name="P2" loext:marker-style-name="T4"><text:span text:style-name="T4">169</text:span></text:p></table:table-cell></table:table-row><table:table-row table:style-name="Table1.2"><table:table-cell table:style-name="Table1.A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238</text:span></text:p></table:table-cell><table:table-cell table:style-name="Table1.B2" office:value-type="string"><text:p text:style-name="P2" loext:marker-style-name="T4"><text:span text:style-name="T4">22</text:span></text:p></table:table-cell><table:table-cell table:style-name="Table1.B2" office:value-type="string"><text:p text:style-name="P2" loext:marker-style-name="T4"><text:span text:style-name="T4">484</text:span></text:p></table:table-cell></table:table-row><table:table-row table:style-name="Table1.2"><table:table-cell table:style-name="Table1.A2" office:value-type="string"><text:p text:style-name="P2" loext:marker-style-name="T4"><text:span text:style-name="T4">16</text:span></text:p></table:table-cell><table:table-cell table:style-name="Table1.B2" office:value-type="string"><text:p text:style-name="P2" loext:marker-style-name="T4"><text:span text:style-name="T4">20</text:span></text:p></table:table-cell><table:table-cell table:style-name="Table1.B2" office:value-type="string"><text:p text:style-name="P2" loext:marker-style-name="T4"><text:span text:style-name="T4">8</text:span></text:p></table:table-cell><table:table-cell table:style-name="Table1.B2" office:value-type="string"><text:p text:style-name="P2" loext:marker-style-name="T4"><text:span text:style-name="T4">64</text:span></text:p></table:table-cell></table:table-row><table:table-row table:style-name="Table1.2"><table:table-cell table:style-name="Table1.A2" office:value-type="string"><text:p text:style-name="P2" loext:marker-style-name="T4"><text:span text:style-name="T4">17</text:span></text:p></table:table-cell><table:table-cell table:style-name="Table1.B2" office:value-type="string"><text:p text:style-name="P2" loext:marker-style-name="T4"><text:span text:style-name="T4">529</text:span></text:p></table:table-cell><table:table-cell table:style-name="Table1.B2" office:value-type="string"><text:p text:style-name="P2" loext:marker-style-name="T4"><text:span text:style-name="T4">33</text:span></text:p></table:table-cell><table:table-cell table:style-name="Table1.B2" office:value-type="string"><text:p text:style-name="P2" loext:marker-style-name="T4"><text:span text:style-name="T4">1089</text:span></text:p></table:table-cell></table:table-row><table:table-row table:style-name="Table1.2"><table:table-cell table:style-name="Table1.A2" office:value-type="string"><text:p text:style-name="P2" loext:marker-style-name="T4"><text:span text:style-name="T4">18</text:span></text:p></table:table-cell><table:table-cell table:style-name="Table1.B2" office:value-type="string"><text:p text:style-name="P2" loext:marker-style-name="T4"><text:span text:style-name="T4">49</text:span></text:p></table:table-cell><table:table-cell table:style-name="Table1.B2" office:value-type="string"><text:p text:style-name="P2" loext:marker-style-name="T4"><text:span text:style-name="T4">8</text:span></text:p></table:table-cell><table:table-cell table:style-name="Table1.B2" office:value-type="string"><text:p text:style-name="P2" loext:marker-style-name="T4"><text:span text:style-name="T4">64</text:span></text:p></table:table-cell></table:table-row><table:table-row table:style-name="Table1.2"><table:table-cell table:style-name="Table1.A2" office:value-type="string"><text:p text:style-name="P2" loext:marker-style-name="T4"><text:span text:style-name="T4">19</text:span></text:p></table:table-cell><table:table-cell table:style-name="Table1.B2" office:value-type="string"><text:p text:style-name="P2" loext:marker-style-name="T4"><text:span text:style-name="T4">35</text:span></text:p></table:table-cell><table:table-cell table:style-name="Table1.B2" office:value-type="string"><text:p text:style-name="P2" loext:marker-style-name="T4"><text:span text:style-name="T4">19</text:span></text:p></table:table-cell><table:table-cell table:style-name="Table1.B2" office:value-type="string"><text:p text:style-name="P2" loext:marker-style-name="T4"><text:span text:style-name="T4">361</text:span></text:p></table:table-cell></table:table-row><table:table-row table:style-name="Table1.2"><table:table-cell table:style-name="Table1.A2" office:value-type="string"><text:p text:style-name="P2" loext:marker-style-name="T4"><text:span text:style-name="T4">20</text:span></text:p></table:table-cell><table:table-cell table:style-name="Table1.B2" office:value-type="string"><text:p text:style-name="P2" loext:marker-style-name="T4"><text:span text:style-name="T4">388</text:span></text:p></table:table-cell><table:table-cell table:style-name="Table1.B2" office:value-type="string"><text:p text:style-name="P2" loext:marker-style-name="T4"><text:span text:style-name="T4">34</text:span></text:p></table:table-cell><table:table-cell table:style-name="Table1.B2" office:value-type="string"><text:p text:style-name="P2" loext:marker-style-name="T4"><text:span text:style-name="T4">1156</text:span></text:p></table:table-cell></table:table-row><table:table-row table:style-name="Table1.2"><table:table-cell table:style-name="Table1.A2" office:value-type="string"><text:p text:style-name="P2" loext:marker-style-name="T4"><text:span text:style-name="T4">21</text:span></text:p></table:table-cell><table:table-cell table:style-name="Table1.B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19</text:span></text:p></table:table-cell><table:table-cell table:style-name="Table1.B2" office:value-type="string"><text:p text:style-name="P2" loext:marker-style-name="T4"><text:span text:style-name="T4">361</text:span></text:p></table:table-cell></table:table-row><table:table-row table:style-name="Table1.2"><table:table-cell table:style-name="Table1.A2" office:value-type="string"><text:p text:style-name="P2" loext:marker-style-name="T4"><text:span text:style-name="T4">22</text:span></text:p></table:table-cell><table:table-cell table:style-name="Table1.B2" office:value-type="string"><text:p text:style-name="P2" loext:marker-style-name="T4"><text:span text:style-name="T4">82</text:span></text:p></table:table-cell><table:table-cell table:style-name="Table1.B2" office:value-type="string"><text:p text:style-name="P2" loext:marker-style-name="T4"><text:span text:style-name="T4">31</text:span></text:p></table:table-cell><table:table-cell table:style-name="Table1.B2" office:value-type="string"><text:p text:style-name="P2" loext:marker-style-name="T4"><text:span text:style-name="T4">961</text:span></text:p></table:table-cell></table:table-row><table:table-row table:style-name="Table1.2"><table:table-cell table:style-name="Table1.A2" office:value-type="string"><text:p text:style-name="P2" loext:marker-style-name="T4"><text:span text:style-name="T4">23</text:span></text:p></table:table-cell><table:table-cell table:style-name="Table1.B2" office:value-type="string"><text:p text:style-name="P2" loext:marker-style-name="T4"><text:span text:style-name="T4">216</text:span></text:p></table:table-cell><table:table-cell table:style-name="Table1.B2" office:value-type="string"><text:p text:style-name="P2" loext:marker-style-name="T4"><text:span text:style-name="T4">24</text:span></text:p></table:table-cell><table:table-cell table:style-name="Table1.B2" office:value-type="string"><text:p text:style-name="P2" loext:marker-style-name="T4"><text:span text:style-name="T4">576</text:span></text:p></table:table-cell></table:table-row><table:table-row table:style-name="Table1.2"><table:table-cell table:style-name="Table1.A2" office:value-type="string"><text:p text:style-name="P2" loext:marker-style-name="T4"><text:span text:style-name="T4">24</text:span></text:p></table:table-cell><table:table-cell table:style-name="Table1.B2" office:value-type="string"><text:p text:style-name="P2" loext:marker-style-name="T4"><text:span text:style-name="T4">368</text:span></text:p></table:table-cell><table:table-cell table:style-name="Table1.B2" office:value-type="string"><text:p text:style-name="P2" loext:marker-style-name="T4"><text:span text:style-name="T4">25</text:span></text:p></table:table-cell><table:table-cell table:style-name="Table1.B2" office:value-type="string"><text:p text:style-name="P2" loext:marker-style-name="T4"><text:span text:style-name="T4">625</text:span></text:p></table:table-cell></table:table-row><table:table-row table:style-name="Table1.2"><table:table-cell table:style-name="Table1.A2" office:value-type="string"><text:p text:style-name="P2" loext:marker-style-name="T4"><text:span text:style-name="T4">25</text:span></text:p></table:table-cell><table:table-cell table:style-name="Table1.B2" office:value-type="string"><text:p text:style-name="P2" loext:marker-style-name="T4"><text:span text:style-name="T4">385</text:span></text:p></table:table-cell><table:table-cell table:style-name="Table1.B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225</text:span></text:p></table:table-cell></table:table-row><table:table-row table:style-name="Table1.2"><table:table-cell table:style-name="Table1.A2" office:value-type="string"><text:p text:style-name="P2" loext:marker-style-name="T4"><text:span text:style-name="T4">26</text:span></text:p></table:table-cell><table:table-cell table:style-name="Table1.B2" office:value-type="string"><text:p text:style-name="P2" loext:marker-style-name="T4"><text:span text:style-name="T4">295</text:span></text:p></table:table-cell><table:table-cell table:style-name="Table1.B2" office:value-type="string"><text:p text:style-name="P2" loext:marker-style-name="T4"><text:span text:style-name="T4">29</text:span></text:p></table:table-cell><table:table-cell table:style-name="Table1.B2" office:value-type="string"><text:p text:style-name="P2" loext:marker-style-name="T4"><text:span text:style-name="T4">841</text:span></text:p></table:table-cell></table:table-row><table:table-row table:style-name="Table1.2"><table:table-cell table:style-name="Table1.A2" office:value-type="string"><text:p text:style-name="P2" loext:marker-style-name="T4"><text:span text:style-name="T4">27</text:span></text:p></table:table-cell><table:table-cell table:style-name="Table1.B2" office:value-type="string"><text:p text:style-name="P2" loext:marker-style-name="T4"><text:span text:style-name="T4">306</text:span></text:p></table:table-cell><table:table-cell table:style-name="Table1.B2" office:value-type="string"><text:p text:style-name="P2" loext:marker-style-name="T4"><text:span text:style-name="T4">31</text:span></text:p></table:table-cell><table:table-cell table:style-name="Table1.B2" office:value-type="string"><text:p text:style-name="P2" loext:marker-style-name="T4"><text:span text:style-name="T4">961</text:span></text:p></table:table-cell></table:table-row><table:table-row table:style-name="Table1.2"><table:table-cell table:style-name="Table1.A2" office:value-type="string"><text:p text:style-name="P2" loext:marker-style-name="T4"><text:span text:style-name="T4">28</text:span></text:p></table:table-cell><table:table-cell table:style-name="Table1.B2" office:value-type="string"><text:p text:style-name="P2" loext:marker-style-name="T4"><text:span text:style-name="T4">20</text:span></text:p></table:table-cell><table:table-cell table:style-name="Table1.B2" office:value-type="string"><text:p text:style-name="P2" loext:marker-style-name="T4"><text:span text:style-name="T4">24</text:span></text:p></table:table-cell><table:table-cell table:style-name="Table1.B2" office:value-type="string"><text:p text:style-name="P2" loext:marker-style-name="T4"><text:span text:style-name="T4">576</text:span></text:p></table:table-cell></table:table-row><table:table-row table:style-name="Table1.30"><table:table-cell table:style-name="Table1.A30" office:value-type="string"><text:p text:style-name="P3" loext:marker-style-name="T1"/></table:table-cell><table:table-cell table:style-name="Table1.A2" office:value-type="string"><text:p text:style-name="P2" loext:marker-style-name="T1"><text:span text:style-name="T1">Total</text:span></text:p></table:table-cell><table:table-cell table:style-name="Table1.B2" office:value-type="string"><text:p text:style-name="P2" loext:marker-style-name="T1"><text:span text:style-name="T1">599</text:span></text:p></table:table-cell><table:table-cell table:style-name="Table1.B2" office:value-type="string"><text:p text:style-name="P2" loext:marker-style-name="T1"><text:span text:style-name="T1">14495</text:span></text:p></table:table-cell></table:table-row></table:table></draw:text-box></draw:frame>Exp1</text:p>
      <text:p text:style-name="Standard"/>
      <text:p text:style-name="P4">Exp2</text:p>
      <text:p text:style-name="P5" loext:marker-style-name="T5"><draw:frame draw:style-name="fr2" draw:name="Frame2" text:anchor-type="paragraph" svg:x="0.0744in" svg:y="0.3102in" svg:width="7.1811in" draw:z-index="4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2" loext:marker-style-name="T4"><text:span text:style-name="T4">Signature Per Sheet(y</text:span><text:span text:style-name="T6">i</text:span><text:span text:style-name="T4">)</text:span></text:p></table:table-cell><table:table-cell table:style-name="Table2.B1" office:value-type="string"><text:p text:style-name="P2" loext:marker-style-name="T4"><text:span text:style-name="T4">No. Of Sheets(f</text:span><text:span text:style-name="T6">i</text:span><text:span text:style-name="T4">)</text:span></text:p></table:table-cell><table:table-cell table:style-name="Table2.B1" office:value-type="string"><text:p text:style-name="P2" loext:marker-style-name="T4"><text:span text:style-name="T4">f</text:span><text:span text:style-name="T6">i</text:span><text:span text:style-name="T4">y</text:span><text:span text:style-name="T6">i</text:span></text:p></table:table-cell><table:table-cell table:style-name="Table2.B1" office:value-type="string"><text:p text:style-name="P2" loext:marker-style-name="T4"><text:span text:style-name="T4">f</text:span><text:span text:style-name="T6">i</text:span><text:span text:style-name="T4">y</text:span><text:span text:style-name="T6">i</text:span><text:span text:style-name="T7">2</text:span></text:p></table:table-cell></table:table-row><table:table-row table:style-name="Table2.1"><table:table-cell table:style-name="Table2.A2" office:value-type="string"><text:p text:style-name="P2" loext:marker-style-name="T4"><text:span text:style-name="T4">50</text:span></text:p></table:table-cell><table:table-cell table:style-name="Table2.B2" office:value-type="string"><text:p text:style-name="P2" loext:marker-style-name="T4"><text:span text:style-name="T4">5</text:span></text:p></table:table-cell><table:table-cell table:style-name="Table2.B2" office:value-type="string"><text:p text:style-name="P2" loext:marker-style-name="T4"><text:span text:style-name="T4">250</text:span></text:p></table:table-cell><table:table-cell table:style-name="Table2.B2" office:value-type="string"><text:p text:style-name="P2" loext:marker-style-name="T4"><text:span text:style-name="T4">12500</text:span></text:p></table:table-cell></table:table-row><table:table-row table:style-name="Table2.1"><table:table-cell table:style-name="Table2.A2" office:value-type="string"><text:p text:style-name="P2" loext:marker-style-name="T4"><text:span text:style-name="T4">48</text:span></text:p></table:table-cell><table:table-cell table:style-name="Table2.B2" office:value-type="string"><text:p text:style-name="P2" loext:marker-style-name="T4"><text:span text:style-name="T4">7</text:span></text:p></table:table-cell><table:table-cell table:style-name="Table2.B2" office:value-type="string"><text:p text:style-name="P2" loext:marker-style-name="T4"><text:span text:style-name="T4">336</text:span></text:p></table:table-cell><table:table-cell table:style-name="Table2.B2" office:value-type="string"><text:p text:style-name="P2" loext:marker-style-name="T4"><text:span text:style-name="T4">16128</text:span></text:p></table:table-cell></table:table-row><table:table-row table:style-name="Table2.1"><table:table-cell table:style-name="Table2.A2" office:value-type="string"><text:p text:style-name="P2" loext:marker-style-name="T4"><text:span text:style-name="T4">45</text:span></text:p></table:table-cell><table:table-cell table:style-name="Table2.B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135</text:span></text:p></table:table-cell><table:table-cell table:style-name="Table2.B2" office:value-type="string"><text:p text:style-name="P2" loext:marker-style-name="T4"><text:span text:style-name="T4">6075</text:span></text:p></table:table-cell></table:table-row><table:table-row table:style-name="Table2.1"><table:table-cell table:style-name="Table2.A2" office:value-type="string"><text:p text:style-name="P2" loext:marker-style-name="T4"><text:span text:style-name="T4">43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86</text:span></text:p></table:table-cell><table:table-cell table:style-name="Table2.B2" office:value-type="string"><text:p text:style-name="P2" loext:marker-style-name="T4"><text:span text:style-name="T4">3698</text:span></text:p></table:table-cell></table:table-row><table:table-row table:style-name="Table2.1"><table:table-cell table:style-name="Table2.A2" office:value-type="string"><text:p text:style-name="P2" loext:marker-style-name="T4"><text:span text:style-name="T4">41</text:span></text:p></table:table-cell><table:table-cell table:style-name="Table2.B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123</text:span></text:p></table:table-cell><table:table-cell table:style-name="Table2.B2" office:value-type="string"><text:p text:style-name="P2" loext:marker-style-name="T4"><text:span text:style-name="T4">5043</text:span></text:p></table:table-cell></table:table-row><table:table-row table:style-name="Table2.1"><table:table-cell table:style-name="Table2.A2" office:value-type="string"><text:p text:style-name="P2" loext:marker-style-name="T4"><text:span text:style-name="T4">39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78</text:span></text:p></table:table-cell><table:table-cell table:style-name="Table2.B2" office:value-type="string"><text:p text:style-name="P2" loext:marker-style-name="T4"><text:span text:style-name="T4">3042</text:span></text:p></table:table-cell></table:table-row><table:table-row table:style-name="Table2.1"><table:table-cell table:style-name="Table2.A2" office:value-type="string"><text:p text:style-name="P2" loext:marker-style-name="T4"><text:span text:style-name="T4">35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70</text:span></text:p></table:table-cell><table:table-cell table:style-name="Table2.B2" office:value-type="string"><text:p text:style-name="P2" loext:marker-style-name="T4"><text:span text:style-name="T4">2450</text:span></text:p></table:table-cell></table:table-row><table:table-row table:style-name="Table2.1"><table:table-cell table:style-name="Table2.A2" office:value-type="string"><text:p text:style-name="P2" loext:marker-style-name="T4"><text:span text:style-name="T4">32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64</text:span></text:p></table:table-cell><table:table-cell table:style-name="Table2.B2" office:value-type="string"><text:p text:style-name="P2" loext:marker-style-name="T4"><text:span text:style-name="T4">2048</text:span></text:p></table:table-cell></table:table-row><table:table-row table:style-name="Table2.1"><table:table-cell table:style-name="Table2.A2" office:value-type="string"><text:p text:style-name="P2" loext:marker-style-name="T4"><text:span text:style-name="T4">30</text:span></text:p></table:table-cell><table:table-cell table:style-name="Table2.B2" office:value-type="string"><text:p text:style-name="P2" loext:marker-style-name="T4"><text:span text:style-name="T4">1</text:span></text:p></table:table-cell><table:table-cell table:style-name="Table2.B2" office:value-type="string"><text:p text:style-name="P2" loext:marker-style-name="T4"><text:span text:style-name="T4">30</text:span></text:p></table:table-cell><table:table-cell table:style-name="Table2.B2" office:value-type="string"><text:p text:style-name="P2" loext:marker-style-name="T4"><text:span text:style-name="T4">900</text:span></text:p></table:table-cell></table:table-row><table:table-row table:style-name="Table2.1"><table:table-cell table:style-name="Table2.A2" office:value-type="string"><text:p text:style-name="P2" loext:marker-style-name="T4"><text:span text:style-name="T4">29</text:span></text:p></table:table-cell><table:table-cell table:style-name="Table2.B2" office:value-type="string"><text:p text:style-name="P2" loext:marker-style-name="T4"><text:span text:style-name="T4">1</text:span></text:p></table:table-cell><table:table-cell table:style-name="Table2.B2" office:value-type="string"><text:p text:style-name="P2" loext:marker-style-name="T4"><text:span text:style-name="T4">29</text:span></text:p></table:table-cell><table:table-cell table:style-name="Table2.B2" office:value-type="string"><text:p text:style-name="P2" loext:marker-style-name="T4"><text:span text:style-name="T4">841</text:span></text:p></table:table-cell></table:table-row><table:table-row table:style-name="Table2.1"><table:table-cell table:style-name="Table2.A2" office:value-type="string"><text:p text:style-name="P2" loext:marker-style-name="T4"><text:span text:style-name="T4">25</text:span></text:p></table:table-cell><table:table-cell table:style-name="Table2.B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75</text:span></text:p></table:table-cell><table:table-cell table:style-name="Table2.B2" office:value-type="string"><text:p text:style-name="P2" loext:marker-style-name="T4"><text:span text:style-name="T4">1875</text:span></text:p></table:table-cell></table:table-row><table:table-row table:style-name="Table2.1"><table:table-cell table:style-name="Table2.A2" office:value-type="string"><text:p text:style-name="P2" loext:marker-style-name="T4"><text:span text:style-name="T4">22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44</text:span></text:p></table:table-cell><table:table-cell table:style-name="Table2.B2" office:value-type="string"><text:p text:style-name="P2" loext:marker-style-name="T4"><text:span text:style-name="T4">968</text:span></text:p></table:table-cell></table:table-row><table:table-row table:style-name="Table2.1"><table:table-cell table:style-name="Table2.A2" office:value-type="string"><text:p text:style-name="P2" loext:marker-style-name="T4"><text:span text:style-name="T4">16</text:span></text:p></table:table-cell><table:table-cell table:style-name="Table2.B2" office:value-type="string"><text:p text:style-name="P2" loext:marker-style-name="T4"><text:span text:style-name="T4">1</text:span></text:p></table:table-cell><table:table-cell table:style-name="Table2.B2" office:value-type="string"><text:p text:style-name="P2" loext:marker-style-name="T4"><text:span text:style-name="T4">16</text:span></text:p></table:table-cell><table:table-cell table:style-name="Table2.B2" office:value-type="string"><text:p text:style-name="P2" loext:marker-style-name="T4"><text:span text:style-name="T4">256</text:span></text:p></table:table-cell></table:table-row><table:table-row table:style-name="Table2.1"><table:table-cell table:style-name="Table2.A2" office:value-type="string"><text:p text:style-name="P2" loext:marker-style-name="T4"><text:span text:style-name="T4">4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8</text:span></text:p></table:table-cell><table:table-cell table:style-name="Table2.B2" office:value-type="string"><text:p text:style-name="P2" loext:marker-style-name="T4"><text:span text:style-name="T4">32</text:span></text:p></table:table-cell></table:table-row><table:table-row table:style-name="Table2.1"><table:table-cell table:style-name="Table2.A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4</text:span></text:p></table:table-cell><table:table-cell table:style-name="Table2.B2" office:value-type="string"><text:p text:style-name="P2" loext:marker-style-name="T4"><text:span text:style-name="T4">12</text:span></text:p></table:table-cell><table:table-cell table:style-name="Table2.B2" office:value-type="string"><text:p text:style-name="P2" loext:marker-style-name="T4"><text:span text:style-name="T4">36</text:span></text:p></table:table-cell></table:table-row><table:table-row table:style-name="Table2.1"><table:table-cell table:style-name="Table2.A2" office:value-type="string"><text:p text:style-name="P2" loext:marker-style-name="T4"><text:span text:style-name="T4">Total</text:span></text:p></table:table-cell><table:table-cell table:style-name="Table2.B2" office:value-type="string"><text:p text:style-name="P2" loext:marker-style-name="T4"><text:span text:style-name="T4">40</text:span></text:p></table:table-cell><table:table-cell table:style-name="Table2.B2" office:value-type="string"><text:p text:style-name="P2" loext:marker-style-name="T4"><text:span text:style-name="T4">1356</text:span></text:p></table:table-cell><table:table-cell table:style-name="Table2.B2" office:value-type="string"><text:p text:style-name="P2" loext:marker-style-name="T4"><text:span text:style-name="T4">55892</text:span></text:p></table:table-cell></table:table-row></table:table></draw:text-box></draw:frame></text:p>
      <text:p text:style-name="P6"><draw:frame draw:style-name="fr3" draw:name="Frame3" text:anchor-type="paragraph" svg:x="-0.0783in" svg:y="0.7083in" svg:width="7.6102in" draw:z-index="5" loext:may-break-between-pages="true"><draw:text-box fo:min-height="0.0161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 table:style-name="Table3.1"><table:table-cell table:style-name="Table3.A1" office:value-type="string"><text:p text:style-name="P2" loext:marker-style-name="T4"><text:span text:style-name="T4">Sr. No.</text:span></text:p></table:table-cell><table:table-cell table:style-name="Table3.B1" office:value-type="string"><text:p text:style-name="P2" loext:marker-style-name="T4"><text:span text:style-name="T4">Population in Thousands</text:span></text:p></table:table-cell><table:table-cell table:style-name="Table3.B1" office:value-type="string"><text:p text:style-name="P2" loext:marker-style-name="T4"><text:span text:style-name="T4">y</text:span><text:span text:style-name="T6">i</text:span></text:p></table:table-cell><table:table-cell table:style-name="Table3.B1" office:value-type="string"><text:p text:style-name="P2" loext:marker-style-name="T4"><text:span text:style-name="T4">No. Of Cities(f</text:span><text:span text:style-name="T6">i</text:span><text:span text:style-name="T4">)</text:span></text:p></table:table-cell><table:table-cell table:style-name="Table3.B1" office:value-type="string"><text:p text:style-name="P2" loext:marker-style-name="T4"><text:span text:style-name="T4">f</text:span><text:span text:style-name="T6">i</text:span><text:span text:style-name="T4">y</text:span><text:span text:style-name="T6">i</text:span></text:p></table:table-cell><table:table-cell table:style-name="Table3.B1" office:value-type="string"><text:p text:style-name="P2" loext:marker-style-name="T4"><text:span text:style-name="T4">f</text:span><text:span text:style-name="T6">i</text:span><text:span text:style-name="T4">y</text:span><text:span text:style-name="T6">i</text:span><text:span text:style-name="T7">2</text:span></text:p></table:table-cell></table:table-row><table:table-row table:style-name="Table3.1"><table:table-cell table:style-name="Table3.A2" office:value-type="string"><text:p text:style-name="P2" loext:marker-style-name="T4"><text:span text:style-name="T4">1</text:span></text:p></table:table-cell><table:table-cell table:style-name="Table3.B2" office:value-type="string"><text:p text:style-name="P2" loext:marker-style-name="T4"><text:span text:style-name="T4">50-100</text:span></text:p></table:table-cell><table:table-cell table:style-name="Table3.B2" office:value-type="string"><text:p text:style-name="P2" loext:marker-style-name="T4"><text:span text:style-name="T4">75</text:span></text:p></table:table-cell><table:table-cell table:style-name="Table3.B2" office:value-type="string"><text:p text:style-name="P2" loext:marker-style-name="T4"><text:span text:style-name="T4">25</text:span></text:p></table:table-cell><table:table-cell table:style-name="Table3.B2" office:value-type="string"><text:p text:style-name="P2" loext:marker-style-name="T4"><text:span text:style-name="T4">1875</text:span></text:p></table:table-cell><table:table-cell table:style-name="Table3.B2" office:value-type="string"><text:p text:style-name="P2" loext:marker-style-name="T4"><text:span text:style-name="T4">140625</text:span></text:p></table:table-cell></table:table-row><table:table-row table:style-name="Table3.1"><table:table-cell table:style-name="Table3.A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100-150</text:span></text:p></table:table-cell><table:table-cell table:style-name="Table3.B2" office:value-type="string"><text:p text:style-name="P2" loext:marker-style-name="T4"><text:span text:style-name="T4">125</text:span></text:p></table:table-cell><table:table-cell table:style-name="Table3.B2" office:value-type="string"><text:p text:style-name="P2" loext:marker-style-name="T4"><text:span text:style-name="T4">19</text:span></text:p></table:table-cell><table:table-cell table:style-name="Table3.B2" office:value-type="string"><text:p text:style-name="P2" loext:marker-style-name="T4"><text:span text:style-name="T4">2375</text:span></text:p></table:table-cell><table:table-cell table:style-name="Table3.B2" office:value-type="string"><text:p text:style-name="P2" loext:marker-style-name="T4"><text:span text:style-name="T4">296875</text:span></text:p></table:table-cell></table:table-row><table:table-row table:style-name="Table3.1"><table:table-cell table:style-name="Table3.A2" office:value-type="string"><text:p text:style-name="P2" loext:marker-style-name="T4"><text:span text:style-name="T4">3</text:span></text:p></table:table-cell><table:table-cell table:style-name="Table3.B2" office:value-type="string"><text:p text:style-name="P2" loext:marker-style-name="T4"><text:span text:style-name="T4">150-200</text:span></text:p></table:table-cell><table:table-cell table:style-name="Table3.B2" office:value-type="string"><text:p text:style-name="P2" loext:marker-style-name="T4"><text:span text:style-name="T4">175</text:span></text:p></table:table-cell><table:table-cell table:style-name="Table3.B2" office:value-type="string"><text:p text:style-name="P2" loext:marker-style-name="T4"><text:span text:style-name="T4">15</text:span></text:p></table:table-cell><table:table-cell table:style-name="Table3.B2" office:value-type="string"><text:p text:style-name="P2" loext:marker-style-name="T4"><text:span text:style-name="T4">2625</text:span></text:p></table:table-cell><table:table-cell table:style-name="Table3.B2" office:value-type="string"><text:p text:style-name="P2" loext:marker-style-name="T4"><text:span text:style-name="T4">459375</text:span></text:p></table:table-cell></table:table-row><table:table-row table:style-name="Table3.1"><table:table-cell table:style-name="Table3.A2" office:value-type="string"><text:p text:style-name="P2" loext:marker-style-name="T4"><text:span text:style-name="T4">4</text:span></text:p></table:table-cell><table:table-cell table:style-name="Table3.B2" office:value-type="string"><text:p text:style-name="P2" loext:marker-style-name="T4"><text:span text:style-name="T4">200-250</text:span></text:p></table:table-cell><table:table-cell table:style-name="Table3.B2" office:value-type="string"><text:p text:style-name="P2" loext:marker-style-name="T4"><text:span text:style-name="T4">225</text:span></text:p></table:table-cell><table:table-cell table:style-name="Table3.B2" office:value-type="string"><text:p text:style-name="P2" loext:marker-style-name="T4"><text:span text:style-name="T4">13</text:span></text:p></table:table-cell><table:table-cell table:style-name="Table3.B2" office:value-type="string"><text:p text:style-name="P2" loext:marker-style-name="T4"><text:span text:style-name="T4">2925</text:span></text:p></table:table-cell><table:table-cell table:style-name="Table3.B2" office:value-type="string"><text:p text:style-name="P2" loext:marker-style-name="T4"><text:span text:style-name="T4">658125</text:span></text:p></table:table-cell></table:table-row><table:table-row table:style-name="Table3.1"><table:table-cell table:style-name="Table3.A2" office:value-type="string"><text:p text:style-name="P2" loext:marker-style-name="T4"><text:span text:style-name="T4">5</text:span></text:p></table:table-cell><table:table-cell table:style-name="Table3.B2" office:value-type="string"><text:p text:style-name="P2" loext:marker-style-name="T4"><text:span text:style-name="T4">250-300</text:span></text:p></table:table-cell><table:table-cell table:style-name="Table3.B2" office:value-type="string"><text:p text:style-name="P2" loext:marker-style-name="T4"><text:span text:style-name="T4">275</text:span></text:p></table:table-cell><table:table-cell table:style-name="Table3.B2" office:value-type="string"><text:p text:style-name="P2" loext:marker-style-name="T4"><text:span text:style-name="T4">22</text:span></text:p></table:table-cell><table:table-cell table:style-name="Table3.B2" office:value-type="string"><text:p text:style-name="P2" loext:marker-style-name="T4"><text:span text:style-name="T4">6050</text:span></text:p></table:table-cell><table:table-cell table:style-name="Table3.B2" office:value-type="string"><text:p text:style-name="P2" loext:marker-style-name="T4"><text:span text:style-name="T4">1663750</text:span></text:p></table:table-cell></table:table-row><table:table-row table:style-name="Table3.1"><table:table-cell table:style-name="Table3.A2" office:value-type="string"><text:p text:style-name="P2" loext:marker-style-name="T4"><text:span text:style-name="T4">6</text:span></text:p></table:table-cell><table:table-cell table:style-name="Table3.B2" office:value-type="string"><text:p text:style-name="P2" loext:marker-style-name="T4"><text:span text:style-name="T4">300-350</text:span></text:p></table:table-cell><table:table-cell table:style-name="Table3.B2" office:value-type="string"><text:p text:style-name="P2" loext:marker-style-name="T4"><text:span text:style-name="T4">325</text:span></text:p></table:table-cell><table:table-cell table:style-name="Table3.B2" office:value-type="string"><text:p text:style-name="P2" loext:marker-style-name="T4"><text:span text:style-name="T4">32</text:span></text:p></table:table-cell><table:table-cell table:style-name="Table3.B2" office:value-type="string"><text:p text:style-name="P2" loext:marker-style-name="T4"><text:span text:style-name="T4">10400</text:span></text:p></table:table-cell><table:table-cell table:style-name="Table3.B2" office:value-type="string"><text:p text:style-name="P2" loext:marker-style-name="T4"><text:span text:style-name="T4">3380000</text:span></text:p></table:table-cell></table:table-row><table:table-row table:style-name="Table3.1"><table:table-cell table:style-name="Table3.A2" office:value-type="string"><text:p text:style-name="P2" loext:marker-style-name="T4"><text:span text:style-name="T4">7</text:span></text:p></table:table-cell><table:table-cell table:style-name="Table3.B2" office:value-type="string"><text:p text:style-name="P2" loext:marker-style-name="T4"><text:span text:style-name="T4">350-400</text:span></text:p></table:table-cell><table:table-cell table:style-name="Table3.B2" office:value-type="string"><text:p text:style-name="P2" loext:marker-style-name="T4"><text:span text:style-name="T4">375</text:span></text:p></table:table-cell><table:table-cell table:style-name="Table3.B2" office:value-type="string"><text:p text:style-name="P2" loext:marker-style-name="T4"><text:span text:style-name="T4">15</text:span></text:p></table:table-cell><table:table-cell table:style-name="Table3.B2" office:value-type="string"><text:p text:style-name="P2" loext:marker-style-name="T4"><text:span text:style-name="T4">5625</text:span></text:p></table:table-cell><table:table-cell table:style-name="Table3.B2" office:value-type="string"><text:p text:style-name="P2" loext:marker-style-name="T4"><text:span text:style-name="T4">2109375</text:span></text:p></table:table-cell></table:table-row><table:table-row table:style-name="Table3.1"><table:table-cell table:style-name="Table3.A2" office:value-type="string"><text:p text:style-name="P2" loext:marker-style-name="T4"><text:span text:style-name="T4">8</text:span></text:p></table:table-cell><table:table-cell table:style-name="Table3.B2" office:value-type="string"><text:p text:style-name="P2" loext:marker-style-name="T4"><text:span text:style-name="T4">400-450</text:span></text:p></table:table-cell><table:table-cell table:style-name="Table3.B2" office:value-type="string"><text:p text:style-name="P2" loext:marker-style-name="T4"><text:span text:style-name="T4">425</text:span></text:p></table:table-cell><table:table-cell table:style-name="Table3.B2" office:value-type="string"><text:p text:style-name="P2" loext:marker-style-name="T4"><text:span text:style-name="T4">17</text:span></text:p></table:table-cell><table:table-cell table:style-name="Table3.B2" office:value-type="string"><text:p text:style-name="P2" loext:marker-style-name="T4"><text:span text:style-name="T4">7225</text:span></text:p></table:table-cell><table:table-cell table:style-name="Table3.B2" office:value-type="string"><text:p text:style-name="P2" loext:marker-style-name="T4"><text:span text:style-name="T4">3070625</text:span></text:p></table:table-cell></table:table-row><table:table-row table:style-name="Table3.1"><table:table-cell table:style-name="Table3.A2" office:value-type="string"><text:p text:style-name="P2" loext:marker-style-name="T4"><text:span text:style-name="T4">9</text:span></text:p></table:table-cell><table:table-cell table:style-name="Table3.B2" office:value-type="string"><text:p text:style-name="P2" loext:marker-style-name="T4"><text:span text:style-name="T4">450-500</text:span></text:p></table:table-cell><table:table-cell table:style-name="Table3.B2" office:value-type="string"><text:p text:style-name="P2" loext:marker-style-name="T4"><text:span text:style-name="T4">475</text:span></text:p></table:table-cell><table:table-cell table:style-name="Table3.B2" office:value-type="string"><text:p text:style-name="P2" loext:marker-style-name="T4"><text:span text:style-name="T4">11</text:span></text:p></table:table-cell><table:table-cell table:style-name="Table3.B2" office:value-type="string"><text:p text:style-name="P2" loext:marker-style-name="T4"><text:span text:style-name="T4">5225</text:span></text:p></table:table-cell><table:table-cell table:style-name="Table3.B2" office:value-type="string"><text:p text:style-name="P2" loext:marker-style-name="T4"><text:span text:style-name="T4">2481875</text:span></text:p></table:table-cell></table:table-row><table:table-row table:style-name="Table3.1"><table:table-cell table:style-name="Table3.A2" office:value-type="string"><text:p text:style-name="P2" loext:marker-style-name="T4"><text:span text:style-name="T4">10</text:span></text:p></table:table-cell><table:table-cell table:style-name="Table3.B2" office:value-type="string"><text:p text:style-name="P2" loext:marker-style-name="T4"><text:span text:style-name="T4">500-550</text:span></text:p></table:table-cell><table:table-cell table:style-name="Table3.B2" office:value-type="string"><text:p text:style-name="P2" loext:marker-style-name="T4"><text:span text:style-name="T4">525</text:span></text:p></table:table-cell><table:table-cell table:style-name="Table3.B2" office:value-type="string"><text:p text:style-name="P2" loext:marker-style-name="T4"><text:span text:style-name="T4">8</text:span></text:p></table:table-cell><table:table-cell table:style-name="Table3.B2" office:value-type="string"><text:p text:style-name="P2" loext:marker-style-name="T4"><text:span text:style-name="T4">4200</text:span></text:p></table:table-cell><table:table-cell table:style-name="Table3.B2" office:value-type="string"><text:p text:style-name="P2" loext:marker-style-name="T4"><text:span text:style-name="T4">2205000</text:span></text:p></table:table-cell></table:table-row><table:table-row table:style-name="Table3.1"><table:table-cell table:style-name="Table3.A2" office:value-type="string"><text:p text:style-name="P2" loext:marker-style-name="T4"><text:span text:style-name="T4">11</text:span></text:p></table:table-cell><table:table-cell table:style-name="Table3.B2" office:value-type="string"><text:p text:style-name="P2" loext:marker-style-name="T4"><text:span text:style-name="T4">550-600</text:span></text:p></table:table-cell><table:table-cell table:style-name="Table3.B2" office:value-type="string"><text:p text:style-name="P2" loext:marker-style-name="T4"><text:span text:style-name="T4">575</text:span></text:p></table:table-cell><table:table-cell table:style-name="Table3.B2" office:value-type="string"><text:p text:style-name="P2" loext:marker-style-name="T4"><text:span text:style-name="T4">6</text:span></text:p></table:table-cell><table:table-cell table:style-name="Table3.B2" office:value-type="string"><text:p text:style-name="P2" loext:marker-style-name="T4"><text:span text:style-name="T4">3450</text:span></text:p></table:table-cell><table:table-cell table:style-name="Table3.B2" office:value-type="string"><text:p text:style-name="P2" loext:marker-style-name="T4"><text:span text:style-name="T4">1983750</text:span></text:p></table:table-cell></table:table-row><table:table-row table:style-name="Table3.1"><table:table-cell table:style-name="Table3.A2" office:value-type="string"><text:p text:style-name="P2" loext:marker-style-name="T4"><text:span text:style-name="T4">12</text:span></text:p></table:table-cell><table:table-cell table:style-name="Table3.B2" office:value-type="string"><text:p text:style-name="P2" loext:marker-style-name="T4"><text:span text:style-name="T4">600-650</text:span></text:p></table:table-cell><table:table-cell table:style-name="Table3.B2" office:value-type="string"><text:p text:style-name="P2" loext:marker-style-name="T4"><text:span text:style-name="T4">62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1250</text:span></text:p></table:table-cell><table:table-cell table:style-name="Table3.B2" office:value-type="string"><text:p text:style-name="P2" loext:marker-style-name="T4"><text:span text:style-name="T4">781250</text:span></text:p></table:table-cell></table:table-row><table:table-row table:style-name="Table3.1"><table:table-cell table:style-name="Table3.A2" office:value-type="string"><text:p text:style-name="P2" loext:marker-style-name="T4"><text:span text:style-name="T4">13</text:span></text:p></table:table-cell><table:table-cell table:style-name="Table3.B2" office:value-type="string"><text:p text:style-name="P2" loext:marker-style-name="T4"><text:span text:style-name="T4">650-700</text:span></text:p></table:table-cell><table:table-cell table:style-name="Table3.B2" office:value-type="string"><text:p text:style-name="P2" loext:marker-style-name="T4"><text:span text:style-name="T4">675</text:span></text:p></table:table-cell><table:table-cell table:style-name="Table3.B2" office:value-type="string"><text:p text:style-name="P2" loext:marker-style-name="T4"><text:span text:style-name="T4">1</text:span></text:p></table:table-cell><table:table-cell table:style-name="Table3.B2" office:value-type="string"><text:p text:style-name="P2" loext:marker-style-name="T4"><text:span text:style-name="T4">675</text:span></text:p></table:table-cell><table:table-cell table:style-name="Table3.B2" office:value-type="string"><text:p text:style-name="P2" loext:marker-style-name="T4"><text:span text:style-name="T4">455625</text:span></text:p></table:table-cell></table:table-row><table:table-row table:style-name="Table3.1"><table:table-cell table:style-name="Table3.A2" office:value-type="string"><text:p text:style-name="P2" loext:marker-style-name="T4"><text:span text:style-name="T4">14</text:span></text:p></table:table-cell><table:table-cell table:style-name="Table3.B2" office:value-type="string"><text:p text:style-name="P2" loext:marker-style-name="T4"><text:span text:style-name="T4">700-750</text:span></text:p></table:table-cell><table:table-cell table:style-name="Table3.B2" office:value-type="string"><text:p text:style-name="P2" loext:marker-style-name="T4"><text:span text:style-name="T4">725</text:span></text:p></table:table-cell><table:table-cell table:style-name="Table3.B2" office:value-type="string"><text:p text:style-name="P2" loext:marker-style-name="T4"><text:span text:style-name="T4">3</text:span></text:p></table:table-cell><table:table-cell table:style-name="Table3.B2" office:value-type="string"><text:p text:style-name="P2" loext:marker-style-name="T4"><text:span text:style-name="T4">2175</text:span></text:p></table:table-cell><table:table-cell table:style-name="Table3.B2" office:value-type="string"><text:p text:style-name="P2" loext:marker-style-name="T4"><text:span text:style-name="T4">1576875</text:span></text:p></table:table-cell></table:table-row><table:table-row table:style-name="Table3.1"><table:table-cell table:style-name="Table3.A2" office:value-type="string"><text:p text:style-name="P2" loext:marker-style-name="T4"><text:span text:style-name="T4">15</text:span></text:p></table:table-cell><table:table-cell table:style-name="Table3.B2" office:value-type="string"><text:p text:style-name="P2" loext:marker-style-name="T4"><text:span text:style-name="T4">750-950</text:span></text:p></table:table-cell><table:table-cell table:style-name="Table3.B2" office:value-type="string"><text:p text:style-name="P2" loext:marker-style-name="T4"><text:span text:style-name="T4">850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1700</text:span></text:p></table:table-cell><table:table-cell table:style-name="Table3.B2" office:value-type="string"><text:p text:style-name="P2" loext:marker-style-name="T4"><text:span text:style-name="T4">1445000</text:span></text:p></table:table-cell></table:table-row><table:table-row table:style-name="Table3.1"><table:table-cell table:style-name="Table3.A2" office:value-type="string"><text:p text:style-name="P2" loext:marker-style-name="T4"><text:span text:style-name="T4">16</text:span></text:p></table:table-cell><table:table-cell table:style-name="Table3.B2" office:value-type="string"><text:p text:style-name="P2" loext:marker-style-name="T4"><text:span text:style-name="T4">950-1150</text:span></text:p></table:table-cell><table:table-cell table:style-name="Table3.B2" office:value-type="string"><text:p text:style-name="P2" loext:marker-style-name="T4"><text:span text:style-name="T4">1050</text:span></text:p></table:table-cell><table:table-cell table:style-name="Table3.B2" office:value-type="string"><text:p text:style-name="P2" loext:marker-style-name="T4"><text:span text:style-name="T4">3</text:span></text:p></table:table-cell><table:table-cell table:style-name="Table3.B2" office:value-type="string"><text:p text:style-name="P2" loext:marker-style-name="T4"><text:span text:style-name="T4">3150</text:span></text:p></table:table-cell><table:table-cell table:style-name="Table3.B2" office:value-type="string"><text:p text:style-name="P2" loext:marker-style-name="T4"><text:span text:style-name="T4">3307500</text:span></text:p></table:table-cell></table:table-row><table:table-row table:style-name="Table3.1"><table:table-cell table:style-name="Table3.A2" office:value-type="string"><text:p text:style-name="P2" loext:marker-style-name="T4"><text:span text:style-name="T4">17</text:span></text:p></table:table-cell><table:table-cell table:style-name="Table3.B2" office:value-type="string"><text:p text:style-name="P2" loext:marker-style-name="T4"><text:span text:style-name="T4">1150-1400</text:span></text:p></table:table-cell><table:table-cell table:style-name="Table3.B2" office:value-type="string"><text:p text:style-name="P2" loext:marker-style-name="T4"><text:span text:style-name="T4">127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2550</text:span></text:p></table:table-cell><table:table-cell table:style-name="Table3.B2" office:value-type="string"><text:p text:style-name="P2" loext:marker-style-name="T4"><text:span text:style-name="T4">3251250</text:span></text:p></table:table-cell></table:table-row><table:table-row table:style-name="Table3.1"><table:table-cell table:style-name="Table3.A2" office:value-type="string"><text:p text:style-name="P2" loext:marker-style-name="T4"><text:span text:style-name="T4">18</text:span></text:p></table:table-cell><table:table-cell table:style-name="Table3.B2" office:value-type="string"><text:p text:style-name="P2" loext:marker-style-name="T4"><text:span text:style-name="T4">1400-1900</text:span></text:p></table:table-cell><table:table-cell table:style-name="Table3.B2" office:value-type="string"><text:p text:style-name="P2" loext:marker-style-name="T4"><text:span text:style-name="T4">1650</text:span></text:p></table:table-cell><table:table-cell table:style-name="Table3.B2" office:value-type="string"><text:p text:style-name="P2" loext:marker-style-name="T4"><text:span text:style-name="T4">1</text:span></text:p></table:table-cell><table:table-cell table:style-name="Table3.B2" office:value-type="string"><text:p text:style-name="P2" loext:marker-style-name="T4"><text:span text:style-name="T4">1650</text:span></text:p></table:table-cell><table:table-cell table:style-name="Table3.B2" office:value-type="string"><text:p text:style-name="P2" loext:marker-style-name="T4"><text:span text:style-name="T4">2722500</text:span></text:p></table:table-cell></table:table-row><table:table-row table:style-name="Table3.1"><table:table-cell table:style-name="Table3.A2" office:value-type="string"><text:p text:style-name="P2" loext:marker-style-name="T4"><text:span text:style-name="T4">19</text:span></text:p></table:table-cell><table:table-cell table:style-name="Table3.B2" office:value-type="string"><text:p text:style-name="P2" loext:marker-style-name="T4"><text:span text:style-name="T4">1900-2150</text:span></text:p></table:table-cell><table:table-cell table:style-name="Table3.B2" office:value-type="string"><text:p text:style-name="P2" loext:marker-style-name="T4"><text:span text:style-name="T4">202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4050</text:span></text:p></table:table-cell><table:table-cell table:style-name="Table3.B2" office:value-type="string"><text:p text:style-name="P2" loext:marker-style-name="T4"><text:span text:style-name="T4">8201250</text:span></text:p></table:table-cell></table:table-row><table:table-row table:style-name="Table3.1"><table:table-cell table:style-name="Table3.A2" office:value-type="string"><text:p text:style-name="P2" loext:marker-style-name="T4"><text:span text:style-name="T4">20</text:span></text:p></table:table-cell><table:table-cell table:style-name="Table3.B2" office:value-type="string"><text:p text:style-name="P2" loext:marker-style-name="T4"><text:span text:style-name="T4">2150-2500</text:span></text:p></table:table-cell><table:table-cell table:style-name="Table3.B2" office:value-type="string"><text:p text:style-name="P2" loext:marker-style-name="T4"><text:span text:style-name="T4">232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4650</text:span></text:p></table:table-cell><table:table-cell table:style-name="Table3.B2" office:value-type="string"><text:p text:style-name="P2" loext:marker-style-name="T4"><text:span text:style-name="T4">10811250</text:span></text:p></table:table-cell></table:table-row><table:table-row table:style-name="Table3.1"><table:table-cell table:style-name="Table3.A2" office:value-type="string"><text:p text:style-name="P2" loext:marker-style-name="T4"><text:span text:style-name="T4"/></text:p></table:table-cell><table:table-cell table:style-name="Table3.B2" office:value-type="string"><text:p text:style-name="P2" loext:marker-style-name="T4"><text:span text:style-name="T4"/></text:p></table:table-cell><table:table-cell table:style-name="Table3.B2" office:value-type="string"><text:p text:style-name="P2" loext:marker-style-name="T4"><text:span text:style-name="T4">Total</text:span></text:p></table:table-cell><table:table-cell table:style-name="Table3.B2" office:value-type="string"><text:p text:style-name="P2" loext:marker-style-name="T4"><text:span text:style-name="T4">201</text:span></text:p></table:table-cell><table:table-cell table:style-name="Table3.B2" office:value-type="string"><text:p text:style-name="P2" loext:marker-style-name="T4"><text:span text:style-name="T4">73825</text:span></text:p></table:table-cell><table:table-cell table:style-name="Table3.B2" office:value-type="string"><text:p text:style-name="P2" loext:marker-style-name="T4"><text:span text:style-name="T4">51001875</text:span></text:p></table:table-cell></table:table-row></table:table></draw:text-box></draw:frame><text:span text:style-name="T8">Exp</text:span><text:span text:style-name="T9">3</text:span></text:p>
      <text:p text:style-name="P7">Exp5</text:p>
      <text:p text:style-name="P5" loext:marker-style-name="T5"><draw:custom-shape text:anchor-type="char" draw:z-index="1" draw:name="Frame4" draw:style-name="gr1" draw:text-style-name="P10" svg:width="3.2343in" svg:height="5.1071in" svg:x="-0.3126in" svg:y="-0.1874in"><text:p text:style-name="Frame_20_Contents"/><loext:table table:name="Table4" table:style-name="Table4"><loext:table-column table:style-name="Table4.A" table:number-columns-repeated="3"/><loext:table-row table:style-name="Table4.1"><loext:table-cell table:style-name="Table4.A1" office:value-type="string"><text:p text:style-name="P8" loext:marker-style-name="T10"><text:span text:style-name="T10"/></text:p></loext:table-cell><loext:table-cell table:style-name="Table4.B1" office:value-type="string"><text:p text:style-name="P8" loext:marker-style-name="T11"><text:span text:style-name="T11">1</text:span><text:span text:style-name="T12">st</text:span><text:span text:style-name="T11"> Stratum</text:span></text:p></loext:table-cell><loext:table-cell table:style-name="Table4.B1" office:value-type="string"><text:p text:style-name="P8" loext:marker-style-name="T10"><text:span text:style-name="T10"/></text:p></loext:table-cell></loext:table-row><loext:table-row table:style-name="Table4.1"><loext:table-cell table:style-name="Table4.A2" office:value-type="string"><text:p text:style-name="P8" loext:marker-style-name="T10"><text:span text:style-name="T10">S.No.</text:span><text:span text:style-name="T10"/></text:p></loext:table-cell><loext:table-cell table:style-name="Table4.B2" office:value-type="string"><text:p text:style-name="P8" loext:marker-style-name="T10"><text:span text:style-name="T10">y</text:span><text:span text:style-name="T13">i</text:span></text:p></loext:table-cell><loext:table-cell table:style-name="Table4.B2" office:value-type="string"><text:p text:style-name="P8" loext:marker-style-name="T14"><text:span text:style-name="T14">y</text:span><text:span text:style-name="T15">i</text:span><text:span text:style-name="T16">2</text:span></text:p></loext:table-cell></loext:table-row><loext:table-row table:style-name="Table4.3"><loext:table-cell table:style-name="Table4.A2" office:value-type="string"><text:p text:style-name="P8" loext:marker-style-name="T14"><text:span text:style-name="T14">1</text:span><text:span text:style-name="T14"/></text:p></loext:table-cell><loext:table-cell table:style-name="Table4.B2" office:value-type="string"><text:p text:style-name="P8" loext:marker-style-name="T14"><text:span text:style-name="T14">1100</text:span><text:span text:style-name="T14"/></text:p></loext:table-cell><loext:table-cell table:style-name="Table4.B2" office:value-type="string"><text:p text:style-name="P8" loext:marker-style-name="T14"><text:span text:style-name="T14">1210000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2</text:span><text:span text:style-name="T14"/></text:p></loext:table-cell><loext:table-cell table:style-name="Table4.B2" office:value-type="string"><text:p text:style-name="P8" loext:marker-style-name="T14"><text:span text:style-name="T14">1079</text:span><text:span text:style-name="T14"/></text:p></loext:table-cell><loext:table-cell table:style-name="Table4.B2" office:value-type="string"><text:p text:style-name="P8" loext:marker-style-name="T14"><text:span text:style-name="T14">1164241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3</text:span><text:span text:style-name="T14"/></text:p></loext:table-cell><loext:table-cell table:style-name="Table4.B2" office:value-type="string"><text:p text:style-name="P8" loext:marker-style-name="T14"><text:span text:style-name="T14">963</text:span><text:span text:style-name="T14"/></text:p></loext:table-cell><loext:table-cell table:style-name="Table4.B2" office:value-type="string"><text:p text:style-name="P8" loext:marker-style-name="T14"><text:span text:style-name="T14">927369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4</text:span><text:span text:style-name="T14"/></text:p></loext:table-cell><loext:table-cell table:style-name="Table4.B2" office:value-type="string"><text:p text:style-name="P8" loext:marker-style-name="T14"><text:span text:style-name="T14">956</text:span><text:span text:style-name="T14"/></text:p></loext:table-cell><loext:table-cell table:style-name="Table4.B2" office:value-type="string"><text:p text:style-name="P8" loext:marker-style-name="T14"><text:span text:style-name="T14">913936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5</text:span><text:span text:style-name="T14"/></text:p></loext:table-cell><loext:table-cell table:style-name="Table4.B2" office:value-type="string"><text:p text:style-name="P8" loext:marker-style-name="T14"><text:span text:style-name="T14">915</text:span><text:span text:style-name="T14"/></text:p></loext:table-cell><loext:table-cell table:style-name="Table4.B2" office:value-type="string"><text:p text:style-name="P8" loext:marker-style-name="T14"><text:span text:style-name="T14">837225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6</text:span><text:span text:style-name="T14"/></text:p></loext:table-cell><loext:table-cell table:style-name="Table4.B2" office:value-type="string"><text:p text:style-name="P8" loext:marker-style-name="T14"><text:span text:style-name="T14">879</text:span><text:span text:style-name="T14"/></text:p></loext:table-cell><loext:table-cell table:style-name="Table4.B2" office:value-type="string"><text:p text:style-name="P8" loext:marker-style-name="T14"><text:span text:style-name="T14">772641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7</text:span><text:span text:style-name="T14"/></text:p></loext:table-cell><loext:table-cell table:style-name="Table4.B2" office:value-type="string"><text:p text:style-name="P8" loext:marker-style-name="T14"><text:span text:style-name="T14">879</text:span><text:span text:style-name="T14"/></text:p></loext:table-cell><loext:table-cell table:style-name="Table4.B2" office:value-type="string"><text:p text:style-name="P8" loext:marker-style-name="T14"><text:span text:style-name="T14">772641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8</text:span><text:span text:style-name="T14"/></text:p></loext:table-cell><loext:table-cell table:style-name="Table4.B2" office:value-type="string"><text:p text:style-name="P8" loext:marker-style-name="T14"><text:span text:style-name="T14">870</text:span><text:span text:style-name="T14"/></text:p></loext:table-cell><loext:table-cell table:style-name="Table4.B2" office:value-type="string"><text:p text:style-name="P8" loext:marker-style-name="T14"><text:span text:style-name="T14">756900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9</text:span><text:span text:style-name="T14"/></text:p></loext:table-cell><loext:table-cell table:style-name="Table4.B2" office:value-type="string"><text:p text:style-name="P8" loext:marker-style-name="T14"><text:span text:style-name="T14">822</text:span><text:span text:style-name="T14"/></text:p></loext:table-cell><loext:table-cell table:style-name="Table4.B2" office:value-type="string"><text:p text:style-name="P8" loext:marker-style-name="T14"><text:span text:style-name="T14">675684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0</text:span><text:span text:style-name="T14"/></text:p></loext:table-cell><loext:table-cell table:style-name="Table4.B2" office:value-type="string"><text:p text:style-name="P8" loext:marker-style-name="T14"><text:span text:style-name="T14">818</text:span><text:span text:style-name="T14"/></text:p></loext:table-cell><loext:table-cell table:style-name="Table4.B2" office:value-type="string"><text:p text:style-name="P8" loext:marker-style-name="T14"><text:span text:style-name="T14">669124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1</text:span><text:span text:style-name="T14"/></text:p></loext:table-cell><loext:table-cell table:style-name="Table4.B2" office:value-type="string"><text:p text:style-name="P8" loext:marker-style-name="T14"><text:span text:style-name="T14">789</text:span><text:span text:style-name="T14"/></text:p></loext:table-cell><loext:table-cell table:style-name="Table4.B2" office:value-type="string"><text:p text:style-name="P8" loext:marker-style-name="T14"><text:span text:style-name="T14">622521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2</text:span><text:span text:style-name="T14"/></text:p></loext:table-cell><loext:table-cell table:style-name="Table4.B2" office:value-type="string"><text:p text:style-name="P8" loext:marker-style-name="T14"><text:span text:style-name="T14">785</text:span><text:span text:style-name="T14"/></text:p></loext:table-cell><loext:table-cell table:style-name="Table4.B2" office:value-type="string"><text:p text:style-name="P8" loext:marker-style-name="T14"><text:span text:style-name="T14">616225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3</text:span><text:span text:style-name="T14"/></text:p></loext:table-cell><loext:table-cell table:style-name="Table4.B2" office:value-type="string"><text:p text:style-name="P8" loext:marker-style-name="T14"><text:span text:style-name="T14">738</text:span><text:span text:style-name="T14"/></text:p></loext:table-cell><loext:table-cell table:style-name="Table4.B2" office:value-type="string"><text:p text:style-name="P8" loext:marker-style-name="T14"><text:span text:style-name="T14">544644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4</text:span><text:span text:style-name="T14"/></text:p></loext:table-cell><loext:table-cell table:style-name="Table4.B2" office:value-type="string"><text:p text:style-name="P8" loext:marker-style-name="T14"><text:span text:style-name="T14">717</text:span><text:span text:style-name="T14"/></text:p></loext:table-cell><loext:table-cell table:style-name="Table4.B2" office:value-type="string"><text:p text:style-name="P8" loext:marker-style-name="T14"><text:span text:style-name="T14">514089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5</text:span><text:span text:style-name="T14"/></text:p></loext:table-cell><loext:table-cell table:style-name="Table4.B2" office:value-type="string"><text:p text:style-name="P8" loext:marker-style-name="T14"><text:span text:style-name="T14">714</text:span><text:span text:style-name="T14"/></text:p></loext:table-cell><loext:table-cell table:style-name="Table4.B2" office:value-type="string"><text:p text:style-name="P8" loext:marker-style-name="T14"><text:span text:style-name="T14">509796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6</text:span><text:span text:style-name="T14"/></text:p></loext:table-cell><loext:table-cell table:style-name="Table4.B2" office:value-type="string"><text:p text:style-name="P8" loext:marker-style-name="T14"><text:span text:style-name="T14">693</text:span><text:span text:style-name="T14"/></text:p></loext:table-cell><loext:table-cell table:style-name="Table4.B2" office:value-type="string"><text:p text:style-name="P8" loext:marker-style-name="T14"><text:span text:style-name="T14">480249</text:span><text:span text:style-name="T14"/></text:p></loext:table-cell></loext:table-row><loext:table-row table:style-name="Table4.3"><loext:table-cell table:style-name="Table4.A2" office:value-type="string"><text:p text:style-name="P8" loext:marker-style-name="T10"><text:span text:style-name="T10">Total</text:span><text:span text:style-name="T10"/></text:p></loext:table-cell><loext:table-cell table:style-name="Table4.B2" office:value-type="string"><text:p text:style-name="P8" loext:marker-style-name="T14"><text:span text:style-name="T14">13717</text:span><text:span text:style-name="T14"/></text:p></loext:table-cell><loext:table-cell table:style-name="Table4.B2" office:value-type="string"><text:p text:style-name="P8" loext:marker-style-name="T14"><text:span text:style-name="T14">11987285</text:span><text:span text:style-name="T14"/></text:p></loext:table-cell></loext:table-row></loext:table><text:p text:style-name="P9" loext:marker-style-name="T1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Frame5" draw:style-name="gr2" draw:text-style-name="P10" svg:width="4.5004in" svg:height="10.2713in" svg:x="3.2709in" svg:y="0.1252in"><loext:table table:name="Table5" table:style-name="Table5"><loext:table-column table:style-name="Table5.A"/><loext:table-column table:style-name="Table5.B"/><loext:table-column table:style-name="Table5.C"/><loext:table-row table:style-name="Table5.1"><loext:table-cell table:style-name="Table5.A1" office:value-type="string"><text:p text:style-name="P8" loext:marker-style-name="T18"><text:span text:style-name="T18"/></text:p></loext:table-cell><loext:table-cell table:style-name="Table5.B1" office:value-type="string"><text:p text:style-name="P8" loext:marker-style-name="T19"><text:span text:style-name="T19">2</text:span><text:span text:style-name="T20">nd</text:span><text:span text:style-name="T19"> Stratum</text:span></text:p></loext:table-cell><loext:table-cell table:style-name="Table5.B1" office:value-type="string"><text:p text:style-name="P8" loext:marker-style-name="T18"><text:span text:style-name="T18"/></text:p></loext:table-cell></loext:table-row><loext:table-row table:style-name="Table5.1"><loext:table-cell table:style-name="Table5.A2" office:value-type="string"><text:p text:style-name="P8" loext:marker-style-name="T18"><text:span text:style-name="T18">S.No.</text:span><text:span text:style-name="T18"/></text:p></loext:table-cell><loext:table-cell table:style-name="Table5.B2" office:value-type="string"><text:p text:style-name="P8" loext:marker-style-name="T18"><text:span text:style-name="T18">y</text:span><text:span text:style-name="T21">i</text:span></text:p></loext:table-cell><loext:table-cell table:style-name="Table5.B2" office:value-type="string"><text:p text:style-name="P8" loext:marker-style-name="T22"><text:span text:style-name="T22">y</text:span><text:span text:style-name="T23">i</text:span><text:span text:style-name="T24">2</text:span></text:p></loext:table-cell></loext:table-row><loext:table-row table:style-name="Table5.3"><loext:table-cell table:style-name="Table5.A2" office:value-type="string"><text:p text:style-name="P8" loext:marker-style-name="T22"><text:span text:style-name="T22">1</text:span><text:span text:style-name="T22"/></text:p></loext:table-cell><loext:table-cell table:style-name="Table5.B2" office:value-type="string"><text:p text:style-name="P8" loext:marker-style-name="T22"><text:span text:style-name="T22">659</text:span><text:span text:style-name="T22"/></text:p></loext:table-cell><loext:table-cell table:style-name="Table5.B2" office:value-type="string"><text:p text:style-name="P8" loext:marker-style-name="T22"><text:span text:style-name="T22">43428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</text:span><text:span text:style-name="T22"/></text:p></loext:table-cell><loext:table-cell table:style-name="Table5.B2" office:value-type="string"><text:p text:style-name="P8" loext:marker-style-name="T22"><text:span text:style-name="T22">652</text:span><text:span text:style-name="T22"/></text:p></loext:table-cell><loext:table-cell table:style-name="Table5.B2" office:value-type="string"><text:p text:style-name="P8" loext:marker-style-name="T22"><text:span text:style-name="T22">42510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</text:span><text:span text:style-name="T22"/></text:p></loext:table-cell><loext:table-cell table:style-name="Table5.B2" office:value-type="string"><text:p text:style-name="P8" loext:marker-style-name="T22"><text:span text:style-name="T22">651</text:span><text:span text:style-name="T22"/></text:p></loext:table-cell><loext:table-cell table:style-name="Table5.B2" office:value-type="string"><text:p text:style-name="P8" loext:marker-style-name="T22"><text:span text:style-name="T22">42380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</text:span><text:span text:style-name="T22"/></text:p></loext:table-cell><loext:table-cell table:style-name="Table5.B2" office:value-type="string"><text:p text:style-name="P8" loext:marker-style-name="T22"><text:span text:style-name="T22">640</text:span><text:span text:style-name="T22"/></text:p></loext:table-cell><loext:table-cell table:style-name="Table5.B2" office:value-type="string"><text:p text:style-name="P8" loext:marker-style-name="T22"><text:span text:style-name="T22">4096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5</text:span><text:span text:style-name="T22"/></text:p></loext:table-cell><loext:table-cell table:style-name="Table5.B2" office:value-type="string"><text:p text:style-name="P8" loext:marker-style-name="T22"><text:span text:style-name="T22">637</text:span><text:span text:style-name="T22"/></text:p></loext:table-cell><loext:table-cell table:style-name="Table5.B2" office:value-type="string"><text:p text:style-name="P8" loext:marker-style-name="T22"><text:span text:style-name="T22">40576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6</text:span><text:span text:style-name="T22"/></text:p></loext:table-cell><loext:table-cell table:style-name="Table5.B2" office:value-type="string"><text:p text:style-name="P8" loext:marker-style-name="T22"><text:span text:style-name="T22">636</text:span><text:span text:style-name="T22"/></text:p></loext:table-cell><loext:table-cell table:style-name="Table5.B2" office:value-type="string"><text:p text:style-name="P8" loext:marker-style-name="T22"><text:span text:style-name="T22">40449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7</text:span><text:span text:style-name="T22"/></text:p></loext:table-cell><loext:table-cell table:style-name="Table5.B2" office:value-type="string"><text:p text:style-name="P8" loext:marker-style-name="T22"><text:span text:style-name="T22">629</text:span><text:span text:style-name="T22"/></text:p></loext:table-cell><loext:table-cell table:style-name="Table5.B2" office:value-type="string"><text:p text:style-name="P8" loext:marker-style-name="T22"><text:span text:style-name="T22">39564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8</text:span><text:span text:style-name="T22"/></text:p></loext:table-cell><loext:table-cell table:style-name="Table5.B2" office:value-type="string"><text:p text:style-name="P8" loext:marker-style-name="T22"><text:span text:style-name="T22">614</text:span><text:span text:style-name="T22"/></text:p></loext:table-cell><loext:table-cell table:style-name="Table5.B2" office:value-type="string"><text:p text:style-name="P8" loext:marker-style-name="T22"><text:span text:style-name="T22">37699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9</text:span><text:span text:style-name="T22"/></text:p></loext:table-cell><loext:table-cell table:style-name="Table5.B2" office:value-type="string"><text:p text:style-name="P8" loext:marker-style-name="T22"><text:span text:style-name="T22">609</text:span><text:span text:style-name="T22"/></text:p></loext:table-cell><loext:table-cell table:style-name="Table5.B2" office:value-type="string"><text:p text:style-name="P8" loext:marker-style-name="T22"><text:span text:style-name="T22">37088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0</text:span><text:span text:style-name="T22"/></text:p></loext:table-cell><loext:table-cell table:style-name="Table5.B2" office:value-type="string"><text:p text:style-name="P8" loext:marker-style-name="T22"><text:span text:style-name="T22">601</text:span><text:span text:style-name="T22"/></text:p></loext:table-cell><loext:table-cell table:style-name="Table5.B2" office:value-type="string"><text:p text:style-name="P8" loext:marker-style-name="T22"><text:span text:style-name="T22">36120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1</text:span><text:span text:style-name="T22"/></text:p></loext:table-cell><loext:table-cell table:style-name="Table5.B2" office:value-type="string"><text:p text:style-name="P8" loext:marker-style-name="T22"><text:span text:style-name="T22">582</text:span><text:span text:style-name="T22"/></text:p></loext:table-cell><loext:table-cell table:style-name="Table5.B2" office:value-type="string"><text:p text:style-name="P8" loext:marker-style-name="T22"><text:span text:style-name="T22">33872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2</text:span><text:span text:style-name="T22"/></text:p></loext:table-cell><loext:table-cell table:style-name="Table5.B2" office:value-type="string"><text:p text:style-name="P8" loext:marker-style-name="T22"><text:span text:style-name="T22">581</text:span><text:span text:style-name="T22"/></text:p></loext:table-cell><loext:table-cell table:style-name="Table5.B2" office:value-type="string"><text:p text:style-name="P8" loext:marker-style-name="T22"><text:span text:style-name="T22">33756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3</text:span><text:span text:style-name="T22"/></text:p></loext:table-cell><loext:table-cell table:style-name="Table5.B2" office:value-type="string"><text:p text:style-name="P8" loext:marker-style-name="T22"><text:span text:style-name="T22">580</text:span><text:span text:style-name="T22"/></text:p></loext:table-cell><loext:table-cell table:style-name="Table5.B2" office:value-type="string"><text:p text:style-name="P8" loext:marker-style-name="T22"><text:span text:style-name="T22">3364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4</text:span><text:span text:style-name="T22"/></text:p></loext:table-cell><loext:table-cell table:style-name="Table5.B2" office:value-type="string"><text:p text:style-name="P8" loext:marker-style-name="T22"><text:span text:style-name="T22">572</text:span><text:span text:style-name="T22"/></text:p></loext:table-cell><loext:table-cell table:style-name="Table5.B2" office:value-type="string"><text:p text:style-name="P8" loext:marker-style-name="T22"><text:span text:style-name="T22">32718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5</text:span><text:span text:style-name="T22"/></text:p></loext:table-cell><loext:table-cell table:style-name="Table5.B2" office:value-type="string"><text:p text:style-name="P8" loext:marker-style-name="T22"><text:span text:style-name="T22">569</text:span><text:span text:style-name="T22"/></text:p></loext:table-cell><loext:table-cell table:style-name="Table5.B2" office:value-type="string"><text:p text:style-name="P8" loext:marker-style-name="T22"><text:span text:style-name="T22">32376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6</text:span><text:span text:style-name="T22"/></text:p></loext:table-cell><loext:table-cell table:style-name="Table5.B2" office:value-type="string"><text:p text:style-name="P8" loext:marker-style-name="T22"><text:span text:style-name="T22">566</text:span><text:span text:style-name="T22"/></text:p></loext:table-cell><loext:table-cell table:style-name="Table5.B2" office:value-type="string"><text:p text:style-name="P8" loext:marker-style-name="T22"><text:span text:style-name="T22">32035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7</text:span><text:span text:style-name="T22"/></text:p></loext:table-cell><loext:table-cell table:style-name="Table5.B2" office:value-type="string"><text:p text:style-name="P8" loext:marker-style-name="T22"><text:span text:style-name="T22">563</text:span><text:span text:style-name="T22"/></text:p></loext:table-cell><loext:table-cell table:style-name="Table5.B2" office:value-type="string"><text:p text:style-name="P8" loext:marker-style-name="T22"><text:span text:style-name="T22">31696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8</text:span><text:span text:style-name="T22"/></text:p></loext:table-cell><loext:table-cell table:style-name="Table5.B2" office:value-type="string"><text:p text:style-name="P8" loext:marker-style-name="T22"><text:span text:style-name="T22">559</text:span><text:span text:style-name="T22"/></text:p></loext:table-cell><loext:table-cell table:style-name="Table5.B2" office:value-type="string"><text:p text:style-name="P8" loext:marker-style-name="T22"><text:span text:style-name="T22">31248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9</text:span><text:span text:style-name="T22"/></text:p></loext:table-cell><loext:table-cell table:style-name="Table5.B2" office:value-type="string"><text:p text:style-name="P8" loext:marker-style-name="T22"><text:span text:style-name="T22">552</text:span><text:span text:style-name="T22"/></text:p></loext:table-cell><loext:table-cell table:style-name="Table5.B2" office:value-type="string"><text:p text:style-name="P8" loext:marker-style-name="T22"><text:span text:style-name="T22">30470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0</text:span><text:span text:style-name="T22"/></text:p></loext:table-cell><loext:table-cell table:style-name="Table5.B2" office:value-type="string"><text:p text:style-name="P8" loext:marker-style-name="T22"><text:span text:style-name="T22">541</text:span><text:span text:style-name="T22"/></text:p></loext:table-cell><loext:table-cell table:style-name="Table5.B2" office:value-type="string"><text:p text:style-name="P8" loext:marker-style-name="T22"><text:span text:style-name="T22">29268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1</text:span><text:span text:style-name="T22"/></text:p></loext:table-cell><loext:table-cell table:style-name="Table5.B2" office:value-type="string"><text:p text:style-name="P8" loext:marker-style-name="T22"><text:span text:style-name="T22">526</text:span><text:span text:style-name="T22"/></text:p></loext:table-cell><loext:table-cell table:style-name="Table5.B2" office:value-type="string"><text:p text:style-name="P8" loext:marker-style-name="T22"><text:span text:style-name="T22">27667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2</text:span><text:span text:style-name="T22"/></text:p></loext:table-cell><loext:table-cell table:style-name="Table5.B2" office:value-type="string"><text:p text:style-name="P8" loext:marker-style-name="T22"><text:span text:style-name="T22">520</text:span><text:span text:style-name="T22"/></text:p></loext:table-cell><loext:table-cell table:style-name="Table5.B2" office:value-type="string"><text:p text:style-name="P8" loext:marker-style-name="T22"><text:span text:style-name="T22">2704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3</text:span><text:span text:style-name="T22"/></text:p></loext:table-cell><loext:table-cell table:style-name="Table5.B2" office:value-type="string"><text:p text:style-name="P8" loext:marker-style-name="T22"><text:span text:style-name="T22">510</text:span><text:span text:style-name="T22"/></text:p></loext:table-cell><loext:table-cell table:style-name="Table5.B2" office:value-type="string"><text:p text:style-name="P8" loext:marker-style-name="T22"><text:span text:style-name="T22">2601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4</text:span><text:span text:style-name="T22"/></text:p></loext:table-cell><loext:table-cell table:style-name="Table5.B2" office:value-type="string"><text:p text:style-name="P8" loext:marker-style-name="T22"><text:span text:style-name="T22">489</text:span><text:span text:style-name="T22"/></text:p></loext:table-cell><loext:table-cell table:style-name="Table5.B2" office:value-type="string"><text:p text:style-name="P8" loext:marker-style-name="T22"><text:span text:style-name="T22">23912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5</text:span><text:span text:style-name="T22"/></text:p></loext:table-cell><loext:table-cell table:style-name="Table5.B2" office:value-type="string"><text:p text:style-name="P8" loext:marker-style-name="T22"><text:span text:style-name="T22">483</text:span><text:span text:style-name="T22"/></text:p></loext:table-cell><loext:table-cell table:style-name="Table5.B2" office:value-type="string"><text:p text:style-name="P8" loext:marker-style-name="T22"><text:span text:style-name="T22">23328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6</text:span><text:span text:style-name="T22"/></text:p></loext:table-cell><loext:table-cell table:style-name="Table5.B2" office:value-type="string"><text:p text:style-name="P8" loext:marker-style-name="T22"><text:span text:style-name="T22">461</text:span><text:span text:style-name="T22"/></text:p></loext:table-cell><loext:table-cell table:style-name="Table5.B2" office:value-type="string"><text:p text:style-name="P8" loext:marker-style-name="T22"><text:span text:style-name="T22">21252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7</text:span><text:span text:style-name="T22"/></text:p></loext:table-cell><loext:table-cell table:style-name="Table5.B2" office:value-type="string"><text:p text:style-name="P8" loext:marker-style-name="T22"><text:span text:style-name="T22">457</text:span><text:span text:style-name="T22"/></text:p></loext:table-cell><loext:table-cell table:style-name="Table5.B2" office:value-type="string"><text:p text:style-name="P8" loext:marker-style-name="T22"><text:span text:style-name="T22">20884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8</text:span><text:span text:style-name="T22"/></text:p></loext:table-cell><loext:table-cell table:style-name="Table5.B2" office:value-type="string"><text:p text:style-name="P8" loext:marker-style-name="T22"><text:span text:style-name="T22">444</text:span><text:span text:style-name="T22"/></text:p></loext:table-cell><loext:table-cell table:style-name="Table5.B2" office:value-type="string"><text:p text:style-name="P8" loext:marker-style-name="T22"><text:span text:style-name="T22">19713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9</text:span><text:span text:style-name="T22"/></text:p></loext:table-cell><loext:table-cell table:style-name="Table5.B2" office:value-type="string"><text:p text:style-name="P8" loext:marker-style-name="T22"><text:span text:style-name="T22">378</text:span><text:span text:style-name="T22"/></text:p></loext:table-cell><loext:table-cell table:style-name="Table5.B2" office:value-type="string"><text:p text:style-name="P8" loext:marker-style-name="T22"><text:span text:style-name="T22">14288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0</text:span><text:span text:style-name="T22"/></text:p></loext:table-cell><loext:table-cell table:style-name="Table5.B2" office:value-type="string"><text:p text:style-name="P8" loext:marker-style-name="T22"><text:span text:style-name="T22">350</text:span><text:span text:style-name="T22"/></text:p></loext:table-cell><loext:table-cell table:style-name="Table5.B2" office:value-type="string"><text:p text:style-name="P8" loext:marker-style-name="T22"><text:span text:style-name="T22">1225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1</text:span><text:span text:style-name="T22"/></text:p></loext:table-cell><loext:table-cell table:style-name="Table5.B2" office:value-type="string"><text:p text:style-name="P8" loext:marker-style-name="T22"><text:span text:style-name="T22">347</text:span><text:span text:style-name="T22"/></text:p></loext:table-cell><loext:table-cell table:style-name="Table5.B2" office:value-type="string"><text:p text:style-name="P8" loext:marker-style-name="T22"><text:span text:style-name="T22">12040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2</text:span><text:span text:style-name="T22"/></text:p></loext:table-cell><loext:table-cell table:style-name="Table5.B2" office:value-type="string"><text:p text:style-name="P8" loext:marker-style-name="T22"><text:span text:style-name="T22">336</text:span><text:span text:style-name="T22"/></text:p></loext:table-cell><loext:table-cell table:style-name="Table5.B2" office:value-type="string"><text:p text:style-name="P8" loext:marker-style-name="T22"><text:span text:style-name="T22">11289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3</text:span><text:span text:style-name="T22"/></text:p></loext:table-cell><loext:table-cell table:style-name="Table5.B2" office:value-type="string"><text:p text:style-name="P8" loext:marker-style-name="T22"><text:span text:style-name="T22">332</text:span><text:span text:style-name="T22"/></text:p></loext:table-cell><loext:table-cell table:style-name="Table5.B2" office:value-type="string"><text:p text:style-name="P8" loext:marker-style-name="T22"><text:span text:style-name="T22">11022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4</text:span><text:span text:style-name="T22"/></text:p></loext:table-cell><loext:table-cell table:style-name="Table5.B2" office:value-type="string"><text:p text:style-name="P8" loext:marker-style-name="T22"><text:span text:style-name="T22">301</text:span><text:span text:style-name="T22"/></text:p></loext:table-cell><loext:table-cell table:style-name="Table5.B2" office:value-type="string"><text:p text:style-name="P8" loext:marker-style-name="T22"><text:span text:style-name="T22">9060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5</text:span><text:span text:style-name="T22"/></text:p></loext:table-cell><loext:table-cell table:style-name="Table5.B2" office:value-type="string"><text:p text:style-name="P8" loext:marker-style-name="T22"><text:span text:style-name="T22">290</text:span><text:span text:style-name="T22"/></text:p></loext:table-cell><loext:table-cell table:style-name="Table5.B2" office:value-type="string"><text:p text:style-name="P8" loext:marker-style-name="T22"><text:span text:style-name="T22">841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6</text:span><text:span text:style-name="T22"/></text:p></loext:table-cell><loext:table-cell table:style-name="Table5.B2" office:value-type="string"><text:p text:style-name="P8" loext:marker-style-name="T22"><text:span text:style-name="T22">289</text:span><text:span text:style-name="T22"/></text:p></loext:table-cell><loext:table-cell table:style-name="Table5.B2" office:value-type="string"><text:p text:style-name="P8" loext:marker-style-name="T22"><text:span text:style-name="T22">8352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7</text:span><text:span text:style-name="T22"/></text:p></loext:table-cell><loext:table-cell table:style-name="Table5.B2" office:value-type="string"><text:p text:style-name="P8" loext:marker-style-name="T22"><text:span text:style-name="T22">284</text:span><text:span text:style-name="T22"/></text:p></loext:table-cell><loext:table-cell table:style-name="Table5.B2" office:value-type="string"><text:p text:style-name="P8" loext:marker-style-name="T22"><text:span text:style-name="T22">8065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8</text:span><text:span text:style-name="T22"/></text:p></loext:table-cell><loext:table-cell table:style-name="Table5.B2" office:value-type="string"><text:p text:style-name="P8" loext:marker-style-name="T22"><text:span text:style-name="T22">273</text:span><text:span text:style-name="T22"/></text:p></loext:table-cell><loext:table-cell table:style-name="Table5.B2" office:value-type="string"><text:p text:style-name="P8" loext:marker-style-name="T22"><text:span text:style-name="T22">7452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9</text:span><text:span text:style-name="T22"/></text:p></loext:table-cell><loext:table-cell table:style-name="Table5.B2" office:value-type="string"><text:p text:style-name="P8" loext:marker-style-name="T22"><text:span text:style-name="T22">273</text:span><text:span text:style-name="T22"/></text:p></loext:table-cell><loext:table-cell table:style-name="Table5.B2" office:value-type="string"><text:p text:style-name="P8" loext:marker-style-name="T22"><text:span text:style-name="T22">7452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0</text:span><text:span text:style-name="T22"/></text:p></loext:table-cell><loext:table-cell table:style-name="Table5.B2" office:value-type="string"><text:p text:style-name="P8" loext:marker-style-name="T22"><text:span text:style-name="T22">264</text:span><text:span text:style-name="T22"/></text:p></loext:table-cell><loext:table-cell table:style-name="Table5.B2" office:value-type="string"><text:p text:style-name="P8" loext:marker-style-name="T22"><text:span text:style-name="T22">6969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1</text:span><text:span text:style-name="T22"/></text:p></loext:table-cell><loext:table-cell table:style-name="Table5.B2" office:value-type="string"><text:p text:style-name="P8" loext:marker-style-name="T22"><text:span text:style-name="T22">232</text:span><text:span text:style-name="T22"/></text:p></loext:table-cell><loext:table-cell table:style-name="Table5.B2" office:value-type="string"><text:p text:style-name="P8" loext:marker-style-name="T22"><text:span text:style-name="T22">5382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2</text:span><text:span text:style-name="T22"/></text:p></loext:table-cell><loext:table-cell table:style-name="Table5.B2" office:value-type="string"><text:p text:style-name="P8" loext:marker-style-name="T22"><text:span text:style-name="T22">220</text:span><text:span text:style-name="T22"/></text:p></loext:table-cell><loext:table-cell table:style-name="Table5.B2" office:value-type="string"><text:p text:style-name="P8" loext:marker-style-name="T22"><text:span text:style-name="T22">484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3</text:span><text:span text:style-name="T22"/></text:p></loext:table-cell><loext:table-cell table:style-name="Table5.B2" office:value-type="string"><text:p text:style-name="P8" loext:marker-style-name="T22"><text:span text:style-name="T22">203</text:span><text:span text:style-name="T22"/></text:p></loext:table-cell><loext:table-cell table:style-name="Table5.B2" office:value-type="string"><text:p text:style-name="P8" loext:marker-style-name="T22"><text:span text:style-name="T22">4120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4</text:span><text:span text:style-name="T22"/></text:p></loext:table-cell><loext:table-cell table:style-name="Table5.B2" office:value-type="string"><text:p text:style-name="P8" loext:marker-style-name="T22"><text:span text:style-name="T22">182</text:span><text:span text:style-name="T22"/></text:p></loext:table-cell><loext:table-cell table:style-name="Table5.B2" office:value-type="string"><text:p text:style-name="P8" loext:marker-style-name="T22"><text:span text:style-name="T22">3312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5</text:span><text:span text:style-name="T22"/></text:p></loext:table-cell><loext:table-cell table:style-name="Table5.B2" office:value-type="string"><text:p text:style-name="P8" loext:marker-style-name="T22"><text:span text:style-name="T22">165</text:span><text:span text:style-name="T22"/></text:p></loext:table-cell><loext:table-cell table:style-name="Table5.B2" office:value-type="string"><text:p text:style-name="P8" loext:marker-style-name="T22"><text:span text:style-name="T22">27225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6</text:span><text:span text:style-name="T22"/></text:p></loext:table-cell><loext:table-cell table:style-name="Table5.B2" office:value-type="string"><text:p text:style-name="P8" loext:marker-style-name="T22"><text:span text:style-name="T22">163</text:span><text:span text:style-name="T22"/></text:p></loext:table-cell><loext:table-cell table:style-name="Table5.B2" office:value-type="string"><text:p text:style-name="P8" loext:marker-style-name="T22"><text:span text:style-name="T22">2656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7</text:span><text:span text:style-name="T22"/></text:p></loext:table-cell><loext:table-cell table:style-name="Table5.B2" office:value-type="string"><text:p text:style-name="P8" loext:marker-style-name="T22"><text:span text:style-name="T22">154</text:span><text:span text:style-name="T22"/></text:p></loext:table-cell><loext:table-cell table:style-name="Table5.B2" office:value-type="string"><text:p text:style-name="P8" loext:marker-style-name="T22"><text:span text:style-name="T22">2371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8</text:span><text:span text:style-name="T22"/></text:p></loext:table-cell><loext:table-cell table:style-name="Table5.B2" office:value-type="string"><text:p text:style-name="P8" loext:marker-style-name="T22"><text:span text:style-name="T22">124</text:span><text:span text:style-name="T22"/></text:p></loext:table-cell><loext:table-cell table:style-name="Table5.B2" office:value-type="string"><text:p text:style-name="P8" loext:marker-style-name="T22"><text:span text:style-name="T22">15376</text:span><text:span text:style-name="T22"/></text:p></loext:table-cell></loext:table-row><loext:table-row table:style-name="Table5.51"><loext:table-cell table:style-name="Table5.A2" office:value-type="string"><text:p text:style-name="P11" loext:marker-style-name="T18"><text:span text:style-name="T18">Total</text:span><text:span text:style-name="T18"/></text:p></loext:table-cell><loext:table-cell table:style-name="Table5.B2" office:value-type="string"><text:p text:style-name="P11" loext:marker-style-name="T22"><text:span text:style-name="T22">21043</text:span><text:span text:style-name="T22"/></text:p></loext:table-cell><loext:table-cell table:style-name="Table5.B2" office:value-type="string"><text:p text:style-name="P11" loext:marker-style-name="T22"><text:span text:style-name="T22">10552671</text:span><text:span text:style-name="T22"/></text:p></loext:table-cell></loext:table-row></loext:table><text:p text:style-name="P1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4"><draw:frame draw:style-name="fr4" draw:name="Frame7" text:anchor-type="paragraph" svg:x="-0.0783in" svg:y="0.9591in" svg:width="7.2236in" draw:z-index="3" loext:may-break-between-pages="true"><draw:text-box fo:min-height="0.0161in"><table:table table:name="Table7" table:style-name="Table7"><table:table-column table:style-name="Table7.A"/><table:table-column table:style-name="Table7.B"/><table:table-column table:style-name="Table7.C"/><table:table-column table:style-name="Table7.D"/><table:table-column table:style-name="Table7.E"/><table:table-column table:style-name="Table7.D"/><table:table-column table:style-name="Table7.G"/><table:table-column table:style-name="Table7.H"/><table:table-column table:style-name="Table7.I"/><table:table-column table:style-name="Table7.J"/><table:table-column table:style-name="Table7.D"/><table:table-column table:style-name="Table7.L"/><table:table-row table:style-name="Table7.1"><table:table-cell table:style-name="Table7.A1" office:value-type="string"><text:p text:style-name="P2" loext:marker-style-name="T19"><text:span text:style-name="T19">Strata</text:span></text:p></table:table-cell><table:table-cell table:style-name="Table7.B1" office:value-type="string"><text:p text:style-name="P2" loext:marker-style-name="T19"><text:span text:style-name="T19">1</text:span></text:p></table:table-cell><table:table-cell table:style-name="Table7.B1" office:value-type="string"><text:p text:style-name="P2" loext:marker-style-name="T19"><text:span text:style-name="T19">2</text:span></text:p></table:table-cell><table:table-cell table:style-name="Table7.B1" office:value-type="string"><text:p text:style-name="P2" loext:marker-style-name="T19"><text:span text:style-name="T19">3</text:span></text:p></table:table-cell><table:table-cell table:style-name="Table7.B1" office:value-type="string"><text:p text:style-name="P2" loext:marker-style-name="T19"><text:span text:style-name="T19">4</text:span></text:p></table:table-cell><table:table-cell table:style-name="Table7.B1" office:value-type="string"><text:p text:style-name="P2" loext:marker-style-name="T19"><text:span text:style-name="T19">5</text:span></text:p></table:table-cell><table:table-cell table:style-name="Table7.B1" office:value-type="string"><text:p text:style-name="P2" loext:marker-style-name="T19"><text:span text:style-name="T19">6</text:span></text:p></table:table-cell><table:table-cell table:style-name="Table7.B1" office:value-type="string"><text:p text:style-name="P2" loext:marker-style-name="T19"><text:span text:style-name="T19">7</text:span></text:p></table:table-cell><table:table-cell table:style-name="Table7.B1" office:value-type="string"><text:p text:style-name="P2" loext:marker-style-name="T19"><text:span text:style-name="T19">8</text:span></text:p></table:table-cell><table:table-cell table:style-name="Table7.B1" office:value-type="string"><text:p text:style-name="P2" loext:marker-style-name="T19"><text:span text:style-name="T19">9</text:span></text:p></table:table-cell><table:table-cell table:style-name="Table7.B1" office:value-type="string"><text:p text:style-name="P2" loext:marker-style-name="T19"><text:span text:style-name="T19">10</text:span></text:p></table:table-cell><table:table-cell table:style-name="Table7.B1" office:value-type="string"><text:p text:style-name="P2" loext:marker-style-name="T19"><text:span text:style-name="T19">Strata Total T</text:span><text:span text:style-name="T25">oj</text:span></text:p></table:table-cell></table:table-row><table:table-row table:style-name="Table7.1"><table:table-cell table:style-name="Table7.A2" office:value-type="string"><text:p text:style-name="P2" loext:marker-style-name="T19"><text:span text:style-name="T19">A</text:span></text:p></table:table-cell><table:table-cell table:style-name="Table7.B2" office:value-type="string"><text:p text:style-name="P2" loext:marker-style-name="T18"><text:span text:style-name="T18">0</text:span></text:p></table:table-cell><table:table-cell table:style-name="Table7.B2" office:value-type="string"><text:p text:style-name="P2" loext:marker-style-name="T18"><text:span text:style-name="T18">1</text:span></text:p></table:table-cell><table:table-cell table:style-name="Table7.B2" office:value-type="string"><text:p text:style-name="P2" loext:marker-style-name="T18"><text:span text:style-name="T18">1</text:span></text:p></table:table-cell><table:table-cell table:style-name="Table7.B2" office:value-type="string"><text:p text:style-name="P2" loext:marker-style-name="T18"><text:span text:style-name="T18">2</text:span></text:p></table:table-cell><table:table-cell table:style-name="Table7.B2" office:value-type="string"><text:p text:style-name="P2" loext:marker-style-name="T18"><text:span text:style-name="T18">5</text:span></text:p></table:table-cell><table:table-cell table:style-name="Table7.B2" office:value-type="string"><text:p text:style-name="P2" loext:marker-style-name="T18"><text:span text:style-name="T18">4</text:span></text:p></table:table-cell><table:table-cell table:style-name="Table7.B2" office:value-type="string"><text:p text:style-name="P2" loext:marker-style-name="T18"><text:span text:style-name="T18">7</text:span></text:p></table:table-cell><table:table-cell table:style-name="Table7.B2" office:value-type="string"><text:p text:style-name="P2" loext:marker-style-name="T18"><text:span text:style-name="T18">7</text:span></text:p></table:table-cell><table:table-cell table:style-name="Table7.B2" office:value-type="string"><text:p text:style-name="P2" loext:marker-style-name="T18"><text:span text:style-name="T18">8</text:span></text:p></table:table-cell><table:table-cell table:style-name="Table7.B2" office:value-type="string"><text:p text:style-name="P2" loext:marker-style-name="T18"><text:span text:style-name="T18">6</text:span></text:p></table:table-cell><table:table-cell table:style-name="Table7.B2" office:value-type="string"><text:p text:style-name="P2" loext:marker-style-name="T19"><text:span text:style-name="T19">41</text:span></text:p></table:table-cell></table:table-row><table:table-row table:style-name="Table7.1"><table:table-cell table:style-name="Table7.A2" office:value-type="string"><text:p text:style-name="P2" loext:marker-style-name="T19"><text:span text:style-name="T19">B</text:span></text:p></table:table-cell><table:table-cell table:style-name="Table7.B2" office:value-type="string"><text:p text:style-name="P2" loext:marker-style-name="T18"><text:span text:style-name="T18">6</text:span></text:p></table:table-cell><table:table-cell table:style-name="Table7.B2" office:value-type="string"><text:p text:style-name="P2" loext:marker-style-name="T18"><text:span text:style-name="T18">8</text:span></text:p></table:table-cell><table:table-cell table:style-name="Table7.B2" office:value-type="string"><text:p text:style-name="P2" loext:marker-style-name="T18"><text:span text:style-name="T18">9</text:span></text:p></table:table-cell><table:table-cell table:style-name="Table7.B2" office:value-type="string"><text:p text:style-name="P2" loext:marker-style-name="T18"><text:span text:style-name="T18">10</text:span></text:p></table:table-cell><table:table-cell table:style-name="Table7.B2" office:value-type="string"><text:p text:style-name="P2" loext:marker-style-name="T18"><text:span text:style-name="T18">13</text:span></text:p></table:table-cell><table:table-cell table:style-name="Table7.B2" office:value-type="string"><text:p text:style-name="P2" loext:marker-style-name="T18"><text:span text:style-name="T18">12</text:span></text:p></table:table-cell><table:table-cell table:style-name="Table7.B2" office:value-type="string"><text:p text:style-name="P2" loext:marker-style-name="T18"><text:span text:style-name="T18">15</text:span></text:p></table:table-cell><table:table-cell table:style-name="Table7.B2" office:value-type="string"><text:p text:style-name="P2" loext:marker-style-name="T18"><text:span text:style-name="T18">16</text:span></text:p></table:table-cell><table:table-cell table:style-name="Table7.B2" office:value-type="string"><text:p text:style-name="P2" loext:marker-style-name="T18"><text:span text:style-name="T18">16</text:span></text:p></table:table-cell><table:table-cell table:style-name="Table7.B2" office:value-type="string"><text:p text:style-name="P2" loext:marker-style-name="T18"><text:span text:style-name="T18">17</text:span></text:p></table:table-cell><table:table-cell table:style-name="Table7.B2" office:value-type="string"><text:p text:style-name="P2" loext:marker-style-name="T19"><text:span text:style-name="T19">122</text:span></text:p></table:table-cell></table:table-row><table:table-row table:style-name="Table7.4"><table:table-cell table:style-name="Table7.A2" office:value-type="string"><text:p text:style-name="P2" loext:marker-style-name="T19"><text:span text:style-name="T19">C</text:span></text:p></table:table-cell><table:table-cell table:style-name="Table7.B2" office:value-type="string"><text:p text:style-name="P2" loext:marker-style-name="T18"><text:span text:style-name="T18">18</text:span></text:p></table:table-cell><table:table-cell table:style-name="Table7.B2" office:value-type="string"><text:p text:style-name="P2" loext:marker-style-name="T18"><text:span text:style-name="T18">19</text:span></text:p></table:table-cell><table:table-cell table:style-name="Table7.B2" office:value-type="string"><text:p text:style-name="P2" loext:marker-style-name="T18"><text:span text:style-name="T18">20</text:span></text:p></table:table-cell><table:table-cell table:style-name="Table7.B2" office:value-type="string"><text:p text:style-name="P2" loext:marker-style-name="T18"><text:span text:style-name="T18">20</text:span></text:p></table:table-cell><table:table-cell table:style-name="Table7.B2" office:value-type="string"><text:p text:style-name="P2" loext:marker-style-name="T18"><text:span text:style-name="T18">24</text:span></text:p></table:table-cell><table:table-cell table:style-name="Table7.B2" office:value-type="string"><text:p text:style-name="P2" loext:marker-style-name="T18"><text:span text:style-name="T18">23</text:span></text:p></table:table-cell><table:table-cell table:style-name="Table7.B2" office:value-type="string"><text:p text:style-name="P2" loext:marker-style-name="T18"><text:span text:style-name="T18">25</text:span></text:p></table:table-cell><table:table-cell table:style-name="Table7.B2" office:value-type="string"><text:p text:style-name="P2" loext:marker-style-name="T18"><text:span text:style-name="T18">28</text:span></text:p></table:table-cell><table:table-cell table:style-name="Table7.B2" office:value-type="string"><text:p text:style-name="P2" loext:marker-style-name="T18"><text:span text:style-name="T18">29</text:span></text:p></table:table-cell><table:table-cell table:style-name="Table7.B2" office:value-type="string"><text:p text:style-name="P2" loext:marker-style-name="T18"><text:span text:style-name="T18">27</text:span></text:p></table:table-cell><table:table-cell table:style-name="Table7.B2" office:value-type="string"><text:p text:style-name="P2" loext:marker-style-name="T19"><text:span text:style-name="T19">233</text:span></text:p></table:table-cell></table:table-row><table:table-row table:style-name="Table7.1"><table:table-cell table:style-name="Table7.A2" office:value-type="string"><text:p text:style-name="P2" loext:marker-style-name="T19"><text:span text:style-name="T19">D</text:span></text:p></table:table-cell><table:table-cell table:style-name="Table7.B2" office:value-type="string"><text:p text:style-name="P2" loext:marker-style-name="T18"><text:span text:style-name="T18">26</text:span></text:p></table:table-cell><table:table-cell table:style-name="Table7.B2" office:value-type="string"><text:p text:style-name="P2" loext:marker-style-name="T18"><text:span text:style-name="T18">30</text:span></text:p></table:table-cell><table:table-cell table:style-name="Table7.B2" office:value-type="string"><text:p text:style-name="P2" loext:marker-style-name="T18"><text:span text:style-name="T18">31</text:span></text:p></table:table-cell><table:table-cell table:style-name="Table7.B2" office:value-type="string"><text:p text:style-name="P2" loext:marker-style-name="T18"><text:span text:style-name="T18">31</text:span></text:p></table:table-cell><table:table-cell table:style-name="Table7.B2" office:value-type="string"><text:p text:style-name="P2" loext:marker-style-name="T18"><text:span text:style-name="T18">33</text:span></text:p></table:table-cell><table:table-cell table:style-name="Table7.B2" office:value-type="string"><text:p text:style-name="P2" loext:marker-style-name="T18"><text:span text:style-name="T18">32</text:span></text:p></table:table-cell><table:table-cell table:style-name="Table7.B2" office:value-type="string"><text:p text:style-name="P2" loext:marker-style-name="T18"><text:span text:style-name="T18">35</text:span></text:p></table:table-cell><table:table-cell table:style-name="Table7.B2" office:value-type="string"><text:p text:style-name="P2" loext:marker-style-name="T18"><text:span text:style-name="T18">37</text:span></text:p></table:table-cell><table:table-cell table:style-name="Table7.B2" office:value-type="string"><text:p text:style-name="P2" loext:marker-style-name="T18"><text:span text:style-name="T18">38</text:span></text:p></table:table-cell><table:table-cell table:style-name="Table7.B2" office:value-type="string"><text:p text:style-name="P2" loext:marker-style-name="T18"><text:span text:style-name="T18">38</text:span></text:p></table:table-cell><table:table-cell table:style-name="Table7.B2" office:value-type="string"><text:p text:style-name="P2" loext:marker-style-name="T19"><text:span text:style-name="T19">331</text:span></text:p></table:table-cell></table:table-row><table:table-row table:style-name="Table7.1"><table:table-cell table:style-name="Table7.A2" office:value-type="string"><text:p text:style-name="P2" loext:marker-style-name="T19"><text:span text:style-name="T19">Sample Total (nȳ</text:span><text:span text:style-name="T25">io</text:span><text:span text:style-name="T19">)</text:span></text:p></table:table-cell><table:table-cell table:style-name="Table7.B2" office:value-type="string"><text:p text:style-name="P2" loext:marker-style-name="T18"><text:span text:style-name="T18">50</text:span></text:p></table:table-cell><table:table-cell table:style-name="Table7.B2" office:value-type="string"><text:p text:style-name="P2" loext:marker-style-name="T18"><text:span text:style-name="T18">58</text:span></text:p></table:table-cell><table:table-cell table:style-name="Table7.B2" office:value-type="string"><text:p text:style-name="P2" loext:marker-style-name="T18"><text:span text:style-name="T18">61</text:span></text:p></table:table-cell><table:table-cell table:style-name="Table7.B2" office:value-type="string"><text:p text:style-name="P2" loext:marker-style-name="T18"><text:span text:style-name="T18">63</text:span></text:p></table:table-cell><table:table-cell table:style-name="Table7.B2" office:value-type="string"><text:p text:style-name="P2" loext:marker-style-name="T18"><text:span text:style-name="T18">75</text:span></text:p></table:table-cell><table:table-cell table:style-name="Table7.B2" office:value-type="string"><text:p text:style-name="P2" loext:marker-style-name="T18"><text:span text:style-name="T18">71</text:span></text:p></table:table-cell><table:table-cell table:style-name="Table7.B2" office:value-type="string"><text:p text:style-name="P2" loext:marker-style-name="T18"><text:span text:style-name="T18">82</text:span></text:p></table:table-cell><table:table-cell table:style-name="Table7.B2" office:value-type="string"><text:p text:style-name="P2" loext:marker-style-name="T18"><text:span text:style-name="T18">88</text:span></text:p></table:table-cell><table:table-cell table:style-name="Table7.B2" office:value-type="string"><text:p text:style-name="P2" loext:marker-style-name="T18"><text:span text:style-name="T18">91</text:span></text:p></table:table-cell><table:table-cell table:style-name="Table7.B2" office:value-type="string"><text:p text:style-name="P2" loext:marker-style-name="T18"><text:span text:style-name="T18">88</text:span></text:p></table:table-cell><table:table-cell table:style-name="Table7.B2" office:value-type="string"><text:p text:style-name="P2" loext:marker-style-name="T26"><text:span text:style-name="T26">ΣT</text:span><text:span text:style-name="T27">ij </text:span><text:span text:style-name="T26">= 727</text:span></text:p></table:table-cell></table:table-row></table:table></draw:text-box></draw:frame>Exp6</text:p>
      <text:p text:style-name="P13" loext:marker-style-name="T8"/>
      <text:p text:style-name="P7">Exp7</text:p>
      <text:p text:style-name="P14">Sample Un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1" office:value-type="string">
            <text:p text:style-name="P2" loext:marker-style-name="T18"><text:span text:style-name="T18">320</text:span><text:span text:style-name="T18"/></text:p>
          </table:table-cell>
          <table:table-cell table:style-name="Table8.C1" office:value-type="string">
            <text:p text:style-name="P2" loext:marker-style-name="T18"><text:span text:style-name="T18">455</text:span><text:span text:style-name="T18"/></text:p>
          </table:table-cell>
          <table:table-cell table:style-name="Table8.C1" office:value-type="string">
            <text:p text:style-name="P2" loext:marker-style-name="T18"><text:span text:style-name="T18">334</text:span><text:span text:style-name="T18"/></text:p>
          </table:table-cell>
          <table:table-cell table:style-name="Table8.C1" office:value-type="string">
            <text:p text:style-name="P2" loext:marker-style-name="T18"><text:span text:style-name="T18">325</text:span><text:span text:style-name="T18"/></text:p>
          </table:table-cell>
          <table:table-cell table:style-name="Table8.C1" office:value-type="string">
            <text:p text:style-name="P2" loext:marker-style-name="T18"><text:span text:style-name="T18">328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417</text:span><text:span text:style-name="T18"/></text:p>
          </table:table-cell>
          <table:table-cell table:style-name="Table8.C2" office:value-type="string">
            <text:p text:style-name="P2" loext:marker-style-name="T18"><text:span text:style-name="T18">331</text:span><text:span text:style-name="T18"/></text:p>
          </table:table-cell>
          <table:table-cell table:style-name="Table8.C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383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98</text:span><text:span text:style-name="T18"/></text:p>
          </table:table-cell>
          <table:table-cell table:style-name="Table8.C2" office:value-type="string">
            <text:p text:style-name="P2" loext:marker-style-name="T18"><text:span text:style-name="T18">420</text:span><text:span text:style-name="T18"/></text:p>
          </table:table-cell>
          <table:table-cell table:style-name="Table8.C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430</text:span><text:span text:style-name="T18"/></text:p>
          </table:table-cell>
          <table:table-cell table:style-name="Table8.C2" office:value-type="string">
            <text:p text:style-name="P2" loext:marker-style-name="T18"><text:span text:style-name="T18">383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60</text:span><text:span text:style-name="T18"/></text:p>
          </table:table-cell>
          <table:table-cell table:style-name="Table8.C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370</text:span><text:span text:style-name="T18"/></text:p>
          </table:table-cell>
          <table:table-cell table:style-name="Table8.C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375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50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C2" office:value-type="string">
            <text:p text:style-name="P2" loext:marker-style-name="T18"><text:span text:style-name="T18">375</text:span><text:span text:style-name="T18"/></text:p>
          </table:table-cell>
          <table:table-cell table:style-name="Table8.C2" office:value-type="string">
            <text:p text:style-name="P2" loext:marker-style-name="T18"><text:span text:style-name="T18">378</text:span><text:span text:style-name="T18"/></text:p>
          </table:table-cell>
          <table:table-cell table:style-name="Table8.C2" office:value-type="string">
            <text:p text:style-name="P2" loext:marker-style-name="T18"><text:span text:style-name="T18">308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72</text:span><text:span text:style-name="T18"/></text:p>
          </table:table-cell>
          <table:table-cell table:style-name="Table8.C2" office:value-type="string">
            <text:p text:style-name="P2" loext:marker-style-name="T18"><text:span text:style-name="T18">355</text:span><text:span text:style-name="T18"/></text:p>
          </table:table-cell>
          <table:table-cell table:style-name="Table8.C2" office:value-type="string">
            <text:p text:style-name="P2" loext:marker-style-name="T18"><text:span text:style-name="T18">320</text:span><text:span text:style-name="T18"/></text:p>
          </table:table-cell>
          <table:table-cell table:style-name="Table8.C2" office:value-type="string">
            <text:p text:style-name="P2" loext:marker-style-name="T18"><text:span text:style-name="T18">395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7"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7"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9"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1</text:span><text:span text:style-name="T28">st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2</text:span><text:span text:style-name="T28">nd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</table:table-row>
        <table:table-row table:style-name="Table8.9"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20</text:span><text:span text:style-name="T18"/></text:p>
          </table:table-cell>
          <table:table-cell table:style-name="Table8.C2" office:value-type="string">
            <text:p text:style-name="P2" loext:marker-style-name="T18"><text:span text:style-name="T18">-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55</text:span><text:span text:style-name="T18"/></text:p>
          </table:table-cell>
          <table:table-cell table:style-name="Table8.C2" office:value-type="string">
            <text:p text:style-name="P2" loext:marker-style-name="T18"><text:span text:style-name="T18">95</text:span><text:span text:style-name="T18"/></text:p>
          </table:table-cell>
          <table:table-cell table:style-name="Table8.C2" office:value-type="string">
            <text:p text:style-name="P2" loext:marker-style-name="T18"><text:span text:style-name="T18">90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-20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17</text:span><text:span text:style-name="T18"/></text:p>
          </table:table-cell>
          <table:table-cell table:style-name="Table8.C2" office:value-type="string">
            <text:p text:style-name="P2" loext:marker-style-name="T18"><text:span text:style-name="T18">57</text:span><text:span text:style-name="T18"/></text:p>
          </table:table-cell>
          <table:table-cell table:style-name="Table8.C2" office:value-type="string">
            <text:p text:style-name="P2" loext:marker-style-name="T18"><text:span text:style-name="T18">3249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98</text:span><text:span text:style-name="T18"/></text:p>
          </table:table-cell>
          <table:table-cell table:style-name="Table8.C2" office:value-type="string">
            <text:p text:style-name="P2" loext:marker-style-name="T18"><text:span text:style-name="T18">38</text:span><text:span text:style-name="T18"/></text:p>
          </table:table-cell>
          <table:table-cell table:style-name="Table8.C2" office:value-type="string">
            <text:p text:style-name="P2" loext:marker-style-name="T18"><text:span text:style-name="T18">1444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20</text:span><text:span text:style-name="T18"/></text:p>
          </table:table-cell>
          <table:table-cell table:style-name="Table8.C2" office:value-type="string">
            <text:p text:style-name="P2" loext:marker-style-name="T18"><text:span text:style-name="T18">60</text:span><text:span text:style-name="T18"/></text:p>
          </table:table-cell>
          <table:table-cell table:style-name="Table8.C2" office:value-type="string">
            <text:p text:style-name="P2" loext:marker-style-name="T18"><text:span text:style-name="T18">3600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60</text:span><text:span text:style-name="T18"/></text:p>
          </table:table-cell>
          <table:table-cell table:style-name="Table8.C2" office:value-type="string">
            <text:p text:style-name="P2" loext:marker-style-name="T18"><text:span text:style-name="T18">0</text:span><text:span text:style-name="T18"/></text:p>
          </table:table-cell>
          <table:table-cell table:style-name="Table8.C2" office:value-type="string">
            <text:p text:style-name="P2" loext:marker-style-name="T18"><text:span text:style-name="T18">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-2</text:span><text:span text:style-name="T18"/></text:p>
          </table:table-cell>
          <table:table-cell table:style-name="Table8.C2" office:value-type="string">
            <text:p text:style-name="P2" loext:marker-style-name="T18"><text:span text:style-name="T18">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50</text:span><text:span text:style-name="T18"/></text:p>
          </table:table-cell>
          <table:table-cell table:style-name="Table8.C2" office:value-type="string">
            <text:p text:style-name="P2" loext:marker-style-name="T18"><text:span text:style-name="T18">-10</text:span><text:span text:style-name="T18"/></text:p>
          </table:table-cell>
          <table:table-cell table:style-name="Table8.C2" office:value-type="string">
            <text:p text:style-name="P2" loext:marker-style-name="T18"><text:span text:style-name="T18">1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00</text:span><text:span text:style-name="T18"/></text:p>
          </table:table-cell>
          <table:table-cell table:style-name="Table8.C2" office:value-type="string">
            <text:p text:style-name="P2" loext:marker-style-name="T18"><text:span text:style-name="T18">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2</text:span><text:span text:style-name="T18"/></text:p>
          </table:table-cell>
          <table:table-cell table:style-name="Table8.C2" office:value-type="string">
            <text:p text:style-name="P2" loext:marker-style-name="T18"><text:span text:style-name="T18">12</text:span><text:span text:style-name="T18"/></text:p>
          </table:table-cell>
          <table:table-cell table:style-name="Table8.C2" office:value-type="string">
            <text:p text:style-name="P2" loext:marker-style-name="T18"><text:span text:style-name="T18">144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55</text:span><text:span text:style-name="T18"/></text:p>
          </table:table-cell>
          <table:table-cell table:style-name="Table8.C2" office:value-type="string">
            <text:p text:style-name="P2" loext:marker-style-name="T18"><text:span text:style-name="T18">-5</text:span><text:span text:style-name="T18"/></text:p>
          </table:table-cell>
          <table:table-cell table:style-name="Table8.C2" office:value-type="string">
            <text:p text:style-name="P2" loext:marker-style-name="T18"><text:span text:style-name="T18">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18"> Total</text:p>
          </table:table-cell>
          <table:table-cell table:style-name="Table8.C2" office:value-type="string">
            <text:p text:style-name="P18">-20</text:p>
          </table:table-cell>
          <table:table-cell table:style-name="Table8.C2" office:value-type="string">
            <text:p text:style-name="P18">3688</text:p>
          </table:table-cell>
          <table:table-cell table:style-name="Table8.D9" office:value-type="string">
            <text:p text:style-name="P19" loext:marker-style-name="T18"/>
          </table:table-cell>
          <table:table-cell table:style-name="Table8.B2" office:value-type="string">
            <text:p text:style-name="P18"> Total</text:p>
          </table:table-cell>
          <table:table-cell table:style-name="Table8.C2" office:value-type="string">
            <text:p text:style-name="P18">245</text:p>
          </table:table-cell>
          <table:table-cell table:style-name="Table8.C2" office:value-type="string">
            <text:p text:style-name="P18">17503</text:p>
          </table:table-cell>
        </table:table-row>
        <table:table-row table:style-name="Table8.7"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9"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3</text:span><text:span text:style-name="T28">rd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4</text:span><text:span text:style-name="T28">th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</table:table-row>
        <table:table-row table:style-name="Table8.9"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34</text:span><text:span text:style-name="T18"/></text:p>
          </table:table-cell>
          <table:table-cell table:style-name="Table8.C2" office:value-type="string">
            <text:p text:style-name="P2" loext:marker-style-name="T18"><text:span text:style-name="T18">-26</text:span><text:span text:style-name="T18"/></text:p>
          </table:table-cell>
          <table:table-cell table:style-name="Table8.C2" office:value-type="string">
            <text:p text:style-name="P2" loext:marker-style-name="T18"><text:span text:style-name="T18">676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25</text:span><text:span text:style-name="T18"/></text:p>
          </table:table-cell>
          <table:table-cell table:style-name="Table8.C2" office:value-type="string">
            <text:p text:style-name="P2" loext:marker-style-name="T18"><text:span text:style-name="T18">-35</text:span><text:span text:style-name="T18"/></text:p>
          </table:table-cell>
          <table:table-cell table:style-name="Table8.C2" office:value-type="string">
            <text:p text:style-name="P2" loext:marker-style-name="T18"><text:span text:style-name="T18">12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31</text:span><text:span text:style-name="T18"/></text:p>
          </table:table-cell>
          <table:table-cell table:style-name="Table8.C2" office:value-type="string">
            <text:p text:style-name="P2" loext:marker-style-name="T18"><text:span text:style-name="T18">-29</text:span><text:span text:style-name="T18"/></text:p>
          </table:table-cell>
          <table:table-cell table:style-name="Table8.C2" office:value-type="string">
            <text:p text:style-name="P2" loext:marker-style-name="T18"><text:span text:style-name="T18">841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-2</text:span><text:span text:style-name="T18"/></text:p>
          </table:table-cell>
          <table:table-cell table:style-name="Table8.C2" office:value-type="string">
            <text:p text:style-name="P2" loext:marker-style-name="T18"><text:span text:style-name="T18">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-20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30</text:span><text:span text:style-name="T18"/></text:p>
          </table:table-cell>
          <table:table-cell table:style-name="Table8.C2" office:value-type="string">
            <text:p text:style-name="P2" loext:marker-style-name="T18"><text:span text:style-name="T18">70</text:span><text:span text:style-name="T18"/></text:p>
          </table:table-cell>
          <table:table-cell table:style-name="Table8.C2" office:value-type="string">
            <text:p text:style-name="P2" loext:marker-style-name="T18"><text:span text:style-name="T18">4900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0</text:span><text:span text:style-name="T18"/></text:p>
          </table:table-cell>
          <table:table-cell table:style-name="Table8.C2" office:value-type="string">
            <text:p text:style-name="P2" loext:marker-style-name="T18"><text:span text:style-name="T18">10</text:span><text:span text:style-name="T18"/></text:p>
          </table:table-cell>
          <table:table-cell table:style-name="Table8.C2" office:value-type="string">
            <text:p text:style-name="P2" loext:marker-style-name="T18"><text:span text:style-name="T18">1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-2</text:span><text:span text:style-name="T18"/></text:p>
          </table:table-cell>
          <table:table-cell table:style-name="Table8.C2" office:value-type="string">
            <text:p text:style-name="P2" loext:marker-style-name="T18"><text:span text:style-name="T18">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5</text:span><text:span text:style-name="T18"/></text:p>
          </table:table-cell>
          <table:table-cell table:style-name="Table8.C2" office:value-type="string">
            <text:p text:style-name="P2" loext:marker-style-name="T18"><text:span text:style-name="T18">15</text:span><text:span text:style-name="T18"/></text:p>
          </table:table-cell>
          <table:table-cell table:style-name="Table8.C2" office:value-type="string">
            <text:p text:style-name="P2" loext:marker-style-name="T18"><text:span text:style-name="T18">225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78</text:span><text:span text:style-name="T18"/></text:p>
          </table:table-cell>
          <table:table-cell table:style-name="Table8.C2" office:value-type="string">
            <text:p text:style-name="P2" loext:marker-style-name="T18"><text:span text:style-name="T18">18</text:span><text:span text:style-name="T18"/></text:p>
          </table:table-cell>
          <table:table-cell table:style-name="Table8.C2" office:value-type="string">
            <text:p text:style-name="P2" loext:marker-style-name="T18"><text:span text:style-name="T18">32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20</text:span><text:span text:style-name="T18"/></text:p>
          </table:table-cell>
          <table:table-cell table:style-name="Table8.C2" office:value-type="string">
            <text:p text:style-name="P2" loext:marker-style-name="T18"><text:span text:style-name="T18">-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95</text:span><text:span text:style-name="T18"/></text:p>
          </table:table-cell>
          <table:table-cell table:style-name="Table8.C2" office:value-type="string">
            <text:p text:style-name="P2" loext:marker-style-name="T18"><text:span text:style-name="T18">35</text:span><text:span text:style-name="T18"/></text:p>
          </table:table-cell>
          <table:table-cell table:style-name="Table8.C2" office:value-type="string">
            <text:p text:style-name="P2" loext:marker-style-name="T18"><text:span text:style-name="T18">12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18"> Total</text:p>
          </table:table-cell>
          <table:table-cell table:style-name="Table8.C2" office:value-type="string">
            <text:p text:style-name="P18">-90</text:p>
          </table:table-cell>
          <table:table-cell table:style-name="Table8.C2" office:value-type="string">
            <text:p text:style-name="P18">3842</text:p>
          </table:table-cell>
          <table:table-cell table:style-name="Table8.D9" office:value-type="string">
            <text:p text:style-name="P19" loext:marker-style-name="T18"/>
          </table:table-cell>
          <table:table-cell table:style-name="Table8.B2" office:value-type="string">
            <text:p text:style-name="P18">Total</text:p>
          </table:table-cell>
          <table:table-cell table:style-name="Table8.C2" office:value-type="string">
            <text:p text:style-name="P18">84</text:p>
          </table:table-cell>
          <table:table-cell table:style-name="Table8.C2" office:value-type="string">
            <text:p text:style-name="P18">7682</text:p>
          </table:table-cell>
        </table:table-row>
        <table:table-row table:style-name="Table8.7"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7"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9"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5</text:span><text:span text:style-name="T28">th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9"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28</text:span><text:span text:style-name="T18"/></text:p>
          </table:table-cell>
          <table:table-cell table:style-name="Table8.C2" office:value-type="string">
            <text:p text:style-name="P2" loext:marker-style-name="T18"><text:span text:style-name="T18">-32</text:span><text:span text:style-name="T18"/></text:p>
          </table:table-cell>
          <table:table-cell table:style-name="Table8.C2" office:value-type="string">
            <text:p text:style-name="P2" loext:marker-style-name="T18"><text:span text:style-name="T18">1024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83</text:span><text:span text:style-name="T18"/></text:p>
          </table:table-cell>
          <table:table-cell table:style-name="Table8.C2" office:value-type="string">
            <text:p text:style-name="P2" loext:marker-style-name="T18"><text:span text:style-name="T18">23</text:span><text:span text:style-name="T18"/></text:p>
          </table:table-cell>
          <table:table-cell table:style-name="Table8.C2" office:value-type="string">
            <text:p text:style-name="P2" loext:marker-style-name="T18"><text:span text:style-name="T18">529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83</text:span><text:span text:style-name="T18"/></text:p>
          </table:table-cell>
          <table:table-cell table:style-name="Table8.C2" office:value-type="string">
            <text:p text:style-name="P2" loext:marker-style-name="T18"><text:span text:style-name="T18">23</text:span><text:span text:style-name="T18"/></text:p>
          </table:table-cell>
          <table:table-cell table:style-name="Table8.C2" office:value-type="string">
            <text:p text:style-name="P2" loext:marker-style-name="T18"><text:span text:style-name="T18">529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5</text:span><text:span text:style-name="T18"/></text:p>
          </table:table-cell>
          <table:table-cell table:style-name="Table8.C2" office:value-type="string">
            <text:p text:style-name="P2" loext:marker-style-name="T18"><text:span text:style-name="T18">15</text:span><text:span text:style-name="T18"/></text:p>
          </table:table-cell>
          <table:table-cell table:style-name="Table8.C2" office:value-type="string">
            <text:p text:style-name="P2" loext:marker-style-name="T18"><text:span text:style-name="T18">225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08</text:span><text:span text:style-name="T18"/></text:p>
          </table:table-cell>
          <table:table-cell table:style-name="Table8.C2" office:value-type="string">
            <text:p text:style-name="P2" loext:marker-style-name="T18"><text:span text:style-name="T18">-52</text:span><text:span text:style-name="T18"/></text:p>
          </table:table-cell>
          <table:table-cell table:style-name="Table8.C2" office:value-type="string">
            <text:p text:style-name="P2" loext:marker-style-name="T18"><text:span text:style-name="T18">2704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400</text:span><text:span text:style-name="T18"/></text:p>
          </table:table-cell>
          <table:table-cell table:style-name="Table8.C2" office:value-type="string">
            <text:p text:style-name="P2" loext:marker-style-name="T18"><text:span text:style-name="T18">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18"> Total</text:p>
          </table:table-cell>
          <table:table-cell table:style-name="Table8.C2" office:value-type="string">
            <text:p text:style-name="P18">17</text:p>
          </table:table-cell>
          <table:table-cell table:style-name="Table8.C2" office:value-type="string">
            <text:p text:style-name="P18">6611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</table:table>
      <text:p text:style-name="P13" loext:marker-style-name="T8"/>
      <text:p text:style-name="P13" loext:marker-style-name="T8"/>
      <text:p text:style-name="P7">Exp8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 table:style-name="Table9.1">
          <table:table-cell table:style-name="Table9.A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D1" office:value-type="string">
            <text:p text:style-name="P2" loext:marker-style-name="T19"><text:span text:style-name="T19">BLOCKS</text:span><text:span text:style-name="T19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H1" office:value-type="string">
            <text:p text:style-name="P20" loext:marker-style-name="T18"><text:span text:style-name="T18"/></text:p>
          </table:table-cell>
        </table:table-row>
        <table:table-row table:style-name="Table9.2">
          <table:table-cell table:style-name="Table9.A2" office:value-type="string">
            <text:p text:style-name="P2" loext:marker-style-name="T18"><text:span text:style-name="T18"/></text:p>
          </table:table-cell>
          <table:table-cell table:style-name="Table9.B2" office:value-type="string">
            <text:p text:style-name="P2" loext:marker-style-name="T18"><text:span text:style-name="T18"/></text:p>
          </table:table-cell>
          <table:table-cell table:style-name="Table9.B2" office:value-type="string">
            <text:p text:style-name="P2" loext:marker-style-name="T19"><text:span text:style-name="T19">I</text:span><text:span text:style-name="T19"/></text:p>
          </table:table-cell>
          <table:table-cell table:style-name="Table9.B2" office:value-type="string">
            <text:p text:style-name="P2" loext:marker-style-name="T19"><text:span text:style-name="T19">II</text:span><text:span text:style-name="T19"/></text:p>
          </table:table-cell>
          <table:table-cell table:style-name="Table9.B2" office:value-type="string">
            <text:p text:style-name="P2" loext:marker-style-name="T19"><text:span text:style-name="T19">III</text:span><text:span text:style-name="T19"/></text:p>
          </table:table-cell>
          <table:table-cell table:style-name="Table9.B2" office:value-type="string">
            <text:p text:style-name="P2" loext:marker-style-name="T19"><text:span text:style-name="T19">IV</text:span><text:span text:style-name="T19"/></text:p>
          </table:table-cell>
          <table:table-cell table:style-name="Table9.B2" office:value-type="string">
            <text:p text:style-name="P2" loext:marker-style-name="T19"><text:span text:style-name="T19">Total (T</text:span><text:span text:style-name="T25">io</text:span><text:span text:style-name="T19">)</text:span></text:p>
          </table:table-cell>
          <table:table-cell table:style-name="Table9.B2" office:value-type="string">
            <text:p text:style-name="P2" loext:marker-style-name="T19"><text:span text:style-name="T19">Square Of Total</text:span><text:span text:style-name="T19"/></text:p>
          </table:table-cell>
        </table:table-row>
        <table:table-row table:style-name="Table9.3">
          <table:table-cell table:style-name="Table9.A3" office:value-type="string">
            <text:p text:style-name="P2" loext:marker-style-name="T19"><text:span text:style-name="T19">A</text:span><text:span text:style-name="T19"/></text:p>
          </table:table-cell>
          <table:table-cell table:style-name="Table9.B3" office:value-type="string">
            <text:p text:style-name="P2" loext:marker-style-name="T29"><text:span text:style-name="T29">y</text:span><text:span text:style-name="T29"/></text:p>
          </table:table-cell>
          <table:table-cell table:style-name="Table9.C3" office:value-type="string">
            <text:p text:style-name="P2" loext:marker-style-name="T19"><text:span text:style-name="T19">8</text:span><text:span text:style-name="T19"/></text:p>
          </table:table-cell>
          <table:table-cell table:style-name="Table9.D3" office:value-type="string">
            <text:p text:style-name="P2" loext:marker-style-name="T19"><text:span text:style-name="T19">8</text:span><text:span text:style-name="T19"/></text:p>
          </table:table-cell>
          <table:table-cell table:style-name="Table9.E3" office:value-type="string">
            <text:p text:style-name="P2" loext:marker-style-name="T19"><text:span text:style-name="T19">6</text:span><text:span text:style-name="T19"/></text:p>
          </table:table-cell>
          <table:table-cell table:style-name="Table9.F3" office:value-type="string">
            <text:p text:style-name="P2" loext:marker-style-name="T19"><text:span text:style-name="T19">8</text:span><text:span text:style-name="T19"/></text:p>
          </table:table-cell>
          <table:table-cell table:style-name="Table9.G3" office:value-type="string">
            <text:p text:style-name="P2" loext:marker-style-name="T19"><text:span text:style-name="T19">30</text:span><text:span text:style-name="T19"/></text:p>
          </table:table-cell>
          <table:table-cell table:style-name="Table9.H3" table:number-rows-spanned="2" office:value-type="string">
            <text:p text:style-name="P2" loext:marker-style-name="T19"><text:span text:style-name="T19">900</text:span><text:span text:style-name="T19"/></text:p>
          </table:table-cell>
        </table:table-row>
        <table:table-row table:style-name="Table9.4">
          <table:table-cell table:style-name="Table9.A4" table:number-rows-spanned="2" office:value-type="string">
            <text:p text:style-name="P2" loext:marker-style-name="T19"><text:span text:style-name="T19"/></text:p>
          </table:table-cell>
          <table:table-cell table:style-name="Table9.H3" office:value-type="string">
            <text:p text:style-name="P2" loext:marker-style-name="T29"><text:span text:style-name="T29">y</text:span><text:span text:style-name="T30">2</text:span></text:p>
          </table:table-cell>
          <table:table-cell table:style-name="Table9.C4" office:value-type="string">
            <text:p text:style-name="P2" loext:marker-style-name="T19"><text:span text:style-name="T19">64</text:span><text:span text:style-name="T19"/></text:p>
          </table:table-cell>
          <table:table-cell table:style-name="Table9.D4" office:value-type="string">
            <text:p text:style-name="P2" loext:marker-style-name="T19"><text:span text:style-name="T19">64</text:span><text:span text:style-name="T19"/></text:p>
          </table:table-cell>
          <table:table-cell table:style-name="Table9.E4" office:value-type="string">
            <text:p text:style-name="P2" loext:marker-style-name="T19"><text:span text:style-name="T19">36</text:span><text:span text:style-name="T19"/></text:p>
          </table:table-cell>
          <table:table-cell table:style-name="Table9.F4" office:value-type="string">
            <text:p text:style-name="P2" loext:marker-style-name="T19"><text:span text:style-name="T19">64</text:span><text:span text:style-name="T19"/></text:p>
          </table:table-cell>
          <table:table-cell table:style-name="Table9.G4" office:value-type="string">
            <text:p text:style-name="P2" loext:marker-style-name="T19"><text:span text:style-name="T19">228</text:span><text:span text:style-name="T19"/></text:p>
          </table:table-cell>
          <table:covered-table-cell table:style-name="Table9.H4"/>
        </table:table-row>
        <table:table-row table:style-name="Table9.5">
          <table:covered-table-cell table:style-name="Table9.A5"/>
          <table:table-cell table:style-name="Table9.B5" office:value-type="string">
            <text:p text:style-name="P21" loext:marker-style-name="T29"/>
          </table:table-cell>
          <table:table-cell table:style-name="Table9.C5" office:value-type="string">
            <text:p text:style-name="P2" loext:marker-style-name="T19"><text:span text:style-name="T19"/></text:p>
          </table:table-cell>
          <table:table-cell table:style-name="Table9.D5" office:value-type="string">
            <text:p text:style-name="P2" loext:marker-style-name="T19"><text:span text:style-name="T19"/></text:p>
          </table:table-cell>
          <table:table-cell table:style-name="Table9.E5" office:value-type="string">
            <text:p text:style-name="P2" loext:marker-style-name="T19"><text:span text:style-name="T19"/></text:p>
          </table:table-cell>
          <table:table-cell table:style-name="Table9.F5" office:value-type="string">
            <text:p text:style-name="P2" loext:marker-style-name="T19"><text:span text:style-name="T19"/></text:p>
          </table:table-cell>
          <table:table-cell table:style-name="Table9.G5" office:value-type="string">
            <text:p text:style-name="P18" loext:marker-style-name="T19"/>
          </table:table-cell>
          <table:table-cell table:style-name="Table9.H5" office:value-type="string">
            <text:p text:style-name="P2" loext:marker-style-name="T19"><text:span text:style-name="T19"/></text:p>
          </table:table-cell>
        </table:table-row>
        <table:table-row table:style-name="Table9.3">
          <table:table-cell table:style-name="Table9.A6" office:value-type="string">
            <text:p text:style-name="P2" loext:marker-style-name="T19"><text:span text:style-name="T19">B</text:span><text:span text:style-name="T19"/></text:p>
          </table:table-cell>
          <table:table-cell table:style-name="Table9.B6" office:value-type="string">
            <text:p text:style-name="P2" loext:marker-style-name="T29"><text:span text:style-name="T29">y</text:span><text:span text:style-name="T29"/></text:p>
          </table:table-cell>
          <table:table-cell table:style-name="Table9.C6" office:value-type="string">
            <text:p text:style-name="P2" loext:marker-style-name="T19"><text:span text:style-name="T19">10</text:span><text:span text:style-name="T19"/></text:p>
          </table:table-cell>
          <table:table-cell table:style-name="Table9.D6" office:value-type="string">
            <text:p text:style-name="P2" loext:marker-style-name="T19"><text:span text:style-name="T19">8</text:span><text:span text:style-name="T19"/></text:p>
          </table:table-cell>
          <table:table-cell table:style-name="Table9.E6" office:value-type="string">
            <text:p text:style-name="P2" loext:marker-style-name="T19"><text:span text:style-name="T19">9</text:span><text:span text:style-name="T19"/></text:p>
          </table:table-cell>
          <table:table-cell table:style-name="Table9.F6" office:value-type="string">
            <text:p text:style-name="P2" loext:marker-style-name="T19"><text:span text:style-name="T19">10</text:span><text:span text:style-name="T19"/></text:p>
          </table:table-cell>
          <table:table-cell table:style-name="Table9.G6" office:value-type="string">
            <text:p text:style-name="P2" loext:marker-style-name="T19"><text:span text:style-name="T19">37</text:span><text:span text:style-name="T19"/></text:p>
          </table:table-cell>
          <table:table-cell table:style-name="Table9.H6" table:number-rows-spanned="2" office:value-type="string">
            <text:p text:style-name="P2" loext:marker-style-name="T19"><text:span text:style-name="T19">1369</text:span><text:span text:style-name="T19"/></text:p>
          </table:table-cell>
        </table:table-row>
        <table:table-row table:style-name="Table9.7">
          <table:table-cell table:style-name="Table9.A7" table:number-rows-spanned="2" office:value-type="string">
            <text:p text:style-name="P2" loext:marker-style-name="T19"><text:span text:style-name="T19"/></text:p>
          </table:table-cell>
          <table:table-cell table:style-name="Table9.H3" office:value-type="string">
            <text:p text:style-name="P2" loext:marker-style-name="T29"><text:span text:style-name="T29">y</text:span><text:span text:style-name="T30">2</text:span></text:p>
          </table:table-cell>
          <table:table-cell table:style-name="Table9.C7" office:value-type="string">
            <text:p text:style-name="P2" loext:marker-style-name="T19"><text:span text:style-name="T19">100</text:span><text:span text:style-name="T19"/></text:p>
          </table:table-cell>
          <table:table-cell table:style-name="Table9.D7" office:value-type="string">
            <text:p text:style-name="P2" loext:marker-style-name="T19"><text:span text:style-name="T19">64</text:span><text:span text:style-name="T19"/></text:p>
          </table:table-cell>
          <table:table-cell table:style-name="Table9.E7" office:value-type="string">
            <text:p text:style-name="P2" loext:marker-style-name="T19"><text:span text:style-name="T19">81</text:span><text:span text:style-name="T19"/></text:p>
          </table:table-cell>
          <table:table-cell table:style-name="Table9.F7" office:value-type="string">
            <text:p text:style-name="P2" loext:marker-style-name="T19"><text:span text:style-name="T19">100</text:span><text:span text:style-name="T19"/></text:p>
          </table:table-cell>
          <table:table-cell table:style-name="Table9.G7" office:value-type="string">
            <text:p text:style-name="P2" loext:marker-style-name="T19"><text:span text:style-name="T19">345</text:span><text:span text:style-name="T19"/></text:p>
          </table:table-cell>
          <table:covered-table-cell table:style-name="Table9.H7"/>
        </table:table-row>
        <table:table-row table:style-name="Table9.5">
          <table:covered-table-cell table:style-name="Table9.A8"/>
          <table:table-cell table:style-name="Table9.B5" office:value-type="string">
            <text:p text:style-name="P21" loext:marker-style-name="T29"/>
          </table:table-cell>
          <table:table-cell table:style-name="Table9.C8" office:value-type="string">
            <text:p text:style-name="P18" loext:marker-style-name="T19"/>
          </table:table-cell>
          <table:table-cell table:style-name="Table9.D8" office:value-type="string">
            <text:p text:style-name="P18" loext:marker-style-name="T19"/>
          </table:table-cell>
          <table:table-cell table:style-name="Table9.E8" office:value-type="string">
            <text:p text:style-name="P18" loext:marker-style-name="T19"/>
          </table:table-cell>
          <table:table-cell table:style-name="Table9.F8" office:value-type="string">
            <text:p text:style-name="P18" loext:marker-style-name="T19"/>
          </table:table-cell>
          <table:table-cell table:style-name="Table9.G8" office:value-type="string">
            <text:p text:style-name="P18" loext:marker-style-name="T19"/>
          </table:table-cell>
          <table:table-cell table:style-name="Table9.H8" office:value-type="string">
            <text:p text:style-name="P2" loext:marker-style-name="T19"><text:span text:style-name="T19"/></text:p>
          </table:table-cell>
        </table:table-row>
        <table:table-row table:style-name="Table9.4">
          <table:table-cell table:style-name="Table9.A9" office:value-type="string">
            <text:p text:style-name="P2" loext:marker-style-name="T19"><text:span text:style-name="T19">C</text:span><text:span text:style-name="T19"/></text:p>
          </table:table-cell>
          <table:table-cell table:style-name="Table9.B6" office:value-type="string">
            <text:p text:style-name="P2" loext:marker-style-name="T29"><text:span text:style-name="T29">y</text:span><text:span text:style-name="T29"/></text:p>
          </table:table-cell>
          <table:table-cell table:style-name="Table9.C9" office:value-type="string">
            <text:p text:style-name="P2" loext:marker-style-name="T19"><text:span text:style-name="T19">12</text:span><text:span text:style-name="T19"/></text:p>
          </table:table-cell>
          <table:table-cell table:style-name="Table9.D9" office:value-type="string">
            <text:p text:style-name="P2" loext:marker-style-name="T19"><text:span text:style-name="T19">10</text:span><text:span text:style-name="T19"/></text:p>
          </table:table-cell>
          <table:table-cell table:style-name="Table9.E9" office:value-type="string">
            <text:p text:style-name="P2" loext:marker-style-name="T19"><text:span text:style-name="T19">10</text:span><text:span text:style-name="T19"/></text:p>
          </table:table-cell>
          <table:table-cell table:style-name="Table9.F9" office:value-type="string">
            <text:p text:style-name="P2" loext:marker-style-name="T19"><text:span text:style-name="T19">9</text:span><text:span text:style-name="T19"/></text:p>
          </table:table-cell>
          <table:table-cell table:style-name="Table9.G9" office:value-type="string">
            <text:p text:style-name="P2" loext:marker-style-name="T19"><text:span text:style-name="T19">41</text:span><text:span text:style-name="T19"/></text:p>
          </table:table-cell>
          <table:table-cell table:style-name="Table9.H6" table:number-rows-spanned="2" office:value-type="string">
            <text:p text:style-name="P2" loext:marker-style-name="T19"><text:span text:style-name="T19">1681</text:span><text:span text:style-name="T19"/></text:p>
          </table:table-cell>
        </table:table-row>
        <table:table-row table:style-name="Table9.4">
          <table:table-cell table:style-name="Table9.A10" office:value-type="string">
            <text:p text:style-name="P2" loext:marker-style-name="T18"><text:span text:style-name="T18"/></text:p>
          </table:table-cell>
          <table:table-cell table:style-name="Table9.H3" office:value-type="string">
            <text:p text:style-name="P2" loext:marker-style-name="T29"><text:span text:style-name="T29">y</text:span><text:span text:style-name="T30">2</text:span></text:p>
          </table:table-cell>
          <table:table-cell table:style-name="Table9.C10" office:value-type="string">
            <text:p text:style-name="P2" loext:marker-style-name="T19"><text:span text:style-name="T19">144</text:span><text:span text:style-name="T19"/></text:p>
          </table:table-cell>
          <table:table-cell table:style-name="Table9.D10" office:value-type="string">
            <text:p text:style-name="P2" loext:marker-style-name="T19"><text:span text:style-name="T19">100</text:span><text:span text:style-name="T19"/></text:p>
          </table:table-cell>
          <table:table-cell table:style-name="Table9.E10" office:value-type="string">
            <text:p text:style-name="P2" loext:marker-style-name="T19"><text:span text:style-name="T19">100</text:span><text:span text:style-name="T19"/></text:p>
          </table:table-cell>
          <table:table-cell table:style-name="Table9.F10" office:value-type="string">
            <text:p text:style-name="P2" loext:marker-style-name="T19"><text:span text:style-name="T19">81</text:span><text:span text:style-name="T19"/></text:p>
          </table:table-cell>
          <table:table-cell table:style-name="Table9.G10" office:value-type="string">
            <text:p text:style-name="P2" loext:marker-style-name="T19"><text:span text:style-name="T19">425</text:span><text:span text:style-name="T19"/></text:p>
          </table:table-cell>
          <table:covered-table-cell table:style-name="Table9.H10"/>
        </table:table-row>
        <table:table-row table:style-name="Table9.11">
          <table:table-cell table:style-name="Table9.A11" table:number-rows-spanned="3" office:value-type="string">
            <text:p text:style-name="P2" loext:marker-style-name="T18"><text:span text:style-name="T18"/></text:p>
          </table:table-cell>
          <table:table-cell table:style-name="Table9.B11" office:value-type="string">
            <text:p text:style-name="P2" loext:marker-style-name="T18"><text:span text:style-name="T18"/></text:p>
          </table:table-cell>
          <table:table-cell table:style-name="Table9.C11" office:value-type="string">
            <text:p text:style-name="P2" loext:marker-style-name="T18"><text:span text:style-name="T18"/></text:p>
          </table:table-cell>
          <table:table-cell table:style-name="Table9.D11" office:value-type="string">
            <text:p text:style-name="P2" loext:marker-style-name="T18"><text:span text:style-name="T18"/></text:p>
          </table:table-cell>
          <table:table-cell table:style-name="Table9.E11" office:value-type="string">
            <text:p text:style-name="P2" loext:marker-style-name="T18"><text:span text:style-name="T18"/></text:p>
          </table:table-cell>
          <table:table-cell table:style-name="Table9.F11" office:value-type="string">
            <text:p text:style-name="P2" loext:marker-style-name="T18"><text:span text:style-name="T18"/></text:p>
          </table:table-cell>
          <table:table-cell table:style-name="Table9.G11" table:number-rows-spanned="3" table:number-columns-spanned="2" office:value-type="string">
            <text:p text:style-name="P2" loext:marker-style-name="T18"><text:span text:style-name="T18"/></text:p>
          </table:table-cell>
          <table:covered-table-cell/>
        </table:table-row>
        <table:table-row table:style-name="Table9.12">
          <table:covered-table-cell table:style-name="Table9.A12"/>
          <table:table-cell table:style-name="Table9.H3" office:value-type="string">
            <text:p text:style-name="P2" loext:marker-style-name="T19"><text:span text:style-name="T19">Total (T</text:span><text:span text:style-name="T25">oj</text:span><text:span text:style-name="T19">)</text:span></text:p>
          </table:table-cell>
          <table:table-cell table:style-name="Table9.B2" office:value-type="string">
            <text:p text:style-name="P2" loext:marker-style-name="T19"><text:span text:style-name="T19">30</text:span><text:span text:style-name="T19"/></text:p>
          </table:table-cell>
          <table:table-cell table:style-name="Table9.B2" office:value-type="string">
            <text:p text:style-name="P2" loext:marker-style-name="T19"><text:span text:style-name="T19">26</text:span><text:span text:style-name="T19"/></text:p>
          </table:table-cell>
          <table:table-cell table:style-name="Table9.B2" office:value-type="string">
            <text:p text:style-name="P2" loext:marker-style-name="T19"><text:span text:style-name="T19">25</text:span><text:span text:style-name="T19"/></text:p>
          </table:table-cell>
          <table:table-cell table:style-name="Table9.B2" office:value-type="string">
            <text:p text:style-name="P2" loext:marker-style-name="T19"><text:span text:style-name="T19">27</text:span><text:span text:style-name="T19"/></text:p>
          </table:table-cell>
          <table:covered-table-cell table:style-name="Table9.G12"/>
          <table:covered-table-cell/>
        </table:table-row>
        <table:table-row table:style-name="Table9.13">
          <table:covered-table-cell table:style-name="Table9.A13"/>
          <table:table-cell table:style-name="Table9.H3" office:value-type="string">
            <text:p text:style-name="P2" loext:marker-style-name="T19"><text:span text:style-name="T19">Square Of Total</text:span><text:span text:style-name="T19"/></text:p>
          </table:table-cell>
          <table:table-cell table:style-name="Table9.B2" office:value-type="string">
            <text:p text:style-name="P2" loext:marker-style-name="T19"><text:span text:style-name="T19">900</text:span><text:span text:style-name="T19"/></text:p>
          </table:table-cell>
          <table:table-cell table:style-name="Table9.B2" office:value-type="string">
            <text:p text:style-name="P2" loext:marker-style-name="T19"><text:span text:style-name="T19">676</text:span><text:span text:style-name="T19"/></text:p>
          </table:table-cell>
          <table:table-cell table:style-name="Table9.B2" office:value-type="string">
            <text:p text:style-name="P2" loext:marker-style-name="T19"><text:span text:style-name="T19">625</text:span><text:span text:style-name="T19"/></text:p>
          </table:table-cell>
          <table:table-cell table:style-name="Table9.B2" office:value-type="string">
            <text:p text:style-name="P2" loext:marker-style-name="T19"><text:span text:style-name="T19">729</text:span><text:span text:style-name="T19"/></text:p>
          </table:table-cell>
          <table:covered-table-cell table:style-name="Table9.G13"/>
          <table:covered-table-cell/>
        </table:table-row>
      </table:table>
      <text:p text:style-name="P13" loext:marker-style-name="T8"/>
      <text:p text:style-name="P13" loext:marker-style-name="T8"/>
      <text:p text:style-name="P22">Exp10</text:p>
      <text:p text:style-name="P23" loext:marker-style-name="T8"><draw:frame draw:style-name="fr5" draw:name="Object6" text:anchor-type="char" svg:x="0.0173in" svg:y="-0.0327in" svg:width="7.3764in" svg:height="2.0228in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23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><text:soft-page-break/></text:p>
      <text:p text:style-name="P24" loext:marker-style-name="T8"><draw:frame draw:style-name="fr6" draw:name="Object7" text:anchor-type="char" svg:width="5.2917in" svg:height="1.6484in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><draw:frame draw:style-name="fr5" draw:name="Object9" text:anchor-type="char" svg:x="0.1909in" svg:y="-0.1374in" svg:width="7.139in" svg:height="2.0681in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5"><text:soft-page-break/><text:span text:style-name="T31">exp11</text:span></text:p>
      <text:p text:style-name="P24" loext:marker-style-name="T8"><draw:frame draw:style-name="fr6" draw:name="Object8" text:anchor-type="char" svg:width="6.7161in" svg:height="8.5937in" draw:z-index="16"><draw:object xlink:href="./Object 8" xlink:type="simple" xlink:show="embed" xlink:actuate="onLoad"/><draw:image xlink:href="./ObjectReplacements/Object 8" xlink:type="simple" xlink:show="embed" xlink:actuate="onLoad"/></draw:frame></text:p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13" loext:marker-style-name="T8"/>
      <text:p text:style-name="P24" loext:marker-style-name="T8"/>
      <text:p text:style-name="P24" loext:marker-style-name="T8"><draw:frame draw:style-name="fr7" draw:name="Object4" text:anchor-type="char" svg:x="0.2181in" svg:y="0.0638in" svg:width="6.6402in" svg:height="2.4291in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7" draw:name="Object5" text:anchor-type="char" svg:x="0.248in" svg:y="3.0929in" svg:width="7.1453in" svg:height="2.8764in" draw:z-index="10"><draw:object xlink:href="./Object 5" xlink:type="simple" xlink:show="embed" xlink:actuate="onLoad"/><draw:image xlink:href="./ObjectReplacements/Object 5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ira" svg:font-family="Cambir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2T14:42:00</meta:creation-date>
    <meta:initial-creator>ram</meta:initial-creator>
    <dc:language>en-US</dc:language>
    <meta:print-date>2025-04-24T17:18:14.963151900</meta:print-date>
    <dc:date>2025-04-24T17:22:09.763881600</dc:date>
    <meta:editing-cycles>6</meta:editing-cycles>
    <meta:editing-duration>PT1H49M9S</meta:editing-duration>
    <meta:generator>LibreOffice/25.2.2.2$Windows_X86_64 LibreOffice_project/7370d4be9e3cf6031a51beef54ff3bda878e3fac</meta:generator>
    <meta:printed-by>PDF files</meta:printed-by>
    <meta:document-statistic meta:table-count="9" meta:image-count="0" meta:object-count="8" meta:page-count="11" meta:paragraph-count="829" meta:word-count="870" meta:character-count="2789" meta:non-whitespace-character-count="2740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frac>
        <mn>485.5</mn>
        <mn>36</mn>
      </mfrac>
      <mo stretchy="false">=</mo>
      <mn>13.786</mn>
    </mrow>
    <annotation encoding="StarMath 5.0">{485.5} over {36} = 13.786</annotation>
  </semantics>
</math>
</file>

<file path=Object 2/content.xml><?xml version="1.0" encoding="utf-8"?>
<math xmlns="http://www.w3.org/1998/Math/MathML" display="block">
  <semantics>
    <mrow>
      <mfrac>
        <mn>5313.775</mn>
        <mn>39</mn>
      </mfrac>
      <mo stretchy="false">=</mo>
      <mn>136.251</mn>
    </mrow>
    <annotation encoding="StarMath 5.0">{5313.775} over {39} = 136.251</annotation>
  </semantics>
</math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1.045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exp1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fo:font-size="12pt" style:text-position="super 58%" style:font-name-complex="Aparajita" style:font-size-asian="12pt" style:font-size-complex="12pt"/>
    </style:style>
    <style:style style:name="T3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style:text-position="super 58%" style:font-name-complex="Aparajita" fo:font-size="10pt" style:font-size-asian="10pt" style:font-size-complex="10pt"/>
    </style:style>
    <style:style style:name="T4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  <style:style style:name="T5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super 58%" style:font-name-complex="Arial"/>
    </style:style>
    <style:style style:name="T6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font-name-complex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Default"/>
        <table:table-column table:style-name="co4" table:default-cell-style-name="ce1"/>
        <table:table-row table:style-name="ro1" table:number-rows-repeated="4">
          <table:table-cell table:number-columns-repeated="16"/>
        </table:table-row>
        <table:table-row table:style-name="ro2">
          <table:table-cell table:number-columns-repeated="10"/>
          <table:table-cell table:style-name="ce2"/>
          <table:table-cell table:style-name="ce6"/>
          <table:table-cell table:style-name="ce9" office:value-type="string" calcext:value-type="string">
            <text:p><text:span text:style-name="T1">          Yates Method For 2</text:span><text:span text:style-name="T2">3</text:span><text:span text:style-name="T3">   </text:span><text:span text:style-name="T4">Experiment</text:span></text:p>
          </table:table-cell>
          <table:table-cell table:style-name="ce10" table:number-columns-repeated="2"/>
          <table:table-cell table:style-name="ce11"/>
        </table:table-row>
        <table:table-row table:style-name="ro3">
          <table:table-cell table:number-columns-repeated="10"/>
          <table:table-cell table:style-name="ce3" office:value-type="string" calcext:value-type="string">
            <text:p>Treatment</text:p>
          </table:table-cell>
          <table:table-cell table:style-name="ce4" office:value-type="string" calcext:value-type="string">
            <text:p>Total Yield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SS = [3]</text:span><text:span text:style-name="T5">2</text:span><text:span text:style-name="T6">/32</text:span></text:p>
          </table:table-cell>
        </table:table-row>
        <table:table-row table:style-name="ro3">
          <table:table-cell table:number-columns-repeated="10"/>
          <table:table-cell table:style-name="ce4" office:value-type="string" calcext:value-type="string">
            <text:p>Combination</text:p>
          </table:table-cell>
          <table:table-cell table:style-name="ce7" table:number-columns-repeated="4"/>
          <table:table-cell table:style-name="ce12"/>
        </table:table-row>
        <table:table-row table:style-name="ro3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8" office:value-type="float" office:value="4.49999999999998" calcext:value-type="float">
            <text:p>4.49999999999998</text:p>
          </table:table-cell>
          <table:table-cell table:style-name="ce8" office:value-type="float" office:value="-34.7" calcext:value-type="float">
            <text:p>-34.7</text:p>
          </table:table-cell>
          <table:table-cell table:style-name="ce8" office:value-type="float" office:value="-88.3" calcext:value-type="float">
            <text:p>-88.3</text:p>
          </table:table-cell>
          <table:table-cell table:style-name="ce8" office:value-type="float" office:value="-147.8" calcext:value-type="float">
            <text:p>-147.8</text:p>
          </table:table-cell>
          <table:table-cell table:style-name="ce8" table:formula="of:=[.O8]^2/32" office:value-type="float" office:value="682.65125" calcext:value-type="float">
            <text:p>682.6512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</text:p>
          </table:table-cell>
          <table:table-cell table:style-name="ce8" office:value-type="float" office:value="-39.2" calcext:value-type="float">
            <text:p>-39.2</text:p>
          </table:table-cell>
          <table:table-cell table:style-name="ce8" office:value-type="float" office:value="-53.6" calcext:value-type="float">
            <text:p>-53.6</text:p>
          </table:table-cell>
          <table:table-cell table:style-name="ce8" office:value-type="float" office:value="-59.5" calcext:value-type="float">
            <text:p>-59.5</text:p>
          </table:table-cell>
          <table:table-cell table:style-name="ce8" office:value-type="float" office:value="-50.4" calcext:value-type="float">
            <text:p>-50.4</text:p>
          </table:table-cell>
          <table:table-cell table:style-name="ce8" table:formula="of:=[.O9]^2/32" office:value-type="float" office:value="79.38" calcext:value-type="float">
            <text:p>79.38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b</text:p>
          </table:table-cell>
          <table:table-cell table:style-name="ce8" office:value-type="float" office:value="-13.3" calcext:value-type="float">
            <text:p>-13.3</text:p>
          </table:table-cell>
          <table:table-cell table:style-name="ce8" office:value-type="float" office:value="-26.7" calcext:value-type="float">
            <text:p>-26.7</text:p>
          </table:table-cell>
          <table:table-cell table:style-name="ce8" office:value-type="float" office:value="-70.7" calcext:value-type="float">
            <text:p>-70.7</text:p>
          </table:table-cell>
          <table:table-cell table:style-name="ce8" office:value-type="float" office:value="-25" calcext:value-type="float">
            <text:p>-25</text:p>
          </table:table-cell>
          <table:table-cell table:style-name="ce8" table:formula="of:=[.O10]^2/32" office:value-type="float" office:value="19.53125" calcext:value-type="float">
            <text:p>19.5312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b</text:p>
          </table:table-cell>
          <table:table-cell table:style-name="ce8" office:value-type="float" office:value="-40.3" calcext:value-type="float">
            <text:p>-40.3</text:p>
          </table:table-cell>
          <table:table-cell table:style-name="ce8" office:value-type="float" office:value="-32.8" calcext:value-type="float">
            <text:p>-32.8</text:p>
          </table:table-cell>
          <table:table-cell table:style-name="ce8" office:value-type="float" office:value="20.3" calcext:value-type="float">
            <text:p>20.3</text:p>
          </table:table-cell>
          <table:table-cell table:style-name="ce8" office:value-type="float" office:value="-22.8" calcext:value-type="float">
            <text:p>-22.8</text:p>
          </table:table-cell>
          <table:table-cell table:style-name="ce8" table:formula="of:=[.O11]^2/32" office:value-type="float" office:value="16.245" calcext:value-type="float">
            <text:p>16.24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c</text:p>
          </table:table-cell>
          <table:table-cell table:style-name="ce8" office:value-type="float" office:value="-28.3" calcext:value-type="float">
            <text:p>-28.3</text:p>
          </table:table-cell>
          <table:table-cell table:style-name="ce8" office:value-type="float" office:value="-43.7" calcext:value-type="float">
            <text:p>-43.7</text:p>
          </table:table-cell>
          <table:table-cell table:style-name="ce8" office:value-type="float" office:value="-18.9" calcext:value-type="float">
            <text:p>-18.9</text:p>
          </table:table-cell>
          <table:table-cell table:style-name="ce8" office:value-type="float" office:value="28.8" calcext:value-type="float">
            <text:p>28.8</text:p>
          </table:table-cell>
          <table:table-cell table:style-name="ce8" table:formula="of:=[.O12]^2/32" office:value-type="float" office:value="25.92" calcext:value-type="float">
            <text:p>25.92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c</text:p>
          </table:table-cell>
          <table:table-cell table:style-name="ce8" office:value-type="float" office:value="1.59999999999999" calcext:value-type="float">
            <text:p>1.59999999999999</text:p>
          </table:table-cell>
          <table:table-cell table:style-name="ce8" office:value-type="float" office:value="-27" calcext:value-type="float">
            <text:p>-27</text:p>
          </table:table-cell>
          <table:table-cell table:style-name="ce8" office:value-type="float" office:value="-6.1" calcext:value-type="float">
            <text:p>-6.1</text:p>
          </table:table-cell>
          <table:table-cell table:style-name="ce8" office:value-type="float" office:value="91" calcext:value-type="float">
            <text:p>91</text:p>
          </table:table-cell>
          <table:table-cell table:style-name="ce8" table:formula="of:=[.O13]^2/32" office:value-type="float" office:value="258.78125" calcext:value-type="float">
            <text:p>258.7812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bc</text:p>
          </table:table-cell>
          <table:table-cell table:style-name="ce8" office:value-type="float" office:value="-11.6" calcext:value-type="float">
            <text:p>-11.6</text:p>
          </table:table-cell>
          <table:table-cell table:style-name="ce8" office:value-type="float" office:value="29.9" calcext:value-type="float">
            <text:p>29.9</text:p>
          </table:table-cell>
          <table:table-cell table:style-name="ce8" office:value-type="float" office:value="16.7" calcext:value-type="float">
            <text:p>16.7</text:p>
          </table:table-cell>
          <table:table-cell table:style-name="ce8" office:value-type="float" office:value="12.8" calcext:value-type="float">
            <text:p>12.8</text:p>
          </table:table-cell>
          <table:table-cell table:style-name="ce8" table:formula="of:=[.O14]^2/32" office:value-type="float" office:value="5.12" calcext:value-type="float">
            <text:p>5.12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bc</text:p>
          </table:table-cell>
          <table:table-cell table:style-name="ce8" office:value-type="float" office:value="-21.2" calcext:value-type="float">
            <text:p>-21.2</text:p>
          </table:table-cell>
          <table:table-cell table:style-name="ce8" office:value-type="float" office:value="-9.6" calcext:value-type="float">
            <text:p>-9.6</text:p>
          </table:table-cell>
          <table:table-cell table:style-name="ce8" office:value-type="float" office:value="-39.5" calcext:value-type="float">
            <text:p>-39.5</text:p>
          </table:table-cell>
          <table:table-cell table:style-name="ce8" office:value-type="float" office:value="-56.2" calcext:value-type="float">
            <text:p>-56.2</text:p>
          </table:table-cell>
          <table:table-cell table:style-name="ce8" table:formula="of:=[.O15]^2/32" office:value-type="float" office:value="98.70125" calcext:value-type="float">
            <text:p>98.70125</text:p>
          </table:table-cell>
        </table:table-row>
        <table:table-row table:style-name="ro1" table:number-rows-repeated="104856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11" style:display-name="PageStyle_exp1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1.0346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ta1" style:family="table" style:master-page-name="PageStyle_5f_exp1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fo:font-size="12pt" style:text-position="super 58%" style:font-name-complex="Aparajita" style:font-size-asian="12pt" style:font-size-complex="12pt"/>
    </style:style>
    <style:style style:name="T3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style:text-position="super 58%" style:font-name-complex="Aparajita" fo:font-size="10pt" style:font-size-asian="10pt" style:font-size-complex="10pt"/>
    </style:style>
    <style:style style:name="T4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 table:number-rows-repeated="4">
          <table:table-cell table:number-columns-repeated="24"/>
        </table:table-row>
        <table:table-row table:style-name="ro2">
          <table:table-cell table:number-columns-repeated="18"/>
          <table:table-cell table:style-name="ce2"/>
          <table:table-cell table:style-name="ce7"/>
          <table:table-cell table:style-name="ce11" office:value-type="string" calcext:value-type="string">
            <text:p><text:span text:style-name="T1">     ANOVA Table For 2</text:span><text:span text:style-name="T2">3</text:span><text:span text:style-name="T3">   </text:span><text:span text:style-name="T4">Experiment     </text:span></text:p>
          </table:table-cell>
          <table:table-cell table:style-name="ce12" table:number-columns-repeated="2"/>
          <table:table-cell table:style-name="ce16"/>
        </table:table-row>
        <table:table-row table:style-name="ro3">
          <table:table-cell table:number-columns-repeated="18"/>
          <table:table-cell table:style-name="ce3" office:value-type="string" calcext:value-type="string">
            <text:p>Source Of Variation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MS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abulated F</text:p>
          </table:table-cell>
        </table:table-row>
        <table:table-row table:style-name="ro3">
          <table:table-cell table:number-columns-repeated="18"/>
          <table:table-cell table:style-name="ce4"/>
          <table:table-cell table:style-name="ce8" table:number-columns-repeated="4"/>
          <table:table-cell table:style-name="ce17" office:value-type="percentage" office:value="0.05" calcext:value-type="percentage">
            <text:p>5%</text:p>
          </table:table-cell>
        </table:table-row>
        <table:table-row table:style-name="ro3">
          <table:table-cell table:number-columns-repeated="18"/>
          <table:table-cell table:style-name="ce5" office:value-type="string" calcext:value-type="string">
            <text:p>Blocks</text:p>
          </table:table-cell>
          <table:table-cell table:style-name="ce9" office:value-type="float" office:value="281.97375" calcext:value-type="float">
            <text:p>281.97375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93.99125" calcext:value-type="float">
            <text:p>93.99125</text:p>
          </table:table-cell>
          <table:table-cell table:style-name="ce7" office:value-type="float" office:value="1.820903595" calcext:value-type="float">
            <text:p>1.820903595</text:p>
          </table:table-cell>
          <table:table-cell table:style-name="ce9" office:value-type="float" office:value="3.07" calcext:value-type="float">
            <text:p>3.07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Treatments</text:p>
          </table:table-cell>
          <table:table-cell table:style-name="ce10" office:value-type="float" office:value="503.67875" calcext:value-type="float">
            <text:p>503.6787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1.95410714" calcext:value-type="float">
            <text:p>71.95410714</text:p>
          </table:table-cell>
          <table:table-cell table:style-name="ce15" office:value-type="float" office:value="1.393975422" calcext:value-type="float">
            <text:p>1.393975422</text:p>
          </table:table-cell>
          <table:table-cell table:style-name="ce10" office:value-type="float" office:value="2.49" calcext:value-type="float">
            <text:p>2.49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a</text:p>
          </table:table-cell>
          <table:table-cell table:style-name="ce10" office:value-type="float" office:value="79.38" calcext:value-type="float">
            <text:p>79.3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9.38" calcext:value-type="float">
            <text:p>79.38</text:p>
          </table:table-cell>
          <table:table-cell table:style-name="ce10" office:value-type="float" office:value="1.537838121" calcext:value-type="float">
            <text:p>1.537838121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b</text:p>
          </table:table-cell>
          <table:table-cell table:style-name="ce10" office:value-type="float" office:value="19.53125" calcext:value-type="float">
            <text:p>19.531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.53125" calcext:value-type="float">
            <text:p>19.53125</text:p>
          </table:table-cell>
          <table:table-cell table:style-name="ce10" office:value-type="float" office:value="0.378381215" calcext:value-type="float">
            <text:p>0.378381215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ab</text:p>
          </table:table-cell>
          <table:table-cell table:style-name="ce10" office:value-type="float" office:value="16.245" calcext:value-type="float">
            <text:p>16.2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.245" calcext:value-type="float">
            <text:p>16.245</text:p>
          </table:table-cell>
          <table:table-cell table:style-name="ce10" office:value-type="float" office:value="0.314716305" calcext:value-type="float">
            <text:p>0.314716305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c</text:p>
          </table:table-cell>
          <table:table-cell table:style-name="ce10" office:value-type="float" office:value="25.92" calcext:value-type="float">
            <text:p>25.9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.92" calcext:value-type="float">
            <text:p>25.92</text:p>
          </table:table-cell>
          <table:table-cell table:style-name="ce10" office:value-type="float" office:value="0.502151223" calcext:value-type="float">
            <text:p>0.502151223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ac</text:p>
          </table:table-cell>
          <table:table-cell table:style-name="ce10" office:value-type="float" office:value="258.78125" calcext:value-type="float">
            <text:p>258.781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8.78125" calcext:value-type="float">
            <text:p>258.78125</text:p>
          </table:table-cell>
          <table:table-cell table:style-name="ce10" office:value-type="float" office:value="5.01339974" calcext:value-type="float">
            <text:p>5.01339974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bc</text:p>
          </table:table-cell>
          <table:table-cell table:style-name="ce10" office:value-type="float" office:value="5.12" calcext:value-type="float">
            <text:p>5.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.12" calcext:value-type="float">
            <text:p>5.12</text:p>
          </table:table-cell>
          <table:table-cell table:style-name="ce10" office:value-type="float" office:value="0.099190365" calcext:value-type="float">
            <text:p>0.099190365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4">
          <table:table-cell table:number-columns-repeated="18"/>
          <table:table-cell table:style-name="ce6" office:value-type="string" calcext:value-type="string">
            <text:p>abc</text:p>
          </table:table-cell>
          <table:table-cell table:style-name="ce10" office:value-type="float" office:value="98.70125" calcext:value-type="float">
            <text:p>98.701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8.70125" calcext:value-type="float">
            <text:p>98.70125</text:p>
          </table:table-cell>
          <table:table-cell table:style-name="ce10" office:value-type="float" office:value="1.912150981" calcext:value-type="float">
            <text:p>1.912150981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Error</text:p>
          </table:table-cell>
          <table:table-cell table:style-name="ce10" office:value-type="float" office:value="1083.97625" calcext:value-type="float">
            <text:p>1083.97625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51.61791667" calcext:value-type="float">
            <text:p>51.61791667</text:p>
          </table:table-cell>
          <table:table-cell table:style-name="ce14" table:number-columns-repeated="2"/>
        </table:table-row>
        <table:table-row table:style-name="ro5">
          <table:table-cell table:number-columns-repeated="18"/>
          <table:table-cell table:style-name="ce6" office:value-type="string" calcext:value-type="string">
            <text:p>Total</text:p>
          </table:table-cell>
          <table:table-cell table:style-name="ce5" office:value-type="float" office:value="1869.62875" calcext:value-type="float">
            <text:p>1869.62875</text:p>
          </table:table-cell>
          <table:table-cell table:style-name="ce5" office:value-type="float" office:value="31" calcext:value-type="float">
            <text:p>31</text:p>
          </table:table-cell>
          <table:table-cell table:style-name="ce14" table:number-columns-repeated="3"/>
        </table:table-row>
        <table:table-row table:style-name="ro1" table:number-rows-repeated="104855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11" style:display-name="PageStyle_exp1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b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super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sub 58%"/>
    </style:style>
    <style:style style:name="T8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 table:number-rows-repeated="6">
          <table:table-cell table:number-columns-repeated="11"/>
        </table:table-row>
        <table:table-row table:style-name="ro2">
          <table:table-cell table:number-columns-repeated="2"/>
          <table:table-cell table:style-name="ce23" office:value-type="string" calcext:value-type="string">
            <text:p>Treatments</text:p>
          </table:table-cell>
          <table:table-cell table:style-name="ce27" table:number-columns-repeated="2"/>
          <table:table-cell table:style-name="ce31" office:value-type="string" calcext:value-type="string">
            <text:p>Blocks</text:p>
          </table:table-cell>
          <table:table-cell table:style-name="ce27" table:number-columns-repeated="3"/>
          <table:table-cell table:style-name="ce26" office:value-type="string" calcext:value-type="string">
            <text:p>Treatments</text:p>
          </table:table-cell>
          <table:table-cell table:style-name="ce34" office:value-type="string" calcext:value-type="string" table:number-columns-spanned="1" table:number-rows-spanned="2">
            <text:p><text:span text:style-name="T6">T</text:span><text:span text:style-name="T7">i</text:span><text:span text:style-name="T9">2</text:span>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Combinations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 office:value-type="string" calcext:value-type="string">
            <text:p>IV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VI</text:p>
          </table:table-cell>
          <table:table-cell table:style-name="ce24" office:value-type="string" calcext:value-type="string">
            <text:p><text:span text:style-name="T6">Totals(T</text:span><text:span text:style-name="T7">i</text:span><text:span text:style-name="T8">)</text:span></text:p>
          </table:table-cell>
          <table:covered-table-cell table:style-name="ce34"/>
        </table:table-row>
        <table:table-row table:style-name="ro2"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9" calcext:value-type="float">
            <text:p>-9</text:p>
          </table:table-cell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-47" calcext:value-type="float">
            <text:p>-47</text:p>
          </table:table-cell>
          <table:table-cell table:style-name="ce28" office:value-type="float" office:value="-39" calcext:value-type="float">
            <text:p>-39</text:p>
          </table:table-cell>
          <table:table-cell table:style-name="ce28" table:formula="of:=SUM([.D9:.I9])" office:value-type="float" office:value="-110" calcext:value-type="float">
            <text:p>-110</text:p>
          </table:table-cell>
          <table:table-cell table:style-name="ce28" table:formula="of:=[.J9]^2" office:value-type="float" office:value="12100" calcext:value-type="float">
            <text:p>12100</text:p>
          </table:table-cell>
        </table:table-row>
        <table:table-row table:style-name="ro2">
          <table:table-cell table:number-columns-repeated="2"/>
          <table:table-cell table:style-name="ce25" office:value-type="string" calcext:value-type="string">
            <text:p>n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8" calcext:value-type="float">
            <text:p>38</text:p>
          </table:table-cell>
          <table:table-cell table:style-name="ce28" table:formula="of:=SUM([.D10:.I10])" office:value-type="float" office:value="82" calcext:value-type="float">
            <text:p>82</text:p>
          </table:table-cell>
          <table:table-cell table:style-name="ce28" table:formula="of:=[.J10]^2" office:value-type="float" office:value="6724" calcext:value-type="float">
            <text:p>6724</text:p>
          </table:table-cell>
        </table:table-row>
        <table:table-row table:style-name="ro2">
          <table:table-cell table:number-columns-repeated="2"/>
          <table:table-cell table:style-name="ce25" office:value-type="string" calcext:value-type="string">
            <text:p>s</text:p>
          </table:table-cell>
          <table:table-cell table:style-name="ce28" office:value-type="float" office:value="-14" calcext:value-type="float">
            <text:p>-1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" calcext:value-type="float">
            <text:p>-3</text:p>
          </table:table-cell>
          <table:table-cell table:style-name="ce28" table:formula="of:=SUM([.D11:.I11])" office:value-type="float" office:value="-57" calcext:value-type="float">
            <text:p>-57</text:p>
          </table:table-cell>
          <table:table-cell table:style-name="ce28" table:formula="of:=[.J11]^2" office:value-type="float" office:value="3249" calcext:value-type="float">
            <text:p>3249</text:p>
          </table:table-cell>
        </table:table-row>
        <table:table-row table:style-name="ro2">
          <table:table-cell table:number-columns-repeated="2"/>
          <table:table-cell table:style-name="ce25" office:value-type="string" calcext:value-type="string">
            <text:p>n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SUM([.D12:.I12])" office:value-type="float" office:value="0" calcext:value-type="float">
            <text:p>0</text:p>
          </table:table-cell>
          <table:table-cell table:style-name="ce28" table:formula="of:=[.J12]^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6" office:value-type="string" calcext:value-type="string">
            <text:p>Block</text:p>
          </table:table-cell>
          <table:table-cell table:style-name="ce29" office:value-type="float" office:value="-8" calcext:value-type="float" table:number-columns-spanned="1" table:number-rows-spanned="2">
            <text:p>-8</text:p>
          </table:table-cell>
          <table:table-cell table:style-name="ce29" office:value-type="float" office:value="5" calcext:value-type="float" table:number-columns-spanned="1" table:number-rows-spanned="2">
            <text:p>5</text:p>
          </table:table-cell>
          <table:table-cell table:style-name="ce29" office:value-type="float" office:value="-2" calcext:value-type="float" table:number-columns-spanned="1" table:number-rows-spanned="2">
            <text:p>-2</text:p>
          </table:table-cell>
          <table:table-cell table:style-name="ce29" office:value-type="float" office:value="-4" calcext:value-type="float" table:number-columns-spanned="1" table:number-rows-spanned="2">
            <text:p>-4</text:p>
          </table:table-cell>
          <table:table-cell table:style-name="ce29" office:value-type="float" office:value="-77" calcext:value-type="float" table:number-columns-spanned="1" table:number-rows-spanned="2">
            <text:p>-77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2" office:value-type="string" calcext:value-type="string" table:number-columns-spanned="1" table:number-rows-spanned="2">
            <text:p>G = -85</text:p>
          </table:table-cell>
          <table:table-cell table:style-name="ce33"/>
        </table:table-row>
        <table:table-row table:style-name="ro2">
          <table:table-cell table:number-columns-repeated="2"/>
          <table:table-cell table:style-name="ce24" office:value-type="string" calcext:value-type="string">
            <text:p><text:span text:style-name="T6">Totals(B</text:span><text:span text:style-name="T7">i</text:span><text:span text:style-name="T8">)</text:span></text:p>
          </table:table-cell>
          <table:covered-table-cell table:number-columns-repeated="6" table:style-name="ce30"/>
          <table:covered-table-cell table:style-name="ce32"/>
          <table:table-cell table:style-name="ce33"/>
        </table:table-row>
        <table:table-row table:style-name="ro2">
          <table:table-cell table:number-columns-repeated="2"/>
          <table:table-cell table:style-name="ce25" office:value-type="string" calcext:value-type="string">
            <text:p><text:span text:style-name="T6">B</text:span><text:span text:style-name="T7">i</text:span><text:span text:style-name="T9">2</text:span></text:p>
          </table:table-cell>
          <table:table-cell table:style-name="ce28" table:formula="of:=[.D13]^2" office:value-type="float" office:value="64" calcext:value-type="float">
            <text:p>64</text:p>
          </table:table-cell>
          <table:table-cell table:style-name="ce28" table:formula="of:=[.E13]^2" office:value-type="float" office:value="25" calcext:value-type="float">
            <text:p>25</text:p>
          </table:table-cell>
          <table:table-cell table:style-name="ce28" table:formula="of:=[.F13]^2" office:value-type="float" office:value="4" calcext:value-type="float">
            <text:p>4</text:p>
          </table:table-cell>
          <table:table-cell table:style-name="ce28" table:formula="of:=[.G13]^2" office:value-type="float" office:value="16" calcext:value-type="float">
            <text:p>16</text:p>
          </table:table-cell>
          <table:table-cell table:style-name="ce28" table:formula="of:=[.H13]^2" office:value-type="float" office:value="5929" calcext:value-type="float">
            <text:p>5929</text:p>
          </table:table-cell>
          <table:table-cell table:style-name="ce28" table:formula="of:=[.I13]^2" office:value-type="float" office:value="1" calcext:value-type="float">
            <text:p>1</text:p>
          </table:table-cell>
          <table:table-cell table:style-name="ce33" table:number-columns-repeated="2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2:06:02.7434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1.16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66in" fo:break-before="auto" style:use-optimal-row-height="false"/>
    </style:style>
    <style:style style:name="ro3" style:family="table-row">
      <style:table-row-properties style:row-height="0.3992in" fo:break-before="auto" style:use-optimal-row-height="false"/>
    </style:style>
    <style:style style:name="ro4" style:family="table-row">
      <style:table-row-properties style:row-height="0.3035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per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super 58%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text-position="super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Times New Roman" fo:font-weight="bold" style:text-underline-style="none" style:text-underline-color="font-color" style:text-line-through-type="none" fo:font-style="normal" style:text-outline="false" fo:text-shadow="none" style:font-name-complex="Times New Roman" style:font-weight-asian="bold" style:font-weight-complex="bold" style:font-style-asian="normal" style:font-style-complex="normal" fo:font-size="12pt" style:text-position="super 58%" style:font-size-asian="12pt" style:font-size-complex="12pt"/>
    </style:style>
    <style:style style:name="T9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position="super 58%" style:font-name="Aparajita" fo:font-size="10pt" style:font-name-complex="Aparajita" style:font-size-asian="10pt" style:font-size-complex="10pt"/>
    </style:style>
    <style:style style:name="T10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  <style:style style:name="T11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super 58%" style:font-name-complex="Arial"/>
    </style:style>
    <style:style style:name="T12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font-name-complex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0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8">
          <table:table-cell table:number-columns-repeated="19"/>
        </table:table-row>
        <table:table-row table:style-name="ro2">
          <table:table-cell table:number-columns-repeated="14"/>
          <table:table-cell table:style-name="ce20"/>
          <table:table-cell table:style-name="ce24"/>
          <table:table-cell table:style-name="ce27" office:value-type="string" calcext:value-type="string">
            <text:p><text:span text:style-name="T7">          Yate’s Method For 2</text:span><text:span text:style-name="T8">2</text:span><text:span text:style-name="T9">   </text:span><text:span text:style-name="T10">Experiment</text:span></text:p>
          </table:table-cell>
          <table:table-cell table:style-name="ce28"/>
          <table:table-cell table:style-name="ce29"/>
        </table:table-row>
        <table:table-row table:style-name="ro3">
          <table:table-cell table:number-columns-repeated="14"/>
          <table:table-cell table:style-name="ce21" office:value-type="string" calcext:value-type="string">
            <text:p>Treatment</text:p>
          </table:table-cell>
          <table:table-cell table:style-name="ce25" office:value-type="string" calcext:value-type="string" table:number-columns-spanned="1" table:number-rows-spanned="2">
            <text:p>Total Yield Form</text:p>
            <text:p>All Blocks</text:p>
            <text:p>(2)</text:p>
          </table:table-cell>
          <table:table-cell table:style-name="ce25" office:value-type="string" calcext:value-type="string" table:number-columns-spanned="1" table:number-rows-spanned="2">
            <text:p>(3).</text:p>
          </table:table-cell>
          <table:table-cell table:style-name="ce25" office:value-type="string" calcext:value-type="string" table:number-columns-spanned="1" table:number-rows-spanned="2">
            <text:p>Factorial Effects</text:p>
            <text:p>Totals</text:p>
            <text:p>(4)</text:p>
          </table:table-cell>
          <table:table-cell table:style-name="ce25" office:value-type="string" calcext:value-type="string" table:number-columns-spanned="1" table:number-rows-spanned="2">
            <text:p><text:span text:style-name="T7">SS</text:span></text:p>
            <text:p><text:span text:style-name="T7">(5) = (4)</text:span><text:span text:style-name="T11">2</text:span><text:span text:style-name="T12">/4r</text:span></text:p>
          </table:table-cell>
        </table:table-row>
        <table:table-row table:style-name="ro4">
          <table:table-cell table:number-columns-repeated="14"/>
          <table:table-cell table:style-name="ce22" office:value-type="string" calcext:value-type="string">
            <text:p>Combination</text:p>
            <text:p>(1)</text:p>
          </table:table-cell>
          <table:covered-table-cell table:number-columns-repeated="4" table:style-name="ce25"/>
        </table:table-row>
        <table:table-row table:style-name="ro5">
          <table:table-cell table:number-columns-repeated="14"/>
          <table:table-cell table:style-name="ce23" office:value-type="float" office:value="1" calcext:value-type="float">
            <text:p>1</text:p>
          </table:table-cell>
          <table:table-cell table:style-name="ce26" office:value-type="float" office:value="-110" calcext:value-type="float">
            <text:p>-110</text:p>
          </table:table-cell>
          <table:table-cell table:style-name="ce26" office:value-type="float" office:value="-28" calcext:value-type="float">
            <text:p>-28</text:p>
          </table:table-cell>
          <table:table-cell table:style-name="ce26" office:value-type="float" office:value="-85" calcext:value-type="float">
            <text:p>-85</text:p>
          </table:table-cell>
          <table:table-cell table:style-name="ce26" table:formula="of:=ROUND([.R22]^2/(4*6);6)" office:value-type="float" office:value="301.041667" calcext:value-type="float">
            <text:p>301.041667</text:p>
          </table:table-cell>
        </table:table-row>
        <table:table-row table:style-name="ro5">
          <table:table-cell table:number-columns-repeated="14"/>
          <table:table-cell table:style-name="ce23" office:value-type="string" calcext:value-type="string">
            <text:p>n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-57" calcext:value-type="float">
            <text:p>-57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table:formula="of:=ROUND([.R23]^2/(4*6);6)" office:value-type="float" office:value="2583.375" calcext:value-type="float">
            <text:p>2583.375</text:p>
          </table:table-cell>
        </table:table-row>
        <table:table-row table:style-name="ro5">
          <table:table-cell table:number-columns-repeated="14"/>
          <table:table-cell table:style-name="ce23" office:value-type="string" calcext:value-type="string">
            <text:p>s</text:p>
          </table:table-cell>
          <table:table-cell table:style-name="ce26" office:value-type="float" office:value="-57" calcext:value-type="float">
            <text:p>-57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-29" calcext:value-type="float">
            <text:p>-29</text:p>
          </table:table-cell>
          <table:table-cell table:style-name="ce26" table:formula="of:=ROUND([.R24]^2/(4*6);6)" office:value-type="float" office:value="35.041667" calcext:value-type="float">
            <text:p>35.041667</text:p>
          </table:table-cell>
        </table:table-row>
        <table:table-row table:style-name="ro5">
          <table:table-cell table:number-columns-repeated="14"/>
          <table:table-cell table:style-name="ce23" office:value-type="string" calcext:value-type="string">
            <text:p>n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-135" calcext:value-type="float">
            <text:p>-135</text:p>
          </table:table-cell>
          <table:table-cell table:style-name="ce26" table:formula="of:=ROUND([.R25]^2/(4*6);6)" office:value-type="float" office:value="759.375" calcext:value-type="float">
            <text:p>759.375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2:09:53.03824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57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per 58%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super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Cambria" style:text-position="super 58%"/>
    </style:style>
    <style:style style:name="T6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super 58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1" table:style-name="ta1">
        <table:table-column table:style-name="co1" table:number-columns-repeated="2" table:default-cell-style-name="Default"/>
        <table:table-column table:style-name="co2" table:default-cell-style-name="ce46"/>
        <table:table-column table:style-name="co3" table:default-cell-style-name="ce50"/>
        <table:table-column table:style-name="co3" table:default-cell-style-name="ce47"/>
        <table:table-column table:style-name="co3" table:default-cell-style-name="ce50"/>
        <table:table-column table:style-name="co4" table:default-cell-style-name="ce50"/>
        <table:table-column table:style-name="co5" table:default-cell-style-name="ce47"/>
        <table:table-column table:style-name="co3" table:default-cell-style-name="ce47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2">
          <table:table-cell table:number-columns-repeated="2"/>
          <table:table-cell table:style-name="ce44" office:value-type="string" calcext:value-type="string">
            <text:p>Blocks</text:p>
          </table:table-cell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ii</text:p>
          </table:table-cell>
          <table:table-cell table:style-name="ce46" office:value-type="string" calcext:value-type="string">
            <text:p>iii</text:p>
          </table:table-cell>
          <table:table-cell table:style-name="ce46" office:value-type="string" calcext:value-type="string">
            <text:p>iv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5" office:value-type="string" calcext:value-type="string">
            <text:p>Treatments</text:p>
          </table:table-cell>
          <table:table-cell/>
          <table:table-cell table:style-name="ce50"/>
          <table:table-cell table:number-columns-repeated="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.2" calcext:value-type="float">
            <text:p>47.2</text:p>
          </table:table-cell>
          <table:table-cell table:style-name="ce50" office:value-type="float" office:value="51.2" calcext:value-type="float">
            <text:p>51.2</text:p>
          </table:table-cell>
          <table:table-cell office:value-type="float" office:value="51.1" calcext:value-type="float">
            <text:p>51.1</text:p>
          </table:table-cell>
          <table:table-cell office:value-type="float" office:value="43.2" calcext:value-type="float">
            <text:p>43.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4.7" calcext:value-type="float">
            <text:p>44.7</text:p>
          </table:table-cell>
          <table:table-cell table:style-name="ce50" office:value-type="float" office:value="60.3" calcext:value-type="float">
            <text:p>60.3</text:p>
          </table:table-cell>
          <table:table-cell office:value-type="float" office:value="70.2" calcext:value-type="float">
            <text:p>70.2</text:p>
          </table:table-cell>
          <table:table-cell office:value-type="float" office:value="61.2" calcext:value-type="float">
            <text:p>61.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5.3" calcext:value-type="float">
            <text:p>45.3</text:p>
          </table:table-cell>
          <table:table-cell table:style-name="ce50" office:value-type="float" office:value="55.8" calcext:value-type="float">
            <text:p>55.8</text:p>
          </table:table-cell>
          <table:table-cell office:value-type="float" office:value="57.3" calcext:value-type="float">
            <text:p>57.3</text:p>
          </table:table-cell>
          <table:table-cell office:value-type="float" office:value="52.1" calcext:value-type="float">
            <text:p>52.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</text:p>
          </table:table-cell>
          <table:table-cell office:value-type="float" office:value="62.7" calcext:value-type="float">
            <text:p>62.7</text:p>
          </table:table-cell>
          <table:table-cell table:style-name="ce50" office:value-type="float" office:value="50.2" calcext:value-type="float">
            <text:p>50.2</text:p>
          </table:table-cell>
          <table:table-cell office:value-type="float" office:value="55.3" calcext:value-type="float">
            <text:p>55.3</text:p>
          </table:table-cell>
          <table:table-cell office:value-type="float" office:value="69.3" calcext:value-type="float">
            <text:p>69.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3.4" calcext:value-type="float">
            <text:p>63.4</text:p>
          </table:table-cell>
          <table:table-cell table:style-name="ce50" office:value-type="float" office:value="56.6" calcext:value-type="float">
            <text:p>56.6</text:p>
          </table:table-cell>
          <table:table-cell office:value-type="float" office:value="63.2" calcext:value-type="float">
            <text:p>63.2</text:p>
          </table:table-cell>
          <table:table-cell office:value-type="float" office:value="42.3" calcext:value-type="float">
            <text:p>42.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c</text:p>
          </table:table-cell>
          <table:table-cell office:value-type="float" office:value="45.3" calcext:value-type="float">
            <text:p>45.3</text:p>
          </table:table-cell>
          <table:table-cell table:style-name="ce50" office:value-type="float" office:value="52.3" calcext:value-type="float">
            <text:p>52.3</text:p>
          </table:table-cell>
          <table:table-cell office:value-type="float" office:value="59.8" calcext:value-type="float">
            <text:p>59.8</text:p>
          </table:table-cell>
          <table:table-cell office:value-type="float" office:value="38.2" calcext:value-type="float">
            <text:p>38.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c</text:p>
          </table:table-cell>
          <table:table-cell office:value-type="float" office:value="57.6" calcext:value-type="float">
            <text:p>57.6</text:p>
          </table:table-cell>
          <table:table-cell table:style-name="ce50" office:value-type="float" office:value="47.7" calcext:value-type="float">
            <text:p>47.7</text:p>
          </table:table-cell>
          <table:table-cell office:value-type="float" office:value="55.2" calcext:value-type="float">
            <text:p>55.2</text:p>
          </table:table-cell>
          <table:table-cell office:value-type="float" office:value="48.3" calcext:value-type="float">
            <text:p>48.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c</text:p>
          </table:table-cell>
          <table:table-cell office:value-type="float" office:value="49.3" calcext:value-type="float">
            <text:p>49.3</text:p>
          </table:table-cell>
          <table:table-cell table:style-name="ce50" office:value-type="float" office:value="59.8" calcext:value-type="float">
            <text:p>59.8</text:p>
          </table:table-cell>
          <table:table-cell office:value-type="float" office:value="56.8" calcext:value-type="float">
            <text:p>56.8</text:p>
          </table:table-cell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48"/>
          <table:table-cell table:style-name="ce53"/>
          <table:table-cell table:style-name="ce56" office:value-type="string" calcext:value-type="string">
            <text:p><text:s text:c="45"/>Taking Deviation y = 49.3</text:p>
          </table:table-cell>
          <table:table-cell table:style-name="ce53" table:number-columns-repeated="3"/>
          <table:table-cell table:style-name="ce62"/>
        </table:table-row>
        <table:table-row table:style-name="ro2">
          <table:table-cell table:number-columns-repeated="2"/>
          <table:table-cell office:value-type="string" calcext:value-type="string">
            <text:p>Treatments</text:p>
          </table:table-cell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ii</text:p>
          </table:table-cell>
          <table:table-cell table:style-name="ce46" office:value-type="string" calcext:value-type="string">
            <text:p>iii</text:p>
          </table:table-cell>
          <table:table-cell table:style-name="ce46" office:value-type="string" calcext:value-type="string">
            <text:p>iv</text:p>
          </table:table-cell>
          <table:table-cell table:style-name="ce46" office:value-type="string" calcext:value-type="string">
            <text:p>Treatments(T)</text:p>
          </table:table-cell>
          <table:table-cell table:style-name="ce46" office:value-type="string" calcext:value-type="string">
            <text:p><text:span text:style-name="T4">T</text:span><text:span text:style-name="T5">2</text:span></text:p>
          </table:table-cell>
        </table:table-row>
        <table:table-row table:style-name="ro5">
          <table:table-cell table:number-columns-repeated="4"/>
          <table:table-cell table:style-name="ce50"/>
          <table:table-cell table:number-columns-repeated="2"/>
          <table:table-cell table:style-name="ce50"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formula="of:=49.3-[.D6]" office:value-type="float" office:value="2.09999999999999" calcext:value-type="float">
            <text:p>2.09999999999999</text:p>
          </table:table-cell>
          <table:table-cell table:style-name="ce50" table:formula="of:=49.3-[.E6]" office:value-type="float" office:value="-1.90000000000001" calcext:value-type="float">
            <text:p>-1.90000000000001</text:p>
          </table:table-cell>
          <table:table-cell table:formula="of:=49.3-[.F6]" office:value-type="float" office:value="-1.8" calcext:value-type="float">
            <text:p>-1.8</text:p>
          </table:table-cell>
          <table:table-cell table:formula="of:=49.3-[.G6]" office:value-type="float" office:value="6.09999999999999" calcext:value-type="float">
            <text:p>6.09999999999999</text:p>
          </table:table-cell>
          <table:table-cell table:style-name="ce50" table:formula="of:=ROUND(SUM([.D19:.G19]);4)" office:value-type="float" office:value="4.5" calcext:value-type="float">
            <text:p>4.5</text:p>
          </table:table-cell>
          <table:table-cell table:style-name="ce50" table:formula="of:=[.H19]^2" office:value-type="float" office:value="20.25" calcext:value-type="float">
            <text:p>20.2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table:formula="of:=49.3-[.D7]" office:value-type="float" office:value="4.59999999999999" calcext:value-type="float">
            <text:p>4.59999999999999</text:p>
          </table:table-cell>
          <table:table-cell table:style-name="ce50" table:formula="of:=49.3-[.E7]" office:value-type="float" office:value="-11" calcext:value-type="float">
            <text:p>-11</text:p>
          </table:table-cell>
          <table:table-cell table:formula="of:=49.3-[.F7]" office:value-type="float" office:value="-20.9" calcext:value-type="float">
            <text:p>-20.9</text:p>
          </table:table-cell>
          <table:table-cell table:formula="of:=49.3-[.G7]" office:value-type="float" office:value="-11.9" calcext:value-type="float">
            <text:p>-11.9</text:p>
          </table:table-cell>
          <table:table-cell table:style-name="ce50" table:formula="of:=ROUND(SUM([.D20:.G20]);4)" office:value-type="float" office:value="-39.2" calcext:value-type="float">
            <text:p>-39.2</text:p>
          </table:table-cell>
          <table:table-cell table:style-name="ce50" table:formula="of:=[.H20]^2" office:value-type="float" office:value="1536.64" calcext:value-type="float">
            <text:p>1536.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formula="of:=49.3-[.D8]" office:value-type="float" office:value="4" calcext:value-type="float">
            <text:p>4</text:p>
          </table:table-cell>
          <table:table-cell table:style-name="ce50" table:formula="of:=49.3-[.E8]" office:value-type="float" office:value="-6.5" calcext:value-type="float">
            <text:p>-6.5</text:p>
          </table:table-cell>
          <table:table-cell table:formula="of:=49.3-[.F8]" office:value-type="float" office:value="-8" calcext:value-type="float">
            <text:p>-8</text:p>
          </table:table-cell>
          <table:table-cell table:formula="of:=49.3-[.G8]" office:value-type="float" office:value="-2.8" calcext:value-type="float">
            <text:p>-2.8</text:p>
          </table:table-cell>
          <table:table-cell table:style-name="ce50" table:formula="of:=ROUND(SUM([.D21:.G21]);4)" office:value-type="float" office:value="-13.3" calcext:value-type="float">
            <text:p>-13.3</text:p>
          </table:table-cell>
          <table:table-cell table:style-name="ce50" table:formula="of:=[.H21]^2" office:value-type="float" office:value="176.89" calcext:value-type="float">
            <text:p>176.8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b</text:p>
          </table:table-cell>
          <table:table-cell table:formula="of:=49.3-[.D9]" office:value-type="float" office:value="-13.4" calcext:value-type="float">
            <text:p>-13.4</text:p>
          </table:table-cell>
          <table:table-cell table:style-name="ce50" table:formula="of:=49.3-[.E9]" office:value-type="float" office:value="-0.900000000000006" calcext:value-type="float">
            <text:p>-0.900000000000006</text:p>
          </table:table-cell>
          <table:table-cell table:formula="of:=49.3-[.F9]" office:value-type="float" office:value="-6" calcext:value-type="float">
            <text:p>-6</text:p>
          </table:table-cell>
          <table:table-cell table:formula="of:=49.3-[.G9]" office:value-type="float" office:value="-20" calcext:value-type="float">
            <text:p>-20</text:p>
          </table:table-cell>
          <table:table-cell table:style-name="ce50" table:formula="of:=ROUND(SUM([.D22:.G22]);4)" office:value-type="float" office:value="-40.3" calcext:value-type="float">
            <text:p>-40.3</text:p>
          </table:table-cell>
          <table:table-cell table:style-name="ce50" table:formula="of:=[.H22]^2" office:value-type="float" office:value="1624.09" calcext:value-type="float">
            <text:p>1624.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table:formula="of:=49.3-[.D10]" office:value-type="float" office:value="-14.1" calcext:value-type="float">
            <text:p>-14.1</text:p>
          </table:table-cell>
          <table:table-cell table:style-name="ce50" table:formula="of:=49.3-[.E10]" office:value-type="float" office:value="-7.3" calcext:value-type="float">
            <text:p>-7.3</text:p>
          </table:table-cell>
          <table:table-cell table:formula="of:=49.3-[.F10]" office:value-type="float" office:value="-13.9" calcext:value-type="float">
            <text:p>-13.9</text:p>
          </table:table-cell>
          <table:table-cell table:formula="of:=49.3-[.G10]" office:value-type="float" office:value="7" calcext:value-type="float">
            <text:p>7</text:p>
          </table:table-cell>
          <table:table-cell table:style-name="ce50" table:formula="of:=ROUND(SUM([.D23:.G23]);4)" office:value-type="float" office:value="-28.3" calcext:value-type="float">
            <text:p>-28.3</text:p>
          </table:table-cell>
          <table:table-cell table:style-name="ce50" table:formula="of:=[.H23]^2" office:value-type="float" office:value="800.89" calcext:value-type="float">
            <text:p>800.8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c</text:p>
          </table:table-cell>
          <table:table-cell table:formula="of:=49.3-[.D11]" office:value-type="float" office:value="4" calcext:value-type="float">
            <text:p>4</text:p>
          </table:table-cell>
          <table:table-cell table:style-name="ce50" table:formula="of:=49.3-[.E11]" office:value-type="float" office:value="-3" calcext:value-type="float">
            <text:p>-3</text:p>
          </table:table-cell>
          <table:table-cell table:formula="of:=49.3-[.F11]" office:value-type="float" office:value="-10.5" calcext:value-type="float">
            <text:p>-10.5</text:p>
          </table:table-cell>
          <table:table-cell table:formula="of:=49.3-[.G11]" office:value-type="float" office:value="11.1" calcext:value-type="float">
            <text:p>11.1</text:p>
          </table:table-cell>
          <table:table-cell table:style-name="ce50" table:formula="of:=ROUND(SUM([.D24:.G24]);4)" office:value-type="float" office:value="1.6" calcext:value-type="float">
            <text:p>1.6</text:p>
          </table:table-cell>
          <table:table-cell table:style-name="ce50" table:formula="of:=[.H24]^2" office:value-type="float" office:value="2.56" calcext:value-type="float">
            <text:p>2.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c</text:p>
          </table:table-cell>
          <table:table-cell table:formula="of:=49.3-[.D12]" office:value-type="float" office:value="-8.3" calcext:value-type="float">
            <text:p>-8.3</text:p>
          </table:table-cell>
          <table:table-cell table:style-name="ce50" table:formula="of:=49.3-[.E12]" office:value-type="float" office:value="1.59999999999999" calcext:value-type="float">
            <text:p>1.59999999999999</text:p>
          </table:table-cell>
          <table:table-cell table:formula="of:=49.3-[.F12]" office:value-type="float" office:value="-5.90000000000001" calcext:value-type="float">
            <text:p>-5.90000000000001</text:p>
          </table:table-cell>
          <table:table-cell table:formula="of:=49.3-[.G12]" office:value-type="float" office:value="1" calcext:value-type="float">
            <text:p>1</text:p>
          </table:table-cell>
          <table:table-cell table:style-name="ce50" table:formula="of:=ROUND(SUM([.D25:.G25]);4)" office:value-type="float" office:value="-11.6" calcext:value-type="float">
            <text:p>-11.6</text:p>
          </table:table-cell>
          <table:table-cell table:style-name="ce50" table:formula="of:=[.H25]^2" office:value-type="float" office:value="134.56" calcext:value-type="float">
            <text:p>134.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bc</text:p>
          </table:table-cell>
          <table:table-cell table:formula="of:=49.3-[.D13]" office:value-type="float" office:value="0" calcext:value-type="float">
            <text:p>0</text:p>
          </table:table-cell>
          <table:table-cell table:style-name="ce50" table:formula="of:=49.3-[.E13]" office:value-type="float" office:value="-10.5" calcext:value-type="float">
            <text:p>-10.5</text:p>
          </table:table-cell>
          <table:table-cell table:formula="of:=49.3-[.F13]" office:value-type="float" office:value="-7.5" calcext:value-type="float">
            <text:p>-7.5</text:p>
          </table:table-cell>
          <table:table-cell table:formula="of:=49.3-[.G13]" office:value-type="float" office:value="-3.2" calcext:value-type="float">
            <text:p>-3.2</text:p>
          </table:table-cell>
          <table:table-cell table:style-name="ce50" table:formula="of:=ROUND(SUM([.D26:.G26]);4)" office:value-type="float" office:value="-21.2" calcext:value-type="float">
            <text:p>-21.2</text:p>
          </table:table-cell>
          <table:table-cell table:style-name="ce50" table:formula="of:=[.H26]^2" office:value-type="float" office:value="449.44" calcext:value-type="float">
            <text:p>449.44</text:p>
          </table:table-cell>
        </table:table-row>
        <table:table-row table:style-name="ro2">
          <table:table-cell table:number-columns-repeated="2"/>
          <table:table-cell table:style-name="ce49"/>
          <table:table-cell table:style-name="ce54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Blocks(B)</text:p>
          </table:table-cell>
          <table:table-cell table:formula="of:=SUM([.D19:.D26])" office:value-type="float" office:value="-21.1" calcext:value-type="float">
            <text:p>-21.1</text:p>
          </table:table-cell>
          <table:table-cell table:style-name="ce50" table:formula="of:=SUM([.E19:.E26])" office:value-type="float" office:value="-39.5" calcext:value-type="float">
            <text:p>-39.5</text:p>
          </table:table-cell>
          <table:table-cell table:formula="of:=SUM([.F19:.F26])" office:value-type="float" office:value="-74.5" calcext:value-type="float">
            <text:p>-74.5</text:p>
          </table:table-cell>
          <table:table-cell table:formula="of:=SUM([.G19:.G26])" office:value-type="float" office:value="-12.7" calcext:value-type="float">
            <text:p>-12.7</text:p>
          </table:table-cell>
          <table:table-cell table:style-name="ce50" table:formula="of:=SUM([.H19:.H26])" office:value-type="float" office:value="-147.8" calcext:value-type="float">
            <text:p>-147.8</text:p>
          </table:table-cell>
          <table:table-cell table:style-name="ce50" table:formula="of:=SUM([.I19:.I26])" office:value-type="float" office:value="4745.32" calcext:value-type="float">
            <text:p>4745.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4">B</text:span><text:span text:style-name="T5">2</text:span></text:p>
          </table:table-cell>
          <table:table-cell table:style-name="ce54" table:formula="of:=[.D28]^2" office:value-type="float" office:value="445.210000000001" calcext:value-type="float">
            <text:p>445.210000000001</text:p>
          </table:table-cell>
          <table:table-cell table:style-name="ce54" table:formula="of:=[.E28]^2" office:value-type="float" office:value="1560.25" calcext:value-type="float">
            <text:p>1560.25</text:p>
          </table:table-cell>
          <table:table-cell table:style-name="ce54" table:formula="of:=[.F28]^2" office:value-type="float" office:value="5550.25000000001" calcext:value-type="float">
            <text:p>5550.25000000001</text:p>
          </table:table-cell>
          <table:table-cell table:style-name="ce54" table:formula="of:=[.G28]^2" office:value-type="float" office:value="161.290000000001" calcext:value-type="float">
            <text:p>161.290000000001</text:p>
          </table:table-cell>
          <table:table-cell table:style-name="ce54" table:number-columns-repeated="2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y</text:p>
          </table:table-cell>
          <table:table-cell table:style-name="ce46" office:value-type="string" calcext:value-type="string">
            <text:p><text:span text:style-name="T4">y</text:span><text:span text:style-name="T6">2</text:span></text:p>
          </table:table-cell>
          <table:table-cell table:style-name="ce57"/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<text:span text:style-name="T4">y</text:span><text:span text:style-name="T6">2</text:span></text:p>
          </table:table-cell>
          <table:table-cell table:style-name="ce59" office:value-type="string" calcext:value-type="string">
            <text:p>Grand Total</text:p>
          </table:table-cell>
          <table:table-cell table:style-name="ce63" office:value-type="float" office:value="-147" calcext:value-type="float">
            <text:p>-147</text:p>
          </table:table-cell>
        </table:table-row>
        <table:table-row table:style-name="ro2">
          <table:table-cell table:number-columns-repeated="2"/>
          <table:table-cell table:style-name="ce50" office:value-type="float" office:value="2.09999999999999" calcext:value-type="float">
            <text:p>2.09999999999999</text:p>
          </table:table-cell>
          <table:table-cell table:formula="of:=[.C33]^2" office:value-type="float" office:value="4.40999999999996" calcext:value-type="float">
            <text:p>4.40999999999996</text:p>
          </table:table-cell>
          <table:table-cell/>
          <table:table-cell office:value-type="float" office:value="-1.8" calcext:value-type="float">
            <text:p>-1.8</text:p>
          </table:table-cell>
          <table:table-cell table:formula="of:=[.F33]^2" office:value-type="float" office:value="3.24" calcext:value-type="float">
            <text:p>3.24</text:p>
          </table:table-cell>
          <table:table-cell table:style-name="ce60" office:value-type="string" calcext:value-type="string">
            <text:p>Raw SS</text:p>
          </table:table-cell>
          <table:table-cell table:style-name="ce64" office:value-type="float" office:value="2552.28" calcext:value-type="float">
            <text:p>2552.28</text:p>
          </table:table-cell>
        </table:table-row>
        <table:table-row table:style-name="ro2">
          <table:table-cell table:number-columns-repeated="2"/>
          <table:table-cell table:style-name="ce50" office:value-type="float" office:value="4.59999999999999" calcext:value-type="float">
            <text:p>4.59999999999999</text:p>
          </table:table-cell>
          <table:table-cell table:formula="of:=[.C34]^2" office:value-type="float" office:value="21.1599999999999" calcext:value-type="float">
            <text:p>21.1599999999999</text:p>
          </table:table-cell>
          <table:table-cell/>
          <table:table-cell office:value-type="float" office:value="-20.9" calcext:value-type="float">
            <text:p>-20.9</text:p>
          </table:table-cell>
          <table:table-cell table:formula="of:=[.F34]^2" office:value-type="float" office:value="436.81" calcext:value-type="float">
            <text:p>436.81</text:p>
          </table:table-cell>
          <table:table-cell table:style-name="ce60" office:value-type="string" calcext:value-type="string">
            <text:p>CF</text:p>
          </table:table-cell>
          <table:table-cell table:style-name="ce64" office:value-type="float" office:value="682.65125" calcext:value-type="float">
            <text:p>682.65125</text:p>
          </table:table-cell>
        </table:table-row>
        <table:table-row table:style-name="ro2">
          <table:table-cell table:number-columns-repeated="2"/>
          <table:table-cell table:style-name="ce50" office:value-type="float" office:value="4" calcext:value-type="float">
            <text:p>4</text:p>
          </table:table-cell>
          <table:table-cell table:formula="of:=[.C35]^2" office:value-type="float" office:value="16" calcext:value-type="float">
            <text:p>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[.F35]^2" office:value-type="float" office:value="64" calcext:value-type="float">
            <text:p>64</text:p>
          </table:table-cell>
          <table:table-cell table:style-name="ce60" office:value-type="string" calcext:value-type="string">
            <text:p>Total SS</text:p>
          </table:table-cell>
          <table:table-cell table:style-name="ce64" office:value-type="float" office:value="1869.62875" calcext:value-type="float">
            <text:p>1869.62875</text:p>
          </table:table-cell>
        </table:table-row>
        <table:table-row table:style-name="ro2">
          <table:table-cell table:number-columns-repeated="2"/>
          <table:table-cell table:style-name="ce50" office:value-type="float" office:value="-13.4" calcext:value-type="float">
            <text:p>-13.4</text:p>
          </table:table-cell>
          <table:table-cell table:formula="of:=[.C36]^2" office:value-type="float" office:value="179.56" calcext:value-type="float">
            <text:p>179.56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F36]^2" office:value-type="float" office:value="36" calcext:value-type="float">
            <text:p>36</text:p>
          </table:table-cell>
          <table:table-cell table:style-name="ce60" office:value-type="string" calcext:value-type="string">
            <text:p>SSB</text:p>
          </table:table-cell>
          <table:table-cell table:style-name="ce64" office:value-type="float" office:value="281.97375" calcext:value-type="float">
            <text:p>281.97375</text:p>
          </table:table-cell>
        </table:table-row>
        <table:table-row table:style-name="ro2">
          <table:table-cell table:number-columns-repeated="2"/>
          <table:table-cell table:style-name="ce50" office:value-type="float" office:value="-14.1" calcext:value-type="float">
            <text:p>-14.1</text:p>
          </table:table-cell>
          <table:table-cell table:formula="of:=[.C37]^2" office:value-type="float" office:value="198.81" calcext:value-type="float">
            <text:p>198.81</text:p>
          </table:table-cell>
          <table:table-cell/>
          <table:table-cell office:value-type="float" office:value="-13.9" calcext:value-type="float">
            <text:p>-13.9</text:p>
          </table:table-cell>
          <table:table-cell table:formula="of:=[.F37]^2" office:value-type="float" office:value="193.21" calcext:value-type="float">
            <text:p>193.21</text:p>
          </table:table-cell>
          <table:table-cell table:style-name="ce60" office:value-type="string" calcext:value-type="string">
            <text:p>SST</text:p>
          </table:table-cell>
          <table:table-cell table:style-name="ce64" office:value-type="float" office:value="503.67875" calcext:value-type="float">
            <text:p>503.67875</text:p>
          </table:table-cell>
        </table:table-row>
        <table:table-row table:style-name="ro2">
          <table:table-cell table:number-columns-repeated="2"/>
          <table:table-cell table:style-name="ce50" office:value-type="float" office:value="4" calcext:value-type="float">
            <text:p>4</text:p>
          </table:table-cell>
          <table:table-cell table:formula="of:=[.C38]^2" office:value-type="float" office:value="16" calcext:value-type="float">
            <text:p>16</text:p>
          </table:table-cell>
          <table:table-cell/>
          <table:table-cell office:value-type="float" office:value="-10.5" calcext:value-type="float">
            <text:p>-10.5</text:p>
          </table:table-cell>
          <table:table-cell table:formula="of:=[.F38]^2" office:value-type="float" office:value="110.25" calcext:value-type="float">
            <text:p>110.25</text:p>
          </table:table-cell>
          <table:table-cell table:style-name="ce61" office:value-type="string" calcext:value-type="string">
            <text:p>SSE</text:p>
          </table:table-cell>
          <table:table-cell table:style-name="ce65" office:value-type="float" office:value="1083.97635" calcext:value-type="float">
            <text:p>1083.97635</text:p>
          </table:table-cell>
        </table:table-row>
        <table:table-row table:style-name="ro2">
          <table:table-cell table:number-columns-repeated="2"/>
          <table:table-cell table:style-name="ce50" office:value-type="float" office:value="-8.3" calcext:value-type="float">
            <text:p>-8.3</text:p>
          </table:table-cell>
          <table:table-cell table:formula="of:=[.C39]^2" office:value-type="float" office:value="68.89" calcext:value-type="float">
            <text:p>68.89</text:p>
          </table:table-cell>
          <table:table-cell/>
          <table:table-cell office:value-type="float" office:value="-5.90000000000001" calcext:value-type="float">
            <text:p>-5.90000000000001</text:p>
          </table:table-cell>
          <table:table-cell table:formula="of:=[.F39]^2" office:value-type="float" office:value="34.8100000000001" calcext:value-type="float">
            <text:p>34.810000000000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0" calcext:value-type="float">
            <text:p>0</text:p>
          </table:table-cell>
          <table:table-cell table:formula="of:=[.C40]^2" office:value-type="float" office:value="0" calcext:value-type="float">
            <text:p>0</text:p>
          </table:table-cell>
          <table:table-cell/>
          <table:table-cell office:value-type="float" office:value="-7.5" calcext:value-type="float">
            <text:p>-7.5</text:p>
          </table:table-cell>
          <table:table-cell table:formula="of:=[.F40]^2" office:value-type="float" office:value="56.25" calcext:value-type="float">
            <text:p>56.2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1.90000000000001" calcext:value-type="float">
            <text:p>-1.90000000000001</text:p>
          </table:table-cell>
          <table:table-cell table:formula="of:=[.C41]^2" office:value-type="float" office:value="3.61000000000004" calcext:value-type="float">
            <text:p>3.61000000000004</text:p>
          </table:table-cell>
          <table:table-cell/>
          <table:table-cell office:value-type="float" office:value="6.09999999999999" calcext:value-type="float">
            <text:p>6.09999999999999</text:p>
          </table:table-cell>
          <table:table-cell table:formula="of:=[.F41]^2" office:value-type="float" office:value="37.2099999999999" calcext:value-type="float">
            <text:p>37.209999999999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11" calcext:value-type="float">
            <text:p>-11</text:p>
          </table:table-cell>
          <table:table-cell table:formula="of:=[.C42]^2" office:value-type="float" office:value="121" calcext:value-type="float">
            <text:p>121</text:p>
          </table:table-cell>
          <table:table-cell/>
          <table:table-cell office:value-type="float" office:value="-11.9" calcext:value-type="float">
            <text:p>-11.9</text:p>
          </table:table-cell>
          <table:table-cell table:formula="of:=[.F42]^2" office:value-type="float" office:value="141.61" calcext:value-type="float">
            <text:p>141.6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6.5" calcext:value-type="float">
            <text:p>-6.5</text:p>
          </table:table-cell>
          <table:table-cell table:formula="of:=[.C43]^2" office:value-type="float" office:value="42.25" calcext:value-type="float">
            <text:p>42.25</text:p>
          </table:table-cell>
          <table:table-cell/>
          <table:table-cell office:value-type="float" office:value="-2.8" calcext:value-type="float">
            <text:p>-2.8</text:p>
          </table:table-cell>
          <table:table-cell table:formula="of:=[.F43]^2" office:value-type="float" office:value="7.84" calcext:value-type="float">
            <text:p>7.8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0.900000000000006" calcext:value-type="float">
            <text:p>-0.900000000000006</text:p>
          </table:table-cell>
          <table:table-cell table:formula="of:=[.C44]^2" office:value-type="float" office:value="0.810000000000011" calcext:value-type="float">
            <text:p>0.81000000000001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[.F44]^2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7.3" calcext:value-type="float">
            <text:p>-7.3</text:p>
          </table:table-cell>
          <table:table-cell table:formula="of:=[.C45]^2" office:value-type="float" office:value="53.29" calcext:value-type="float">
            <text:p>53.2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45]^2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3" calcext:value-type="float">
            <text:p>-3</text:p>
          </table:table-cell>
          <table:table-cell table:formula="of:=[.C46]^2" office:value-type="float" office:value="9" calcext:value-type="float">
            <text:p>9</text:p>
          </table:table-cell>
          <table:table-cell/>
          <table:table-cell office:value-type="float" office:value="11.1" calcext:value-type="float">
            <text:p>11.1</text:p>
          </table:table-cell>
          <table:table-cell table:formula="of:=[.F46]^2" office:value-type="float" office:value="123.21" calcext:value-type="float">
            <text:p>123.2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1.59999999999999" calcext:value-type="float">
            <text:p>1.59999999999999</text:p>
          </table:table-cell>
          <table:table-cell table:formula="of:=[.C47]^2" office:value-type="float" office:value="2.55999999999997" calcext:value-type="float">
            <text:p>2.5599999999999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7]^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10.5" calcext:value-type="float">
            <text:p>-10.5</text:p>
          </table:table-cell>
          <table:table-cell table:formula="of:=[.C48]^2" office:value-type="float" office:value="110.25" calcext:value-type="float">
            <text:p>110.25</text:p>
          </table:table-cell>
          <table:table-cell/>
          <table:table-cell office:value-type="float" office:value="-3.2" calcext:value-type="float">
            <text:p>-3.2</text:p>
          </table:table-cell>
          <table:table-cell table:formula="of:=[.F48]^2" office:value-type="float" office:value="10.24" calcext:value-type="float">
            <text:p>10.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1" office:value-type="string" calcext:value-type="string">
            <text:p>Total</text:p>
          </table:table-cell>
          <table:table-cell table:style-name="ce51" table:formula="of:=SUM([.D33:.D48])" office:value-type="float" office:value="847.6" calcext:value-type="float">
            <text:p>847.6</text:p>
          </table:table-cell>
          <table:table-cell table:style-name="ce57"/>
          <table:table-cell table:style-name="ce51" office:value-type="string" calcext:value-type="string">
            <text:p>Total</text:p>
          </table:table-cell>
          <table:table-cell table:style-name="ce51" table:formula="of:=SUM([.G33:.G48])" office:value-type="float" office:value="1704.68" calcext:value-type="float">
            <text:p>1704.6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2"/>
          <table:table-cell table:style-name="ce55"/>
          <table:table-cell table:style-name="ce55" table:formula="of:=[.D49]+[.G49]" office:value-type="float" office:value="2552.28" calcext:value-type="float">
            <text:p>2552.28</text:p>
          </table:table-cell>
          <table:table-cell table:style-name="ce55"/>
          <table:table-cell table:style-name="ce58"/>
          <table:table-cell table:number-columns-repeated="2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7:12:44.61274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1.041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402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per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super 58%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Times New Roman" fo:font-weight="bold" style:text-underline-style="none" style:text-underline-color="font-color" style:text-line-through-type="none" fo:font-style="normal" style:text-outline="false" fo:text-shadow="none" style:font-name-complex="Times New Roman" style:font-weight-asian="bold" style:font-weight-complex="bold" style:font-style-asian="normal" style:font-style-complex="normal" fo:font-size="12pt" style:text-position="super 58%" style:font-size-asian="12pt" style:font-size-complex="12pt"/>
    </style:style>
    <style:style style:name="T7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position="super 58%" style:font-name="Aparajita" fo:font-size="10pt" style:font-name-complex="Aparajita" style:font-size-asian="10pt" style:font-size-complex="10pt"/>
    </style:style>
    <style:style style:name="T8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0" table:style-name="ta1">
        <table:table-column table:style-name="co1" table:number-columns-repeated="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 table:number-rows-repeated="27">
          <table:table-cell table:number-columns-repeated="27"/>
        </table:table-row>
        <table:table-row table:style-name="ro2">
          <table:table-cell table:number-columns-repeated="20"/>
          <table:table-cell table:style-name="ce21"/>
          <table:table-cell table:style-name="ce24"/>
          <table:table-cell table:style-name="ce27" office:value-type="string" calcext:value-type="string">
            <text:p><text:span text:style-name="T5">          ANOVA Table For 2</text:span><text:span text:style-name="T6">2</text:span><text:span text:style-name="T7">   </text:span><text:span text:style-name="T8">Experiment</text:span></text:p>
          </table:table-cell>
          <table:table-cell table:style-name="ce28" table:number-columns-repeated="2"/>
          <table:table-cell table:style-name="ce30"/>
          <table:table-cell table:style-name="ce31"/>
        </table:table-row>
        <table:table-row table:style-name="ro3">
          <table:table-cell table:number-columns-repeated="20"/>
          <table:table-cell table:style-name="ce22" office:value-type="string" calcext:value-type="string" table:number-columns-spanned="1" table:number-rows-spanned="2">
            <text:p>Source Of</text:p>
            <text:p>Variation</text:p>
          </table:table-cell>
          <table:table-cell table:style-name="ce25" office:value-type="string" calcext:value-type="string" table:number-columns-spanned="1" table:number-rows-spanned="2">
            <text:p>df</text:p>
          </table:table-cell>
          <table:table-cell table:style-name="ce25" office:value-type="string" calcext:value-type="string" table:number-columns-spanned="1" table:number-rows-spanned="2">
            <text:p>SS</text:p>
          </table:table-cell>
          <table:table-cell table:style-name="ce25" office:value-type="string" calcext:value-type="string" table:number-columns-spanned="1" table:number-rows-spanned="2">
            <text:p>MSS</text:p>
          </table:table-cell>
          <table:table-cell table:style-name="ce25" office:value-type="string" calcext:value-type="string" table:number-columns-spanned="1" table:number-rows-spanned="2">
            <text:p>Variance</text:p>
            <text:p>Ratio(F)</text:p>
          </table:table-cell>
          <table:table-cell table:style-name="ce25" office:value-type="string" calcext:value-type="string" table:number-columns-spanned="1" table:number-rows-spanned="2">
            <text:p>Tabulated</text:p>
            <text:p>5%</text:p>
          </table:table-cell>
          <table:table-cell table:style-name="ce25" office:value-type="string" calcext:value-type="string" table:number-columns-spanned="1" table:number-rows-spanned="2">
            <text:p>Tabulated</text:p>
            <text:p>1%</text:p>
          </table:table-cell>
        </table:table-row>
        <table:table-row table:style-name="ro4">
          <table:table-cell table:number-columns-repeated="20"/>
          <table:covered-table-cell table:style-name="ce22" office:value-type="string" calcext:value-type="string">
            <text:p>Combination</text:p>
            <text:p>(1)</text:p>
          </table:covered-table-cell>
          <table:covered-table-cell table:number-columns-repeated="6" table:style-name="ce25"/>
        </table:table-row>
        <table:table-row table:style-name="ro4">
          <table:table-cell table:number-columns-repeated="20"/>
          <table:table-cell table:style-name="ce23" office:value-type="string" calcext:value-type="string">
            <text:p>Blocks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08.708" calcext:value-type="float">
            <text:p>1208.708</text:p>
          </table:table-cell>
          <table:table-cell table:style-name="ce26" office:value-type="float" office:value="241.7416" calcext:value-type="float">
            <text:p>241.7416</text:p>
          </table:table-cell>
          <table:table-cell table:style-name="ce26" office:value-type="float" office:value="1.37277" calcext:value-type="float">
            <text:p>1.37277</text:p>
          </table:table-cell>
          <table:table-cell table:style-name="ce26" office:value-type="float" office:value="2.9" calcext:value-type="float">
            <text:p>2.9</text:p>
          </table:table-cell>
          <table:table-cell table:style-name="ce26" office:value-type="float" office:value="4.556" calcext:value-type="float">
            <text:p>4.556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Treatments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377.792" calcext:value-type="float">
            <text:p>3377.792</text:p>
          </table:table-cell>
          <table:table-cell table:style-name="ce26" office:value-type="float" office:value="1125.93067" calcext:value-type="float">
            <text:p>1125.93067</text:p>
          </table:table-cell>
          <table:table-cell table:style-name="ce26" office:value-type="float" office:value="6.3938" calcext:value-type="float">
            <text:p>6.3938</text:p>
          </table:table-cell>
          <table:table-cell table:style-name="ce26" office:value-type="float" office:value="3.2874" calcext:value-type="float">
            <text:p>3.2874</text:p>
          </table:table-cell>
          <table:table-cell table:style-name="ce26" office:value-type="float" office:value="5.417" calcext:value-type="float">
            <text:p>5.417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N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2583.375" calcext:value-type="float">
            <text:p>2583.375</text:p>
          </table:table-cell>
          <table:table-cell table:style-name="ce26" office:value-type="float" office:value="14.67" calcext:value-type="float">
            <text:p>14.67</text:p>
          </table:table-cell>
          <table:table-cell table:style-name="ce26" office:value-type="float" office:value="4.5431" calcext:value-type="float">
            <text:p>4.5431</text:p>
          </table:table-cell>
          <table:table-cell table:style-name="ce26" office:value-type="float" office:value="8.683" calcext:value-type="float">
            <text:p>8.683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35.0416667" calcext:value-type="float">
            <text:p>35.0416667</text:p>
          </table:table-cell>
          <table:table-cell table:style-name="ce26" office:value-type="float" office:value="0.19899" calcext:value-type="float">
            <text:p>0.19899</text:p>
          </table:table-cell>
          <table:table-cell table:style-name="ce26" office:value-type="float" office:value="4.5431" calcext:value-type="float">
            <text:p>4.5431</text:p>
          </table:table-cell>
          <table:table-cell table:style-name="ce26" office:value-type="float" office:value="8.683" calcext:value-type="float">
            <text:p>8.683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N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759.375" calcext:value-type="float">
            <text:p>759.375</text:p>
          </table:table-cell>
          <table:table-cell table:style-name="ce26" office:value-type="float" office:value="4.31225" calcext:value-type="float">
            <text:p>4.31225</text:p>
          </table:table-cell>
          <table:table-cell table:style-name="ce26" office:value-type="float" office:value="4.5431" calcext:value-type="float">
            <text:p>4.5431</text:p>
          </table:table-cell>
          <table:table-cell table:style-name="ce26" office:value-type="float" office:value="8.683" calcext:value-type="float">
            <text:p>8.683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Erro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641.458" calcext:value-type="float">
            <text:p>2641.458</text:p>
          </table:table-cell>
          <table:table-cell table:style-name="ce26" office:value-type="float" office:value="176.0972" calcext:value-type="float">
            <text:p>176.0972</text:p>
          </table:table-cell>
          <table:table-cell table:style-name="ce29" table:number-columns-repeated="3"/>
        </table:table-row>
        <table:table-row table:style-name="ro4">
          <table:table-cell table:number-columns-repeated="20"/>
          <table:table-cell table:style-name="ce23" office:value-type="string" calcext:value-type="string">
            <text:p>Totals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7227.9583" calcext:value-type="float">
            <text:p>7227.9583</text:p>
          </table:table-cell>
          <table:table-cell table:style-name="ce29" table:number-columns-repeated="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2:26:39.29269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